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row table:style-name="ro1">
          <table:table-cell office:value-type="string" calcext:value-type="string">
            <text:p>Eu MARIA DA SILVA, possuo um seguro auto na ZURIC seguros, apolice: 3333333333 No dia 33/33/3333 meu veiculo colidiu com outro veiculo, onde o condutor do meu veiculo assumiu a culpa pelo acidente. Foi aberto um sinistro sob o numero 33.33.333333.33(segurado) e outro para o terceiro (33.33.333333.33). Ocorre que, apos todo processo de reguralação do sinsitro, a seguradora indentificou perda total do veiculo do terceiro avaliado em R$333.333,33 reais. Toda via o limite maximo de indenização contratado na apolice para danos a terceiros é de R$33.333,33 reais. Ocorre que, a seguradora no dia 33/33/3333 apos mais de 33 dias da abertura do sisnistro ofereceu ao terceiro uma proposta de acordo de R$33.333,33 reais e o terceiro ficaria com o veiculo, ocorre que tal valor nao cobre nem 3/3 do conserto do veiculo pois, o orçamento inicial foi de R$333.333,33 reais. Diante de tal, como segurada e contratante dum seguro, realizo essa reclamação com a finalidade de denuciar a pratica ilegal da seguradora em negar repassar ao terceiro o valor total que foi contratado na apolice, visando o fim do processo de sisnistro. A de se levar com conta que, a CIA estaria obrigada pela apolice, indenizar ate o limite maximo contida no bilhete/contrato de seguro e nao esta cumprindo. Tal posicionamento da Seguradora evitaria uma possivel judicialização com demandas judiciais tanto para CIA quanto para mim como segurada. Nestes termos é o registro da denuncia.Salvador 33 de janeiro de 3333</text:p>
          </table:table-cell>
        </table:table-row>
        <table:table-row table:style-name="ro1">
          <table:table-cell office:value-type="string" calcext:value-type="string">
            <text:p>gostaria de fazer uma reclamação sobre a bradesco seguros pois tive uma caminhão roubado e era segurado por essa empresa de seguros, apos solicitarem os documentos para <text:s/>indenização foi acionado uma analise especial onde segundo informação teria o prazo de 33 dias, onde esse prazo se encerrou no inicio do mês de janeiro, e ate o presente momento não obtive resposta do banco na questão da indenização, e quando ligo para o mesmo nem a analista não sabe informar o que esta acontecendo com o referido sinistro, gostaria de providencias a respeito </text:p>
          </table:table-cell>
        </table:table-row>
        <table:table-row table:style-name="ro1">
          <table:table-cell office:value-type="string" calcext:value-type="string">
            <text:p>Prezados(as), bom dia.Sou Ivan - (33) 3 3333 3333 Estou tentando contato via telefone 3333-3333333 com a SUSEP, porém, em sucesso. Nunca completa a ligação. Necessito de esclarecimentos sobre os deveres da minha seguradora no que se refere ao seguro do meu veiculo.Seguradora tercerizou os serviços de pequenos reparos, e está me obrigando a fazer reparos em oficina credenciada a ela. Preciso saber se estou limitado às oficinas credenciadas ou tenho direito de levar em oficina de minha confiança.No agaurdo de orientaçõesGratoAt.te Ivan </text:p>
          </table:table-cell>
        </table:table-row>
        <table:table-row table:style-name="ro1">
          <table:table-cell office:value-type="string" calcext:value-type="string">
            <text:p>Assunto: Prazo, para o conserto do veículo, extrapolado.Meu veículo sofreu calço hidráulico/mecânico (enchente) dia 33 de novembro de 3333. A liberação do serviço pela seguradora ocorreu em 33 de dezembro de 3333. Como o bloco do motor quebrou, entre outras avarias, a informação recebida foi que a seguradora compraria um motor novo (original) para a execução do serviço na oficina mecânica de minha confiança. Ao retornar das festas de fim de ano, dia 33 de janeiro, fui averiguar com meu mecânico a situação do conserto e ele informou que a seguradora não estava encontrando o motor porque a FORD fechou a fábrica de automóveis e motores no Brasil .Já se passaram quase 3 meses e, na verdade, a seguradora ficou "enrolando" o L (meu mecânico) porque, desde dezembro, sempre que ele entrava em contato para saber se já tinham o motor (de acordo com o vistoriador o motor seria comprado pela seguradora) a informação que ele recebia era que o motor "estava sendo providenciado". Como "estava sendo providenciado" se a FORD não está mais disponibilizando esse tipo de motor, em território nacional? Sei disso porque meu irmão conversou com o sr. B, responsável pelo departamento de peças da FORD Caoa (Av. Dr. Gastão Vidigal, 3333 - Vila Leopoldina) que, mesmo sabendo que não conseguiria o motor, ainda fez alguns contatos para tentar nos ajudar; além disso, ele comentou que todas as seguradoras sabem que, dependendo do modelo e ano do carro, não é possível mais encontrar as peças FORD no Brasil; ele também disse que é muito arriscado comprar um motor que não foi adquirido diretamente de uma concessionária ou autorizada FORD porque seria como adquirir uma "bomba relógio" (a qualquer instante poderá ou não lhe deixar na mão).Eu "adoro" o meu Focus mas não aceitarei um conserto sem peças "originais" pois dependo do carro para atividades diárias e não posso correr riscos enquanto eu estiver dirigindo principalmente porque sabemos que, dependendo do lugar (assaltos), há risco de perder a vida.Com relação à retífica do motor, de modo geral, "retificar o motor significa desmontar o cabeçote e o bloco do motor para substituir itens que podem estar desgastados, como é o caso de anéis, pistões e bronzinas", só que no caso do meu carro isso torna-se inviável uma vez que, de acordo com a própria foto que o L enviou à seguradora e a constatação do vistoriador (ele foi 3 vezes à oficina), o bloco do meu carro não pode ser recuperado porque ele "quebrou" próximo do sensor de pressão do óleo; além disso, o cabeçote e partes internas do motor também sofreram avarias. Até onde sei, a "retífica completa" é feita quando o motor original é retirado para a devida usinagem e substituição de algumas peças; como isso poderá ser feito no caso do meu carro se o bloco do motor está quebrado e praticamente todas as peças internas do motor estão comprometidas?Outro agravante é que como o carro esta todo molhado por baixo, o mofo está afetando totalmente o interior do meu veículo; o L abre as portas dele todos os dias mas isso não está fazendo efeito.Dia 33 de fevereiro, enviei a seguinte mensagem à HDI:"À HDIPrezados srs.,Tenho alguns pontos a serem esclarecidos referentes ao sinistro 333333333333333:3) Ontem conversei com o L, meu mecânico, e fui informada que, além do motor, todos os componentes eletrônicos do veículo com certeza foram comprometidos (é questão de tempo para ocasionarem problemas) e, de acordo com ele, isso também foi comunicado à HDI. Portanto, com exceção dos pneus e da carcaça (lataria), todo o resto do carro está danificado.3) Com relação à limpeza do veículo, foi esclarecido pela SELECTO (cartão abaixo) que a limpeza deveria ter sido feita, no máximo, até uma semana após o sinistro porque, com tanto tempo "mofando" (mais de 3 meses), além do serviço de limpeza e higienização ser mais caro (toda a parte interior do veículo deverá ser desmontada), a SELECTO não poderá também dar garantia.3) Consultei também um despachante para obter informações relativas à gravação do chassis no bloco, "se" um "novo motor" fosse recolocado. Ele informou que esse serviço deve ser feito via Poupatempo e que leva, se toda documentação estiver correta, de 3 a 3 meses e suponho que isso também ficaria a cargo da HDI. Mas a questão é que já estou há mais de 3 meses sem carro e dependo dele para tudo! Portanto, é inviável a colocação de um outro motor se eu tiver que ficar todo esse tempo sem automóvel; ou a seguradora acha que ficarei circulando sem a devida documentação por 3 meses ou mais???3) Considerando que é um caso "atípico", já que a FORD não está mais no Brasil, não posso correr riscos com soluções "meia boca" que, obviamente, beneficiam a seguradora mas que, por outro lado, sem dúvida, irão causar graves problemas ao meu veículo pois é uma questão de tempo.Assim sendo, diante dos pontos acima descritos, eu não aceitarei o conserto do veículo porque, de uma maneira ou de outra, é fato que ele não ficará em perfeitas condições (como estava antes do sinistro) além de todos os problemas burocráticos com relação à documentação. Em outras palavras, minha segurança não pode ser negligenciada em hipótese alguma!Creio que, acima de tudo, deve prevalecer o "bom senso". Portanto, se a seguradora não admitir a perda total serei obrigada a procurar os órgãos de defesa do consumidor ou para os devidos trâmites, o que provavelmente incidirá em mais gastos para a seguradora e um desgaste desnecessário para ambas as partes. Espero realmente que não seja necessário chegar a esse ponto.Atenciosamente,"Se o prazo das seguradores é de 33 dias, após a liberação dos serviços, o que devo fazer? A Seguradora disse que devo ter paciência... até quando??? Preciso do carro para "ontem" <text:s/>e dependo dele para tudo!Por gentileza, preciso muito de uma orientação e ajuda!Grata,E</text:p>
          </table:table-cell>
        </table:table-row>
        <table:table-row table:style-name="ro1">
          <table:table-cell office:value-type="string" calcext:value-type="string">
            <text:p>Estou com Sinistro nº 333333333 (automotivo) aberto junto a Allianz Brasil Seguros, desde 33/33, com processo parado (sem autorização) desde 33/33.esse é um plano de seguro registrado na apólice SUSEP 333333333A333333333, ao qual me sinto lesado pela seguradora que não cumpre os prazos para aprovação do reparo.solicito apoio a SUSEP para notificação do caso e possível apoio na resolução.</text:p>
          </table:table-cell>
        </table:table-row>
        <table:table-row table:style-name="ro1">
          <table:table-cell office:value-type="string" calcext:value-type="string">
            <text:p>em 33/33/33 tivemos um sinistro veicular, acionada a seguradora Tokio Marine, sob o número 3333333 (aviso de sinistro) pela apólice que assegura livre escolha nas oficinas, desde então, estamos tentando aprovação dos serviços, reparos e substituição das peças avariadas, porém a seguradora não está cumprindo com o que tem no contrato. Mesmo cobrando incansavelmente, não estamos tendo o apoio que nos é de direito.Já protocolamos pedido de reconsideração e a seguradora não nos dá um posicionamento concreto. o prazo para aprovação era dia 33/33 e hoje recebemos mensagem que aguardasse mais um pouco.</text:p>
          </table:table-cell>
        </table:table-row>
        <table:table-row table:style-name="ro1">
          <table:table-cell office:value-type="string" calcext:value-type="string">
            <text:p>prezados,a companhia de seguros HDI SEGUROS se negou a pagar o premio de seguro decorrente de acidente de trânsito de um segurado.sua alegação é porque o veículo de terceiro tinha multa e ipva atrasados, e, seu regulamento interno não permite a indenização do sinistro.Prezados,A companhia de seguros é mero ator do setor de serviços, e, não pode legislar em questões de trânsito. e, por outro lado, houve o sinistro. o segurado já assumiu o dolo e quer pagar a indenização e HDI SE recusa. assim, venho denunciar a conduta ilegal da seguradora HDI SA ao não pagamento do sinistro, e, concomitantemente solicitar o apoio da legislação que ampara ao terceiro prejudicado e interessado.obrigadoGERALDO</text:p>
          </table:table-cell>
        </table:table-row>
        <table:table-row table:style-name="ro1">
          <table:table-cell office:value-type="string" calcext:value-type="string">
            <text:p>Minha reclamação é a respeito da Allianz Seguros, pois estou desde agosto pedido um laudo para resolver um problema de venda do meu carro e segundo o laudo feito pela concessionária foi reprovado, então liguei para o meu corretor notificando e disseram que iriam fazer uma vistoria de qualidade... Isso demorou até vender o carro e não fizeram como deveria e me deram um laudo de boca falando que estava em bom estado... Ou seja passando de um para outro e não resolvendo e por fim pegaram as foto do laudo atual e avaliaram da forma que acharam melhor... eles não tem laudo das fotos e protocolo de serviço.Complementando a falta de comprometimento dos funcionários envolvidos que não passaram o problema para frente... A assessoria deu por encerrada, mas não dando provas e sim e-mails... Ou seja sem documentação nenhuma, porque não fizeram o que deveria ter feito, então tentaram resolver da forma que melhor seria para eles... De uma maneira confortável!!!!Essas manobras internas na qual esse pessoal decide entre eles acabou prejudicando eu como cliente... Decisões arbitrárias... e descabidas.Aguardo Orientação.</text:p>
          </table:table-cell>
        </table:table-row>
        <table:table-row table:style-name="ro1">
          <table:table-cell office:value-type="string" calcext:value-type="string">
            <text:p>TENHO UM SEGURO AZUL SEGURADORA, A SEGURADORA ENVIOU MEU CARRO PARA UMA OFICINA QUE FIQUEI 3 HORAS NO SOL PARA NO FINAL FALAR QUE NAO TINHA VAGA PARA CONSERTAR MEU VEICULO. PLACA LQL 3333 PASSEI MAL PELO CALOR DO RIO. HOJE NEM SEI ONDE TA O CARRO O QUE ACONTECEU. AINDA PAGUEI NO SEGURO CARRO RESERVA QUE DIZEM QUE NAO TENHO DIREITO ATE ACHAREM OFICINA PARA MEU CARRO. OU SEJA PAGUEI UM SEGURO COM SACRIFICIO E ATE AGORA NAO SEI ONDE TA O CARRO, SE FOI VISTORIADO E AINDA TENHO NEGADO O CARRO RESERVA QUE PAGUEI NA APOLICE SINISTRO NUMERO 3333333333. FIQUEI NO SOL NA OFICINA AIRBRUSH SEM AO MENOS TER UMA AGUA POR DUAS HORAS PARA SIMPLESMENTE FALAR AO FINAL QUE NAO TEM VAGA PARA MEU CARRO MUITO MENOS VISTORIA NEM CARRO RESERVA PAGUEI E SUMIRAM COM MEU CARRO BATIDO</text:p>
          </table:table-cell>
        </table:table-row>
        <table:table-row table:style-name="ro1">
          <table:table-cell office:value-type="string" calcext:value-type="string">
            <text:p>Foi aberto um sinistro através da seguradora Suhai e estou tendo problema com o agendamento da vistoria do meu veiculo, estou desde o dia 33/33/3333 tentando contato para saber sobre informações mas não tenho retorno, só é dito que foi passado para o analista e o mesmo tem o prazo de 3 dias uteis para atender a solicitação, mas já estamos no dia 33 e até o momento não tenho retorno nenhum da seguradora.Segue as datas das ligações, os protocolos de atendimento e o nome dos atendentes:Protocolo de atendimento 33/33/3333: 33333333 (Gleice)Protocolo de atendimento 33/33/3333: 33333333 (Mark)Protocolo de atendimento 33/33/3333: 33333333 (Gabriela)Protocolo de atendimento 33/33/3333: 33333333 (Daiane)Protocolo de atendimento 33/33/3333: 33333333 (Franciele)</text:p>
          </table:table-cell>
        </table:table-row>
        <table:table-row table:style-name="ro1">
          <table:table-cell office:value-type="string" calcext:value-type="string">
            <text:p>Boa noite, tive um acidente de moto e fui acionar meu seguro só que me falaram que não cobria. <text:s/>Minha apólice 3 33333. Gostaria de mais informações. </text:p>
          </table:table-cell>
        </table:table-row>
        <table:table-row table:style-name="ro1">
          <table:table-cell office:value-type="string" calcext:value-type="string">
            <text:p>Me acidentei com meu veiculo e solicitei o reparo via seguradora em 33/33/3333. Ao abrir o sinistro, o veiculo foi colocado em posse da Porto Seguro no mesmo dia, e remetido a sua oficina conveniada no dia seguinte, 33/33/3333. Pois bem, o acidente foi frontal e avariou mais sua funilaria. Após o acidente, o carro permaneceu com seus faróis acesos, mostrando que não foi tão abalroado com a batida, tendo um funcionamento de motor, tanto que foi colocado até o guincho se movendo. Não houve vazamentos. Acontece que o veiculo levou quase dois meses somente pra terminar o orçamento, e agora que "concluído os reparos" (pouco mais de 3 meses) foi rejeitado na vistoria de qualidade, pois apresentou uma luz acessa em seu painel. Destaco que em primeiro momento foi rejeitado o reparo desse problema identificado na luz, no entanto ao recorrer aprovaram o reparo. Com essa nova necessidade de reparo, a peça está prevista para chegar somente no final desse mês (fevereiro), dia 33 (conforme informação obtida pela própria seguradora). Nesse sentido, o veiculo levará cerca de 3 meses para ser consertado, isto se realmente com essa peça ele vier a ser aprovado no teste de qualidade. Saliento que a batida não foi tão agressiva, pois levei as fotos a 3 oficinas para avaliarem, e ambas me disseram que seria um conserto de 3 a 3 semanas, com serviço bem feito. Levei até para um amigo da família que não tem nenhum interesse nisso, que trabalhou diversos anos em conserto de veículos, no entanto hoje trabalha em outro segmento, e o mesmo confirmou essa informação.Minha chateação está na demora, pois já são mais de 3 meses sem meu transporte, tendo que desembolsar uber, taxi, transporte público e até me privando de sair, tendo em vista a falta do meu veiculo. Ressalto que a primeira expectativa de conclusão dos reparos foi a primeira quinzena de dezembro, depois postergado pra segunda quinzena de dezembro, depois pra primeira de janeiro... e até agora sem conclusão. Vejo necessário destacar que tentei retirar o veiculo da oficina na época do orçamento, pois lembro que em contato com a oficina, fui informado que tinham mais de 333 caros para consertar, e por isso a demora. Como que a seguradora me orienta a deixar com eles, sabendo que eles estão com uma demanda gigantesca, e ainda impedem a retirada do veiculo para um de minha confiança que agilizaria todo esse conserto. Em observação vejo necessário mencionar que na época do orçamento me dispuseram um veiculo por 33 dias, isso aliviou, mas não cessou a demora ou morosidade do conserto, além de demonstrar a confirmação de que realmente concordam com a morosidade.Pois bem, hoje fazem 333 dias que estou sem meu veiculo, por uma batida que destaco - não foi tão prejudicial - demonstrando dessa forma que a morosidade da Porto é gigantesca e absurda.Já falei diversas vezes com sac, ouvidoria, e concluo uma coisa, a Porto Seguro não é mais uma seguradora de excelência, apesar de seu valor ser 3x mais que outras do seguimento, sua qualidade e auxílio caíram, se comparados ao que eram a anos atrás. Saliento, meu carro é um carro comum, hb33, não é um importado que demande tanta demora. Deixo aqui meu relato de total chateação e indignação, e friso, hoje 33/33/3333 completam 333 dias. Att., G e F - sinistro: 3333333333333 - Porto Seguro - Código de Registroda Seguradora: 33333.</text:p>
          </table:table-cell>
        </table:table-row>
        <table:table-row table:style-name="ro1">
          <table:table-cell office:value-type="string" calcext:value-type="string">
            <text:p>Fale aquiQue possuía <text:s/>dois seguros com TOKIO MARINE Apólice 3333/33333333 CI33333333333333 Bônus 3 FIAT MOBI Placas LMO3C33, e Apólice 33333333 <text:s/>CI 33333333333333 Bônus 3. Tendo em ambas pago 33% do valor do seguros, e que devido furto do cartão de credito o mesmo foi bloqueado, e <text:s/>foi enviado ao corretor CORRETORA <text:s/>DE SEGUROS E CONSULTORIA CÓD.SUSEP 333333333 OS DADOS DO NOVO CARTÃO PARA COBRANÇA, ocorre que desconhece do porque não foi realizado o registro junto a seguradora, posteriormente <text:s/>a corretora enviou boletos de cobrança os quais o código para pagamento sempre apresentava inconsistência não sendo possível realizar o pagamento. A segurada nunca se negou a pagar havendo registro das inúmeras tentativasNão obstante os fatos narrados <text:s/>a segurada possui seguro <text:s/>numa <text:s/>apólice cerca de 3 anos <text:s/>e na outra 3 anos , com pagamentos em dia, e nunca se negou a pagar as atuais apólices, tendo realizado diversas tentativas para efetuar nos pagamentos.Não se observou junto a corretora e nem a seguradora esforços em sanar as questões e de forma unilateral retirou os bônus <text:s/>relativos ao perfil da segurada, trazendo grande prejuízo financeiro e deixando descoberto o bem , pois os valores de renovação cobrados são incompatíveis com a fidelização e perfil da segurada, . Sendo a segurada Silvia Helena idosa de 33 anos que necessita do veículo para buscar recursos médicos. A ação da seguradora em muito prejudica a segurada não tendo levada em conta a fidelidade da mesma durante 3 anos com pagamos em dia.Solicita a requerente que seja concedido meios para regularização e restauração dos direitos adquiridos devido os anos de utilização dos seguros.</text:p>
          </table:table-cell>
        </table:table-row>
        <table:table-row table:style-name="ro1">
          <table:table-cell office:value-type="string" calcext:value-type="string">
            <text:p>Tive sinistro em 33/33 Foi pago 33/33 uma enrolação do Bradesco fui renovar o seguro do carro 3km que comprei e perdi classe pela demora da finalização do processo quero saber quem vai arcar com meu prejuízo o Bradesco.pulou fora e aí susep</text:p>
          </table:table-cell>
        </table:table-row>
        <table:table-row table:style-name="ro1">
          <table:table-cell office:value-type="string" calcext:value-type="string">
            <text:p>Boa tarde,entendo que exista um erro na regra de transferência de direitos e obrigações nas apólices de seguro auto.De pessoa física para pessoa física, a transferência para o condutor da apólice anterior, é permitida, desde que esse condutor esteja na apólice pelo prazo mínimo de 33 dias.De pessoa jurídica para pessoa física e vice-versa, quando o novo segurado for diretor ou sócio da pessoa jurídica, devidamente comprovado pelo contrato social.Por que existe essa discriminação?Oras, se o bônus na TDO de PF para PF o que importa é quem é o condutor, por que raios, de PJ para PF o fato de ser o condutor é irrelevante ?Imagino que essa regra tenha sido criada para as apólices que não constam principal condutor ! Mas nos casos que constam condutor devem ser seguidas a mesma regra que claramente vincula o bônus ao condutor não é mesmo ???Tenho um caso assim: a nova segurada era condutora na apólice anterior, e o segurado era a empresa do marido dela.Ela estava como condutora por 3 anos na apólice, mas não pode receber o bônus por não ser socia ou diretora.Creio que as seguradoras precisam ter essa orientação pois me informaram que se não seguirem essa diretriz, podem ser autuadas !Conto com vosso bom senso e reorientação ao mercado!Não tenho como explicar essa discriminação a cliente neste momento !</text:p>
          </table:table-cell>
        </table:table-row>
        <table:table-row table:style-name="ro1">
          <table:table-cell office:value-type="string" calcext:value-type="string">
            <text:p>Comprei um carro Nissan Sentra na concessionaria Nissan e contratei o seguro Youse. Após fazer o pagamento do seguro, fui até a oficina indicada pela seguradora a fim de fazer a vistoria do carro. Ocorre que como a concessionaria me repassou apenas o documento de rodagem no nome dela com data 33-33-3333, porque o documento no meu nome só ficaria pronto em até 3 dias úteis. <text:s/>Foi feito a vistoria e encaminhado para a Youse, todavia, o contrato encontra-se pendente há mais de 33hs. Liguei na seguradora para saber porque da demora na mudança do status de pendente para aprovado e me informaram que é porque enviei o documento de rodagem com o nome da antigo proprietário e por isso, o contrato poderia ser cancelado por este motivo. <text:s/>A minha pergunta seria se a seguradora pode recusar o documento de rodagem no nome da concessionaria e não no meu que só ficará pronto daqui a 3 dias. <text:s/>Já consta apólice 3333333333333 e a minha dúvida é se ocorrer qualquer sinistro com meu carro se vou ficar descoberto ou não.</text:p>
          </table:table-cell>
        </table:table-row>
        <table:table-row table:style-name="ro1">
          <table:table-cell office:value-type="string" calcext:value-type="string">
            <text:p>Boa tarde. Bati meu veículo já faz uns dias (33) e atéagora não autorizaram a efetuar o concerto. Tendo emvista que não querem autorizar na oficina de minhaconfiança. Querem que eu faça em outra oficina que nãoé de minha confiança. Sendo que todas as outrasseguradoras autorizam o reparo na oficina de minhaconfiança. Só a Mitsui que não. </text:p>
          </table:table-cell>
        </table:table-row>
        <table:table-row table:style-name="ro1">
          <table:table-cell office:value-type="string" calcext:value-type="string">
            <text:p>um caminhão bateu em meu carro e a empresa responsável acionou o seguro (porto frota) , fiz vistoria e orçamento com a indicação de prestador vindo do próprio site da porto seguro.Eles querem pagar um valor menor do que o custo do concerto.isso é inadmissível!!!ou pagam o valor da tabela Fipe ou pagam valor total do concerto!!!!eu vou ficar no prejuízo???</text:p>
          </table:table-cell>
        </table:table-row>
        <table:table-row table:style-name="ro1">
          <table:table-cell office:value-type="string" calcext:value-type="string">
            <text:p>Dia 33/33/3333 fui atingida por uma motorista desatenta, a mesma demorou 33h para acionar o seguro, o seguro entrou em contato comigo sobre a liberação de reparos dia 33/33/3333, enquanto isso o carro da condutora que é assegurada já estava finalizando os reparos, ouvi na oficina que é normal pois “quem paga tem preferência” como se eu que fui lesada pois preciso do carro para trabalhar não tivesse prioridade alguma! Vale ressaltar que a seguradora só entrou em contato comigo por motivos de eu ter reclamado no reclame aqui, dia 33/33/3333 meu carro foi para a oficina e em momento algum a seguradora me disponibilizou auxílio transporte ou alguma parceria com a assegurada para me disponibilizar carro reserva já que dependo de veículos para trabalhar. A entrega estava agendada para dia 33/33/3333 porém após muito pedir a operadora me concedeu a informação de que as peças restantes podem chegar dia 33/33/3333. Enquanto isso o carro da condutora desatenta ficou pronto 3 semanas após a colisão e a fala do pessoal da oficina de que “quem paga o seguro tem vantagem” só se faz certeza com o descaso dessa agência. Para ter notícias sobre o meu veículo eu preciso fazer reclamações no RECLAME AQUI e aí sim eles respondem. Em relação aos gastos com uber me solicitaram os recibos para o setor responsável avaliar se há necessidade de reembolso. Me sinto desolada e sem esperança alguma, perdi 3 propostas de trabalho por não ter mais um veículo à disposição e estou já com uma dívida de 333 reais de Uber. </text:p>
          </table:table-cell>
        </table:table-row>
        <table:table-row table:style-name="ro1">
          <table:table-cell office:value-type="string" calcext:value-type="string">
            <text:p>Venho aqui deixar meu protesto junto a seguradora MAFFRE , que atravês do meu seguro b.b seguro, parece uma falta de agilidade por parte da Maffre Seguradora , pois o sinistro foi dia 33/33/3333 ,n 333333333333333 , da apólice n 333333333333, e a resposta que tive da oficina que autorizado os reparos , só que a seguradora diz que as peças ainda vão chegar em 33/33/3333 , parece uma falta de interesse da seguradora com o consumidor , estou sem carro pois não tive direito a carro reserva, onde só <text:s/>eles tem <text:s/>direitos , dever sobra para o consumidor.</text:p>
          </table:table-cell>
        </table:table-row>
        <table:table-row table:style-name="ro1">
          <table:table-cell office:value-type="string" calcext:value-type="string">
            <text:p>Prezados espero que esta mensagem os encontrem bem. Pois bem, este reclamante de nome Daniele, inscrita sob o CPF nº 333.333.333-33, informa que após diversas tentativas sem sucesso no fito de solucionar o problema do cancelamento do seguro auto celebrado com a empresa Allianz Auto, através da corretora Minuto Corretora de Seguros S/A, conforme apólice 3333333333333333333, serve-se deste valoroso órgão a fim de obter apoio e respaldo para que a reclamada deixe de lesar seus clientes, onde já seria o bastante apenas agir de forma correta, honesta e honrosa, sempre observando as Leis, Decretos e Normas vigentes em nosso Território Nacional.Então, este cliente solicitou o cancelamento total do Seguro Auto Allianz <text:s/>no dia 33/33/3333, contrato este celebrado no dia 33/33/3333, conforme número de apólice citada anteriormente, ou seja, 3 meses de serviço ativo sendo pago pelo cartão de crédito.Após a efetivação do cancelamento, este cliente solicitou o documento comprobatório, cujo chama-se "carta de cancelamento", que obteve uma certa resistência para recebê-la por parte da seguradora. Logo, quando em posse do documento, o citado veio constando que a interrupção da vigência do contrato foi em 33/33/33, fato este inverídico, entretanto, achou tratar-se apenas de um erro de digitação.Por conseguinte, restou a este cliente no dia 33/33/33 contactar a empresa Allianz Seguro Auto, através de seu SAC, conforme protocolo de atendimento nº 333333333 e registrar junto a funcionária de nome Michele a informação sobre o equívoco do lançamento da data de encerramento do seguro auto, que de imediato, pasmem, foi respondido que a empresa trabalha desta forma, não é de acordo com a interrupção solicitada pelo cliente e sim pela vigência do serviço que deveria ser prestado.Mesmo este cliente sendo enfático sobre a oneração financeira e a <text:s/>perturbação do seu psicológico, tendo em vista o cliente perder uma classe de bônus para a contratação do novo seguro, aquela atendente da empresa Allianz Seguro manteve-se segura em sua afirmação, onde foi finalizado o contato sob a promessa deste cliente obter uma resposta por parte da ouvidoria da empresa em 3 dias.Por fim, e sem ter a quem recorrer neste momento, gentilmente, solicito providências quanto ao ato de corrigir a data de cancelamento do serviço para a data correta, onde este cliente retomará sua classe de bônus real junto a nova seguradora e com isso, acarretará numa considerável redução no valor do seguro pago atualmente.Att,Daniele</text:p>
          </table:table-cell>
        </table:table-row>
        <table:table-row table:style-name="ro1">
          <table:table-cell office:value-type="string" calcext:value-type="string">
            <text:p>Na Data 33/33/3333 foi acionado a troca de um farol pela cia HDI , sobre o protocolo de atendimento 33333333, a cia HDI seguros negou a troca alegando que a peça teria se danificado antes da renovação que foi em Outubro , mas a mesma foi danificada após a renovação , visto que o seguro era renovação da HDI , sem provas e somente com suposições negaram indevidamente a troca do farol . Conto com o apoio do nosso orgão para que possa cobrar e analisar de forma mais correta essa negativa indevida .</text:p>
          </table:table-cell>
        </table:table-row>
        <table:table-row table:style-name="ro1">
          <table:table-cell office:value-type="string" calcext:value-type="string">
            <text:p>Gostaria de trazer ao vosso conhecimento alguns incidentes que me causaram imensa preocupação e insatisfação em relação aos serviços prestados pela seguradora.Nos dias 33/33 e 33/33, sob os protocolos 333333 e 333333, vivenciei uma série de falhas em nosso relacionamento. Detalho-as para vossa apreciação:3. **Pane no Veículo (33/33, 33:33)**: Meu carro apresentou uma pane e solicitei imediato auxílio. A despeito de informar sobre um ponto de alagamento e a forte chuva no local, o socorro chegou com uma demora de 3 hora, resultando no meu veículo ficando submerso.3. **Deslocamento até a base do Tatuapé**: O trajeto foi feito sem nenhum contratempo e em apenas 3 minutos. Contraditoriamente, não havia sinais de alagamento pelo caminho, o que torna a demora do guincho ainda mais inexplicável.3. **Solicitação de Táxi (33:33)**: Após chegar à base, solicitei um táxi para a seguradora. Já passava da meia-noite e o táxi não havia chegado. Ao contatar a empresa, fui informada que teria de esperar por mais 333 minutos. Destaco que, durante todo esse período, comuniquei a necessidade urgente de tomar minha medicação e de me alimentar. Infelizmente, essas solicitações não foram atendidas. Posteriormente, às 3:33 da manhã, fui novamente contactada, informando que não haviam conseguido solicitar o táxi. Contudo, com recursos próprios e ajuda de terceiros, consegui um táxi particular em menos de 33 minutos.3. **Entrega inadequada do veículo (33/33, 33:33)**: Fui surpreendida com a notícia de que meu carro, que estava com problemas por conta da água, havia sido deixado na rua e sua chave entregue a terceiros. O carro foi ligado, segundo relatos, mesmo estando com água no motor. Não obtive nenhuma comunicação ou confirmação desse procedimento, o que me levou a registrar um boletim de ocorrência. Gostaria de ressaltar que até o momento não estou de posse das chaves do meu veículo e que, em contato com a seguradora, não obtive informações claras sobre quem o recebeu.</text:p>
          </table:table-cell>
        </table:table-row>
        <table:table-row table:style-name="ro1">
          <table:table-cell office:value-type="string" calcext:value-type="string">
            <text:p>Boa noite. No dia 33/33/3333, um veículo de placa RKT3A33, conduzido pelo Sr. Sérgio, bateu na lateral traseira do lado esquerdo do meu veículo, arrastando o carro dele por toda a minha lateral, quebrando o retrovisor e deixando bastantes danos no meu veículo. Os detalhes do acidente estão detalhados no BRAT. Acontece que ele assumiu a culpa, trocamos telefones, ele me permitiu tirar fotos de toda a documentação dele e do veículo, e o mesmo ficou de acionar o seguro para cobrir os danos no meu veículo. Assim ele fez, sob o sinistro 333333333333333. Acontece que a seguradora do Banco do Brasil/Mapfre Seguros analisou o sinistro e encerrou, informando que o segurado não teve culpa no acidente. E não me esclarecem como eles chegaram a conclusão de que a pessoa que bate por trás em outro veículo não tem culpa. O condutor, Sérgio me informou por whatsapp que já tinha informado que a culpa tinha sido dele à seguradora, inclusive escrevendo um relatório a próprio punho e assinando, e me informou que o relatório foi enviado à seguradora. (Print da conversa e relatório escrito pelo segurado em anexo). Gostaria de ajuda/intervenção junto à seguradora para resolver o problema administrativamente, sem necessidade de recorrer à justiça para reparação dos danos no meu veículo. Estou à disposição para prestar todos os esclarecimentos que sejam necessários. Obrigado.</text:p>
          </table:table-cell>
        </table:table-row>
        <table:table-row table:style-name="ro1">
          <table:table-cell office:value-type="string" calcext:value-type="string">
            <text:p>Bom dia!Abri sinistro junto a Bradesco seguros em 33/33/3333 sob numero 333333333333333 para reparos junto ao veiculo em virtude de acidente de transito.Contudo, praticamente todas as pecas e reparos foram autorizados, mas após varias tentativas de autorização do kit de amortecedor dianteiro direito e esquerdo a seguradora liberou/aprovou somente o amortecedor dianteiro direito alegando que os dados aconteceram desde lado do veiculo e por esse motivo o outro não foi autorizado. Toda via, conforme orientação <text:s/>da própria oficia para a segurança do veiculo e passageiros o ideal seria a troca do kit (direito e esquerdo), uma vez que o usado já tem muito tempo de uso. <text:s/>Mas mesmo após varias tentativas, não conseguimos autorização, sendo que todas as demais seguradoras tem por costume liberar o kit.Atenciosamente,J(33) 333333333</text:p>
          </table:table-cell>
        </table:table-row>
        <table:table-row table:style-name="ro1">
          <table:table-cell office:value-type="string" calcext:value-type="string">
            <text:p>Bom dia,Peço por favor esclarecer a dúvida abaixo. Conforme circular 333/33 o prazo para liquidação de sinistros é 33 dias a partir da data do aviso.Como essa norma aplica-se no caso de sinistro auto com indenização parcial.?Veículo já está há mais de 33 dias na oficina. Para essa modalidade de cobertura o prazo é relativizado? Segue abaixo resposta recebida da seguradora, peço por favor informar se procede.Obrigado <text:s/>RETORNO DA AZUL SEGUROS: <text:s text:c="35"/>TEXTO CONTIDO NA CIRCULAR: <text:s text:c="36"/>33) LIQUIDAÇÃO DE SINISTROS – PRAZO PARA A LIQUIDAÇÃO DOS SINISTROS: Deve ser estabelecido prazo para a liquidação dos sinistros, limitado a 33 (trinta) dias, contados a partir da entrega de todos os documentos básicos previstos, ressalvado o disposto no próximo item. <text:s text:c="12"/>O prazo de 33 dias estipulado em Circular 333/3333 da SUSEP, seção XIII, artigo 33 § 3º, 3º e 3º, estabelece regramento e obrigações dirigidas ao Segurado da apólice, e se refere à regulação dos sinistros e é condicionado a entrega de todos os documentos solicitados, assim, o texto tem por objetivo, disciplinar o tempo decorrido para a regulação dos processos ( prazo para análise e autorização dos reparos nos casos de uma Indenização Parcial ou prazo para análise e pagamento em caso de Indenização Integral ) e não o prazo necessário para a execução dos reparos. <text:s text:c="29"/>O prazo de entrega e execução dos reparos será de acordo com a proporção dos danos verificados, bem como a logística e disponibilidade do fabricante para compra e remessa de peças eventualmente necessárias à realização do serviço de reparação e, ainda, incidentalmente a escolha feita da oficina feita pelo segurado/terceiro. <text:s text:c="25"/>Protocolo 333333333333333</text:p>
          </table:table-cell>
        </table:table-row>
        <table:table-row table:style-name="ro1">
          <table:table-cell office:value-type="string" calcext:value-type="string">
            <text:p>As seguradoras no Estado do Rio de Janeiro estão cobrando valores exorbitantes, desproporcionais a realidade dos sinistros, valores dos automóveis (que agora seguem em queda) e poder aquisitivo do cidadão.Em muitas cotações, mesmo clientes com 33 pontos no seguro como eu, podem ter de pagar de 3 mil a 33 mil reais de seguro anual por um automóvel que custa 33 mil reais.É abusivo, desproporcional; enriquecimento ilícito aparentemente.Já encaminhei o caso também ao MP, e se torna justo encaminhar para a SUSEP também.Seguem cotações feitas por mim no dia de hoje. Sou cliente com 33 pontos, exímio pagador e não tenho multas de trânsito.</text:p>
          </table:table-cell>
        </table:table-row>
        <table:table-row table:style-name="ro1">
          <table:table-cell office:value-type="string" calcext:value-type="string">
            <text:p>Protocolo Ouvidoria BB Seguros - <text:s/>Mapfre: ABA3333333333333Segurado: Pedro CPF 33333333333 / Apólice: 3333333333333Possuo seguro auto na BB Seguros, no qual minha mãe é a principal condutora. No dia 33/33/3333, aconteceu um sinistro de número 333333333333333. Minha mãe foi ao supermercado e ao entrar no estacionamento na calçada, esbarrou em uma moto, que também estava estacionada que caiu no chão. O acidente não foi sério porém danificou muito a moto. A BB Seguros negou o sinistro e, mesmo após abertura da Ouvidoria se recusaram a atender o sinistro. As negativas são sempre muito superficiais, sem informar qual foi a real razão da recusa. O terceiro (Angelica), a proprietária da moto, está causando grande estresse em minha mãe, uma senhora, ameaçando inclusive entrar na justiça. Essa situação se arrasta sem solução por mais de um mês. Exigimos a reabertura e atendimento do sinistro. Att: Pedro 33-33333-3333</text:p>
          </table:table-cell>
        </table:table-row>
        <table:table-row table:style-name="ro1">
          <table:table-cell office:value-type="string" calcext:value-type="string">
            <text:p>iguei para a seguradora para a retirada do rastreador do veículo pois cancelei o seguro, sendo que o <text:s/>técnico informou que não tinha ninguém para recebê-lo na residência, totalmente mentirosa a informação pois fiquei o dia todo em casa com o carro na garagem esperando o mesmo e nem sequer tocaram a <text:s/>campainha ou telefone do mesmo ,informo que já é a segunda vez que registro uma reclamação na ouvidoria da seguradora suhai total falta de respeito e propaganda enganosa no atendimento ao cliente. </text:p>
          </table:table-cell>
        </table:table-row>
        <table:table-row table:style-name="ro1">
          <table:table-cell office:value-type="string" calcext:value-type="string">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endência a fim de que seja cumprido o que foi acordado na apólice de seguro, pois até a presente data não há cumprimento da Seguradora no fornecimento das peças para a realização do reparo do meu veículo, causando transtorno e dificuldades de locomoção seja para trabalho, seja para atividades cotidianas, como citei no chat em anexo, para mim como contratante só resta pagar as prestações a vencer do seguro, pois se eu atrasar o pagamento sou penalizado com <text:s/>a perca da cobertura do seguro.Obrigado.VIVIANE </text:p>
          </table:table-cell>
        </table:table-row>
        <table:table-row table:style-name="ro1">
          <table:table-cell office:value-type="string" calcext:value-type="string">
            <text:p>Meu pai bateu no carro de outra pessoa (Luis). Passamos o contato da nossa associação veicular para o corretor de seguros do Luis. Ocorre que após a nossa associação indicar a oficina em que o carro dele seria consertado, ele recusou o serviço, não levou o carro para fazer a perícia na oficina e simplesmente arcou sozinho com o valor da franquia do carro. O Luis disse que foi mal atendido na oficina e de que o contato com a minha associação veicular foi moroso.Estamos temerosos de que o seguro dele e ele próprio busquem ressarcimento desses valores contra minha família, MESMO APÓS MINHA ASSOCIAÇÃO VEICULAR INDICAR LOCAL PARA O CONSERTO. A associação veicular disse que não arcará com nenhum custo porque não houve perícia e nada do tipo. Minha família ficará com esse prejuízo? Isso é possível?</text:p>
          </table:table-cell>
        </table:table-row>
        <table:table-row table:style-name="ro1">
          <table:table-cell office:value-type="string" calcext:value-type="string">
            <text:p>No dia 33/33 a seguradora Tokio Marine enviou cotação com proposta de seguro veicular no valor de R$ 3.3 K na franquia reduzida de 33%, que de acordo com a corretora Marsh a proposta tem validade de 33 dias, ocorre que no dia 33/33 fui contestar a corretora para fechar o seguro visto estar dentro do prazo e pasmem a seguradora Tokio comunicou que não poderia aceitar, enviando uma nova proposta com um valor totalmente exorbitante. Questionei a corretora do por que da diferença e de não honrar com a cotação visto estar dentro do prazo de aceitação e o atendente Sr. MATHEUS indagou que a informação recebida da Seguradora Tokio foi que não era uma proposta comercial e que por este motivo, não teria que honrar. Se a cotação/proposta não é uma proposta comercial, não sei dizer o que é! Questionei ao corretor Matheus que também não soube responder, que estava somente repassando as informações oriunda da Seguradora.Vejo que não é uma seguradora séria, que não honra com os seus compromissos.Senha de abertura do arquivo são os 3 primeiros dígitos do meu CPF. 333.333.333-33.</text:p>
          </table:table-cell>
        </table:table-row>
        <table:table-row table:style-name="ro1">
          <table:table-cell office:value-type="string" calcext:value-type="string">
            <text:p>AP 33.33.3333.3333333 - <text:s/>Seg.Liberty <text:s/>-Segurado Carlos , alínea a - Perda de Direito Declinou da indenização, apresentando - Cláusula extensa que não demonstra o motivo real; intimada a esclarecer via-e-mail, se manteve silente .Seguro pago pontualmente. Sem motivo <text:s/>para declinar do pagamento de indenização. Para piorar, intimação do declino dia 33 de agosto, e em mesma data, o segurado foi pressionado para receber o veículo sinistrado. Um absurdo ainda imputa ao segurado a pratica de fornecer informações falsas. <text:s/></text:p>
          </table:table-cell>
        </table:table-row>
        <table:table-row table:style-name="ro1">
          <table:table-cell office:value-type="string" calcext:value-type="string">
            <text:p>No dia 33/33/3333, eu abri uma reclamação na página consumidor.gov contra a Youse Seguradora a respeito da demora em pagar a indenização de um sinistro e a morosidade em todo o processo. Em resposta a minha reclamação eles informaram que a demora foi porque eu demorei a entregar a documentação solicitada.Mas como eu iria entregar a documentação no prazo se para cada envio o tempo mínimo de resposta foram de 33 horas úteis. Só pra constar, após me enviarem o e-mail que o despachante iria entrar em contato, ele só entrou em contato 3 dias depois. Após essa etapa foram mais 33 horas úteis para eu receber um e-mail para enviar a documentação pra ser avaliada. Depois de enviado pela plataforma foram mais 33 horas úteis pra responderem se estava em conformidade. Após essa resposta me mandaram um e-mail dizendo para eu enviar pelos correios o crv e o documento os dados da conta. Mais uma vez enviei e só tive resposta 3 dias depois. Nessa resposta disseram que eu esqueci de enviar o contrato social que eu já tinha enviado pela plataforma mas que não foi solicitado que enviasse pelos correios. Junto desse e-mail de resposta eles disseram pra eu gerar junto ao banco que financiou o carro o boleto de quitação,. Mas esse boleto teria de ser com data pra 3 dias úteis e o banco só gerou esse boleto 3 dias depois. Aí a Youse tem a coragem de dizer que não pagou porque os documentos não foram enviados no prazo e não foram eles que dificultaram.No dia 33/33/3333, entrei em contato com a Youse Seguradora sobre o pagamento da indenização e a mesma alegou não haver feito o pagamento ainda porque não foi feita a baixa do gravame junto a financeira. Sendo que eu entrei em contato com a financeira e fui informado que já havia ocorrido a baixa do gravame. No entanto, a Youse Seguradora continua sem ter um prazo pra me indenizar e disse pra eu aguardar mais dois dias úteis. O atendente disse que seu quiser mais informações eu poderia entrar em contato com o despachante, mas eu não celebrei contrato de seguro com despachante, mas sim com a Youse Seguradora.No dia 33/33/3333, entrei novamente em contato com a seguradora e a mesma não me deu uma resposta sobre o assunto, alegando que os dois dias úteis ainda não haviam encerrado. Infelizmente todo o processo com eles foi bem moroso desde o início, pois para cada ação solicitada da minha parte era no mínio 33 horas úteis para um retorno.Mesmo com tantas mensagens na página do consumidor.gov, a SUSEP não se manifestou contra os abusos dessa seguradora e já são mais 33 dias e nada de indenização e nem previsão.Número da Apólice/Bilhete 3333333333333Sinistro: 3333333333333Data da Ocorrência/Sinistro 33/33/3333PROTOCOLO: 3333.33/33333333333GESTOR: Defensoria Pública do Estado do Rio de Janeiro - Nudecon Rio de JaneiroData de Abertura: 33/33/3333COMO COMPROU/CONTRATOU: TelefoneASSUNTO: Seguros de VeículosÁREA: Serviços FinanceirosPROBLEMA: Dificuldade / atraso na devolução de valores pagos / reembolso / retenção de valores</text:p>
          </table:table-cell>
        </table:table-row>
        <table:table-row table:style-name="ro1">
          <table:table-cell office:value-type="string" calcext:value-type="string">
            <text:p>Meu carro foi batido dia 33/33/333/33Foi entregue para seguradora dia 33/33/3333.Houve sinistro para arrumar e entregue na oficina e liberado dia 33.33.3333 foi feita a vistoria da seguradora na oficina. Hoje ainda dia 33/33/3333 não foi feito nenhum reparo. Liguei na oficina e falaram que do daqui 33 dias meu carro provavelmente ficará pronto. Devo contratar algum advogado?</text:p>
          </table:table-cell>
        </table:table-row>
        <table:table-row table:style-name="ro1">
          <table:table-cell office:value-type="string" calcext:value-type="string">
            <text:p>Senhores, boa tarde!Recentemente, fui vítima de uma colisão. O condutor informou ser assegurado do Bradesco. Fui contatada pelos responsáveis e realizei os orçamentos, sempre deixando claro que quero fazer o concerto na autorizada. Nesta, o valor do concerto é de R$3333,33 , no entanto, a seguradora arcará com somente R$3333,33 . O que fazer nessas situações?Aguardo retorno com as orientações. </text:p>
          </table:table-cell>
        </table:table-row>
        <table:table-row table:style-name="ro1">
          <table:table-cell office:value-type="string" calcext:value-type="string">
            <text:p>Sinistro No.: 3333333333Seguradora: Azul SegurosSeguradoNome: GIOVANIATerceiroNome: LUIZ Veículo: TOYOTA / ETIOS HATCH XS 3.3 33V FLEXEnviei o seguinte requerimento para a seguradora:"Venho por meio desta reclamar de duas irregularidades a respeito do conserto do meu veículo. 3) Foi autorizada a troca do vidro do retrovisor, contudo, o retrovisor elétrico está travando e estala, ou seja, é necessário a troca do retrovisor direito inteiro e não apenas do vidro, ou o problema não será resolvido;3) O veículo teve problemas de barulhos e estalos na parte debaixo, em curvas e lombadas, problemas na suspensão que surgiram em decorrência a peças que estragaram por conta do impacto da batida. A oficina pediu as peças em vistoria complementar e foi negado pela seguradora sem nenhuma justificativa, no dia 33/33.Primeiramente reclamo da demora no atendimento da seguradora, que responde aos requerimentos da oficina com muita morosidade. A demora da seguradora em resolver os problemas do veículo obriga o terceiro a trafegar com o veículo com peças quebradas e desgastadas, e isso leva outras peças a estragarem de forma que os consertos em decorrência da demora na resposta da seguradora também vão ser imputados à requerida, seja administrativamente ou se necessário judicialmente.Segundo a seguradora está agindo com a conduta típica de tentar economizar realizando o serviço mínimo, que contudo não resolve o problema, apenas esconde problemas que acabam por serem expostos em momentos posteriores, e assim a seguradora alega não ter deveres para com o consumidor. Essa conduta é contraproducente, é um comportamento de má-fé que causa danos materiais ao consumidor, e também danos morais devido a todo o transtorno que o consumidor precisa passar pela segunda vez, por culpa exclusiva da seguradora. A seguradora negou os pedidos da oficina e sequer justificou a negativa. Considerando que o veículo não tinha problema nenhum de suspensão antes do acidente (e o consumidor pode comprovar isso pois pouco antes do acidente havia realizado uma perícia do veículo para a renovação do seu seguro, que não apontou problema nenhum), e que os problema surgiram imediatamente depois do evento danoso, requer que a seguradora reconsidere e aprove integralmente o pedido complementar da oficina.Requer ainda que, devido à demora exagerada que já ocorre, a seguradora responda a essa reclamação e ao pedido de peças com urgência, e caso negue o pedido que justifique a razão, sob pena de ficar cabalmente demonstrada a má-fé da seguradora.Favor retornar a resposta no email: email"A seguradora não respondeu no email que mantínhamos contato, então enviei uma reclamação para o SAC. No SAC falei com 3 atendentes, de tanto que me repassaram e todas se negaram a resolver a situação e a me informar protocolo de atendimento. Tentei encaminhar reclamação para a Ouvidoria da seguradora mas exigem que informe número de protocolo. Nota-se que a seguradora se nega a atender o segurado e tem uma ouvidoria de fachada, pois o sac não fornece protocolo e a ouvidoria exige protocolo do sac.Por fim, envio a minha reclamação contra a seguradora que está negando atendimento para o consumidor.</text:p>
          </table:table-cell>
        </table:table-row>
        <table:table-row table:style-name="ro1">
          <table:table-cell office:value-type="string" calcext:value-type="string">
            <text:p>Meu acidente aconteceu no dia 33/33, no mesmo dia acionei a BEM PROTEGE via telefone solicitando orientação de como deveria proceder. No sábado pela manhã 33/33 enviei as documentações e fotos solicitadas por e-mail e após aprovação da documentação pela seguradora, escolhi a oficina e em 33/33 terça-feira solicitei o guincho para deslocamento (ele não tinha/tem condições de andar) para a oficina WM. O prazo de retorno de orçamento e validação do sinistro dado pela Bem Protege via contrato/apólice é de 33 dias uteis. Hoje, 33 dias uteis após a abertura de todo o processo, não tenho nenhuma resposta da BEM PROTEGE com a decisão do que será feito com meu bem. Após inúmeras ligações para o telefone indicado a própria empresa não tem clareza do que farão e me relatam diversas histórias. Quando o prazo de 33 dias uteis foi estourado, liguei no SAC e foram diversas desculpas passadas a mim. Que a oficina não tinha mandado todas as fotos, depois, que as fotos que a oficina enviou não foram recepcionadas, as fotos que eles enviaram e chegaram não estavam de acordo e seria necessária uma nova imagem e assim, sigo até hoje. O carro visivelmente não tem condições de reparo pois está totalmente sem alinhamento e com as longarinas tortas, o que faria o carro andar torto, laudos sem aprovação e desvalorização na venda.Após muitas ligações e tentativas amigáveis de resolver diretamente com a Bem Protege, informei que estaria pagando um perito particular para verificar e avaliar o carro IN LOCO, e inclusive, mencionei para eles que se as fotos estão ruins, eles deveriam ter tido o mínimo de respeito em pedir que um perito de uma empresa terceira fosse até o local fazer a tal avaliação.Além disso, solicitei para que eles providenciem o laudo PMG ou LCD para sabermos se o carro será caracterizado como pequena, média ou grande monta e eles disseram que isso não é feito, deveria constar em um boletim de ocorrência (?????????). Mais algumas tentativas e após mencionar que estaria solicitando a perícia, eles informaram que enviariam um perito no local. Pedi também amigavelmente que eles me informassem o dia e horário dessa visita para acompanhamento e para minha surpresa, o perito apareceu de surpresa, vistoriou o carro (em 33/33/33) e sigo ainda aguardando esse laudo – 33h estimado para obter esse retorno.Dentre todas essas histórias, quinta-feira, 33/33 fui informado após ligar novamente que as cotações tinham finalizado e que uma peça estava com o período de entrega em 33 dias uteis pela BEM PROTEGE e que eles iriam pedir para que a oficina fizesse o orçamento para ver se a entrega seria mais rápida. Não recebi retorno.Na segunda, tive a nova informação que o carro seria caracterizado como PERDA TOTAL, entrei novamente em contato com a BEM PROTEGE e eles sequer deram um parecer, que não sabiam em qual embasamento a oficina caracterizou isso e que iriam entrar em contato com a WM.Ainda ontem, 33/33 recebi mais uma ligação da Bem Protege (através da representante comercial que fechou meu contrato) com mais uma nova história, informaram, que a oficina superfaturou uma peça e por esse motivo estavam pedindo esclarecimentos disso e uma nova imagem, bla bla bla.Nesse meio tempo, estou dependendo de carros emprestados, andar de transporte publico, a pé e sem deslocamento por muitos dias, com um bebê de 3 ano e 3 meses e se virando com a situação como dá, além de todo trauma pelo acidente, o desgaste emocional, totalmente desnecessário e EXTREMAMENTE DESRESPEITOSO pela cooperativa/seguradora que se nomeia como “PROTEÇÃO”. Não tiveram a decência de me posicionar desde o início com o que está acontecendo e muito menos agora, cada dia que passa é uma história nova, um prazo novo e eu sigo a mercê esperando apenas que essa situação seja resolvida. Eu como vítima estou abalado e já sem condições de seguir com o tema e ouvir cada hora uma coisa nova, além de estar sem o carro e dependendo da boa vontade de alguém, dia após dia em que essa história não se resolve é sofrimento a mais para mim. Pontos importantes:• Todas as parcelas do seguro estão em dia tal qual o licenciamento do carro.• Como mencionei, estou indo atrás da seguradora em todos os momentos pois eles não fazem retorno quando prometido, os custeios de ligação fora de SP todos arcados por mim.• Deslocamento de Uber, carro emprestado, impactos no trabalho devido total mudança da rotina e logistica para me virar com tudo sem o mínimo de respaldo da Bem protege.• A Regiane - comercial também ficou sendo “enrolada” com as diversas histórias do SAC/SETOR DE PERÍCIA e se sentiu da mesma forma como eu, relato via telefone, pois ela não estava entendendo o que aconteceu para uma demora tão grande e uma falta de respeito enorme comigo.•Reforço que quando escolhi a oficina WM, a Regiane também informou que diversos clientes dela fecharam serviço com essa oficina e a referência era boa, aparentemente uma oficina extremamente rápida no retorno com os orçamentos ( o que nos da a entender que tem algo de errado na história, uma vez que estamos em 33 dias uteis e nada de resposta) e mais rápida ainda com a finalização dos serviços.Diante das minhas tentativas frustradas de saber o que esta acontecendo e o que acontecerá com meu veiculo, registro a reclamação em todos esses órgãos para que a BEM PROTEGE não cometa mais essa negligencia com outros clientes. </text:p>
          </table:table-cell>
        </table:table-row>
        <table:table-row table:style-name="ro1">
          <table:table-cell office:value-type="string" calcext:value-type="string">
            <text:p>sou segurado da Mapfre, pelo BB seguros há décadas, tive um acidente em que abri o sinistro Comunicação de Reparos Autorizados - 333333333333333 - DPA - 3333333333 - <text:s/>Placa: PBF3333, onde já até paguei a oficina e está pendente a troca do porta-luvas, que desde fevereiro ainda não recebi. estou reclamando desde fevereiro, onde a seguradora já me mandou telefonar para a montadora, e quando telefonei me informou que não havia nenhum pedido, pois somente é permitido pedir por concessionária autorizada da própria Renault, e a seguradora Mapfre não possui nenhum serviço com a Renault em Brasília. Já é um absurdo eu pagar um seguro há anos de um veículo Renault, e a seguradora do BB veículos juntamente com a Mapfre não ter convênio com a Renault, me oferecendo somente oficinas particulares. Há somente concessionárias SAGA FRANCE PEUGEOT, HYUNDAI, NISSAN, PRIMAVIA JEEP e FIAT, MOTOS HONDA, BRASAL VEICULOS VW. E se eu levasse para alguma da Renault, teria que pagar mais e perderia meus bônus para desconto na renovação do contrato. Solicito que este órgão exija meu porta-luvas que já está até pago e que a Mapfre faça convênio com todas as marcas existentes. seguem anexos de 3 reclamações e e-mails.</text:p>
          </table:table-cell>
        </table:table-row>
        <table:table-row table:style-name="ro1">
          <table:table-cell office:value-type="string" calcext:value-type="string">
            <text:p>NO DIA 33/33/3333 MEU VEICULO FOI ATINGIDO NO TETO POR UMA ARVORE DE GRANDE PORTE, CAUSANDO UM DANO DE GRANDE MONTA AO VEICULO, IMEDIATAMENTE COMUNIQUEI A SEGURADORA O SINISTRO, O VEICULO FOI LEVADO POSTERIORMENTE PARA UMA OFICINA RECOMENDADA PELA SEGURADORA, E PARA MINHA SURPRESA NÃO FOI DECRETADA A PT NO VEICULO. ATÉ O PRESENTE MOMENTO NÃO HOUVE A CONCLUSÃO DO REPARO, NEM RETORNO DA SEGURADORA SOBRE O CASO.AZUL SEGUROSNUMERO DO SINISTRO 3333333333AGUARDO RETORNOOBRIGADO</text:p>
          </table:table-cell>
        </table:table-row>
        <table:table-row table:style-name="ro1">
          <table:table-cell office:value-type="string" calcext:value-type="string">
            <text:p>Fechamos um seguro para nosso carro em 33/33/3333 com a MAPFRE SEGUROS GERAIS S/A CNPJ: 33.333.333/3333-33 através da VIVA ADMINISTRADORA ECPF/CNPJ: 33.333.333/3333-33. Na data foi nos passada uma apolice com o valor de R$ <text:s/>3.333,33, valor ao qual pagamos a vista no dia 33/33/3333. a partir disso, imaginei que estava tudo certo, até que foi necessário acionar o seguro, recebemos a indenização do Sinistro com um desconto de R$ 3.333,33, como nós não tínhamos nenhum débito em aberto, fui procurar saber do que se tratava tal deconto. Em contato com a Mafre, me disseram que havia sido solicitado um endosso de cobrança em julho( 3 meses depois) e que esse valor constava em aberto e por isso o desconto havia sido feito no valor da nossa indenização. Porém, em momento nenhum fomos avisados de nenhuma alteração de valor na contratação de nosso seguro, fizemos o pagamento a vista, o carro não tinha multa e nem documento pra pagar. Agora eu entro em contato com a Mafre, eles falam que foi a corretora que solicitou essa cobrança, porque viram que haviam feito um calculo errado, ja a corretora diz que a Mafre que fez o desconto e que eles nada podem fazer. Eu sei que eu paguei o valor que me foi passado, não acho justo cobrarem mais 3 mil reais de algo que a gente nem foi informado, em momento nenhum fomos procurados pra nenhuma explicação. Simplesmente lançaram um débito e deixaram la, e a gente corria ate o risco de perder o seguro por causa de uma pendencia dessa. Enfim, vou deixar em anexo todos os documentos(apólice, comprovante de pagamento e conversa que tive com a Mafre sobre o assunto). E Gostaria de solicitar que fosse feito o acerto desse valor, pois não acho certa essa cobrança e até agora nenhuma das duas partes me provou que é uma cobrança devida.</text:p>
          </table:table-cell>
        </table:table-row>
        <table:table-row table:style-name="ro1">
          <table:table-cell office:value-type="string" calcext:value-type="string">
            <text:p>Prezado(a), bom dia!Eu participo de uma associação para o "seguro" do meu carro, no último furacão que tivemos em Porto Alegre/RS precisei acionar eles para um evento/sinistro, e isso vai fazer 3 meses no dia 33/33/33, e não recebo nenhum retorno da parte deles, vi que o prazo para seguradora é de 33 dias, para associação é o mesmo prazo? Preciso do carro para trabalhar, estou alugando um, mas esta se tornando inviável manter, gostaria de saber como devo proceder para exercer meus direitosCOMPLEMENTADA:Prezado(a), peço desculpas, não sei como funciona o processo, vou anexar tudo que eu possuo sobre o caso.Grato.</text:p>
          </table:table-cell>
        </table:table-row>
        <table:table-row table:style-name="ro1">
          <table:table-cell office:value-type="string" calcext:value-type="string">
            <text:p>Bom, realizei a compra da minha moto, e no mesmo momento a moça da loja aonde comprei a moto estava falando com o corretor, deixei bem claro que eu queria um seguro total <text:s/>o corretor disse que o seguro que eu queria que me atenderia seria aquele que ele estava com proposta montada,e assim fechou o contrato, sem nem se quer o corretor me ligar e tirar minhas dúvidas sem se quer o corretor me informar o que eu estava adquirindo, ele fez de uma forma no qual eu assinasse e pronto para ele ganhar a comissão pela venda! Passando alguns meses tive um problema é fui descobrir que eu paguei algo totalmente diferente do que eu pedi <text:s/>entrei em contato com o corretor, ele foi super grosso e estúpido a única opção dele foi querer cancelar o seguro que assim resolveria o meu problema é o dele, o superior dele a mesma coisa <text:s/>fez pouco caso da minha situação, <text:s/>ligo na corretora e eles fingem que a ligação está ruim e não resolve <text:s/>o meu problema, <text:s/>lembrando que paguei o seguro todo já pois fiz em 3 vezes e o corretor para sair do problema quer que eu cancele </text:p>
          </table:table-cell>
        </table:table-row>
        <table:table-row table:style-name="ro1">
          <table:table-cell office:value-type="string" calcext:value-type="string">
            <text:p>Seguradora alfa, sobre o sinistro 333333.A oficina não está cumprindo o prazo de 33 dias de abertura do sinistro e quando feiro reclamação para a seguradora alfa, aberto reclamação e foi orientado esperar 33 horas para a resposta, e não foi recebido nenhuma resposta nesse período.</text:p>
          </table:table-cell>
        </table:table-row>
        <table:table-row table:style-name="ro1">
          <table:table-cell office:value-type="string" calcext:value-type="string">
            <text:p>Tenho um financiamento pelo santander, meu carro foi furtado e a seguradora pede uma série de documentos. Eu preciso fazer contato com o banco para negociar a quitação, que esta maior do que o seguro paga. Eles me disseram para negociar com o banco. Só que não consigo contato com ninguém do banco para falar a respeito. Nenhuma rede social, nenhum número. Minha última tentativa foi pela ReclameAqui. Porém, alem da demora, a pessoa não está entendendo qual é minha demanda. Eu estou grávida, minha gravidez é de risco e estou passando o maior nervoso. Como resolveremos tudo isso? Judicialmente? Com um processo de danos morais juntos? Além do mais, sou “obrigada” a continuar pagando o financiamento sem ao menos ter o carro. REPITO: EM MOMENTO ALGUM PODEM ATENDER AS MINHAS TENTATIVAS DE CONTATO! EU PRECISO DE UMA SOLUÇÃO! </text:p>
          </table:table-cell>
        </table:table-row>
        <table:table-row table:style-name="ro1">
          <table:table-cell office:value-type="string" calcext:value-type="string">
            <text:p>Em 33/33 tive um acidente onde perdi meu carro, entrei em contato com a referida empresa (POTENCIA TRUK) onde tive todo o suporte até o momento em que DEFERIRAM minha indenização, isso no dia 33/33. Até o momento não foi feita a indenização, a alegação é que o veículo era financiado e precisava está zerado de débito ou seja quitado, informei a empresa que se tivesse o valor pra quitar eu não teria financiado o veículo pois não faria sentido algum e sugeri a mesma que eu poderia puxar o boleto de quitação e encaminharia a eles para a quitação pois entendo perfeitamente que há pessoas que agem de má fé e tem os riscos de fraudes, Pôs bem, a associação disse que me pagaria em 3 parcelas e eu deveria ir amortizando o financiamento, é sabido que não sairá pelo valor de quitação pois não está sendo quitado e sim amortizado e também como assim pagar em parcelas?! Preciso de ajuda da SUSEP para resolver isso, estou disposto a enviar o boleto de quitação sem problemas algum só quero resolver, além de que o vendedor ao buscar associado apresenta 3 folha de contratação e somente, aí quando vamos acionar o sinistro aparecem dezenas de regras as quais não foram apresentadas e só ficamos sabendo quando precisamos. Desde já agradeço a empresa que foi solicita a todo momento mas infelizmente na reta final dificulta o que é simples de resolver, acredito que por se tratar de uma empresa séria e de princípios irá buscar a solução para este problema, se me perguntarem se há indico eu digo sim dado a atenção a qual tive quando precisei e estava com minha família sem saber o que fazer, pois acredito que seja um caso isolado e que será resolvido.</text:p>
          </table:table-cell>
        </table:table-row>
        <table:table-row table:style-name="ro1">
          <table:table-cell office:value-type="string" calcext:value-type="string">
            <text:p>Prezados Venho por meio desta, fazer uma reclamação referente ao atendimento prestado pela seguradora Allianz Auto. Estou com um sinistro aberto junto a seguradora há vários dias, desde 33/33/3333, e após todo o transtorno e longo prazo de espera para vistoria, depois para primeira devolutiva da primeira análise, continuo sem resolução, sem carro para uso e aguardando a seguradora. Mesmo após receber em meu escritório, uma visita presencial de um tecnico da seguradora, onde apresentei documentos como BO, pagamentos de pedágios, <text:s/>fotos do local do sinistro, no qual comprovam o ocorrido, mesmo assim, até hoje não formalizaram a aprovação, para sequência dos reparos. O perito foi ao meu trabalho no dia 33/33/3333, e ao terminar a visita disse que os serviços seriam autorizados e a liberação aconteceria em até 33 horas. Porém, até hoje não deram aprovação formal, e a cada tentativa de atualização prorrogam a data de resposta, sem qualquer explicação ou justifica. Permaneço sem carro desde então, e aguardando a seguradora, que apesar de cobrar um seguro altíssimo, uma franquia exorbitante para uso do mesmo, não oferece o atendimento esperado. </text:p>
          </table:table-cell>
        </table:table-row>
        <table:table-row table:style-name="ro1">
          <table:table-cell office:value-type="string" calcext:value-type="string">
            <text:p>Prezados.Venho através dessa denunciar a prática de venda ilegal de seguro.Temos em Americana um Grupo Chamado Grupo Motor Home, https://grupomotorhome.com.br/, comercializando proteção veicular, como se fosse seguro.A unidade em Americana, fica localizada na Rua.: São Gabriel, 333, Bairro São Manoel, Americana S.P.Diante do fato narrado, solicito a SUSEP a fiscalização e aplicação das leis cabíveis, para que nos Corretores de Seguros, não tenhamos que concorrer com tais empresas e que se o corretor de seguro for flagrado <text:s/>vendendo proteção veicular que tenha sua SUSEP suspensa.</text:p>
          </table:table-cell>
        </table:table-row>
        <table:table-row table:style-name="ro1">
          <table:table-cell office:value-type="string" calcext:value-type="string">
            <text:p>sinistro 333333333333333 ocorrido em 33/33/3333 as 33 horas na localidade linha Alves /sem numero ,estrada vicinal Município de ML/RSApós varias tentativas de contato via telefone e não obtendo exito recorri a parentes <text:s/>(S.Paulo e Porto Alegre) para que realizasse contato com HDI SEGURADORA afim de pretar me socorro quesómente ocorreu no dia seguinte aproximadamente <text:s/>faltando 33 minutos pára uma hora da madrugada do dias 33 de Janeiro de 3333.Ficando exposto a numa área arriscada visto que o tráfego de caminhoes carregados com toras para celulose é intenso 33 horas por diae obviamente assalto e outros riscosChegaram a propor que eu amanhecesse ao lado do veículoem 33 de Janeiro o veículo foi removido da minha casa para oficina SUL VEÍCULOS <text:s/>LOCALIZADA NA AV M <text:s/>NUMERO 3 EM PORTO ALEGRE.fEITA A PRIMEIRA VISTORIA e l o primeiro orçamento em 33333 reais ficou no aguardo do orçamento complementar que até presente data nao terminaramExternei minha preocupação quanto a extensão do dano pois coluna e estruturas internas foram bem danificadasa seguradora não ve necessidade de perda total porém até como segurança e risco de vida acredito que o carro está condenadoeste registro é inicio para caso venha se resolver a questão judicialmente seja o caminho correto que devo seguirPlaca do Veiculo Etios SEDAN modelo ano 3333 JAE3G33</text:p>
          </table:table-cell>
        </table:table-row>
        <table:table-row table:style-name="ro1">
          <table:table-cell office:value-type="string" calcext:value-type="string">
            <text:p>eu sofri um sequestro no dia 33/33/3333 <text:s/>mesmo estando gestante na época de 33 meses os sequestradores me fizeram refém em meu próprio carro um Honda FIT personal 3333 placas FAF 3333 segurado junto a BRADESCO SEGUROS AUTO apólice nº 333 333 33333333 3, a houve perseguição policial <text:s/>os bandido bateram tudo o meu carro, Abri o <text:s/>aviso de sinistro nº 333333333333333 no dia 33/33/3333. junto a seguradora <text:s/>e <text:s/>levei a uma oficina referenciada, concessionário Honda A <text:s/>Av. Aricanduva 3333 São Paulo SP, a vistoria é feita de forma on-line e <text:s/>até o presente momento após 33 dias após não repararam o veiculo por falta de peças, além de repintarem o carro praticamente inteiro, não avaliando danos no motor, cambio e suspensão e não tem previsão de entrega. já entrei em contato diversas vezes, não tenho devolutiva de nenhuma reclamação realizada solicitei reanalise pois não aceito um veiculo todo repintado e não responder simplesmente informam que tenho que aguardar </text:p>
          </table:table-cell>
        </table:table-row>
        <table:table-row table:style-name="ro1">
          <table:table-cell office:value-type="string" calcext:value-type="string">
            <text:p>Faço esta denúncia para relatar o ocorrido comigo, Matheus(CPF: 333.333.333-33), minha mãe, Rosana (CPF: 333.333.333-33) e meu irmão, Diego (CPF: 333.333.333-33), e nossas apólices. Em Outubro/33 e Novembro/33 realizamos as nossas renovações de seguro automotivo com a CORRETORA CORRETORA DE SEGUROS LTDA (CNPJ: 33.333.333/3333-33), por intermédio da corretora BIANCA (Nº Susep: 333333333), que anteriormente havia feito a renovação da minha mãe Rosana, junto à seguradora Tokio Marine. Já no meu caso, ficou acordado que ela faria um seguro em meu CPF junto à Allianz, aplicando-se o mesmo se ao meu irmão, Diego. Assim, após o aceite da proposta de ambas as seguradoras, realizamos os pagamentos (comprovantes em anexo), via Mercado Pago, tendo como beneficiária a BD CORRETORA, vez que a Bianca estava responsável pelas transações às seguradoras. Ocorre que achávamos, até o momento que as apólices contratadas estavam vigentes e ativas, mas para nossa surpresa, ao consultar em meados de Setembro/33 a situação de sua apólice junto à Tokio Marine, minha mãe Rosana, foi informada que a apólice havia sido cancelada, aplicando-se o mesmo para a minha apólice e do meu irmão, Diego, junto à Allianz. Em contato via WhatsApp com a corretora Bianca, fomos por ela informados que havia ocorrido um problema sistêmico entre a plataforma da corretora e a asseguradora (BN x ALLIANZ E TOKIO), tendo informado também que realizaria uma nova apólice para os veículos, quais sejam: TOYOTA ETIOS, CHEVROLET TRACKER e FIAT PULSE. Após a normalização de tal problema, informada pela corretora Bianca, entramos na conta de cada assegurado para verificar as apólices, ocasião em que verificamos que as três estavam dentro de um único CPF, da minha mãe, Rosana ; e que todas as apólices estavam com pendências financeiras. A corretora Bianca nos informou que o pagamento do boleto único das novas apólices do FIAT PULSE e CHEVROLET TRACKER seriam pagas próximas à data de vencimento do boleto. Contudo, ainda que decorrido o prazo de vencimento, as apólices novamente foram canceladas por falta de pagamento, ao passo que havíamos pago integral e regularmente via cartão/pix, à BN. A apólice do FIAT PULSE hoje está ativa (apólice em anexo), porém, dentro do sistema da Allianz consta uma pendência em aberto para o dia 33/33/33. Ainda, quanto à CHEVROLET TRACKER, a apólice foi cancelada e a corretora refez uma nova apólice porém no próprio CPF do meu irmão DIEGO , e a apólice do TOYOTA ETIOS ainda está ativa, e deveria estar em meu nome mas está no nome de minha mãe, com uma pendência que deve ser paga até o dia 33/33/33. Dado todo o imbróglio, busquei tratar o ocorrido com a Allianz e fui informado através do chat que as outras apólices que foram canceladas e as renovações de 3333, também foram suspensas por falta de pagamento, ainda que tenhamos pago regularmente à corretora. Para finalizar, após conseguir recuperar o acesso à outra seguradora, TOKIO MARINE, consegui pegar outra apólice em que a CORRETORA estava como pagadora dos débitos, onde o mesmo mostra seus dados! Em anexo, encaminho a integralidade dos prints de pagamentos, da SUSEP da BD CORRETORA, as apólices que visualizei dentro do site da ALLIANZ, bem como prints de minhas tratativas com a corretora Bianca e suas respectivas mídias (fotos/áudios). Como os arquivos são grandes, estarei compactando-os em (.zip)</text:p>
          </table:table-cell>
        </table:table-row>
        <table:table-row table:style-name="ro1">
          <table:table-cell office:value-type="string" calcext:value-type="string">
            <text:p>Acionei a seguradora Pier onde sou credenciada para o sinistro de numero 333333, onde foi feita vistoria para verificação de colisão no para choque e porta lateral direita do veículo. Foi aprovada em vistoria somente o conserto do para choque, onde foi executada reclamação na ouvidoria da Pier, segundo número de identificação 333333, para que seja feita revisão e inclusão do conserto da porta que se encontra no mesmo sinistro. Preciso que seja revisado o quanto antes pois já está sendo postergado desde à vistoria, tornando-se o caso moroso e incompleto. </text:p>
          </table:table-cell>
        </table:table-row>
        <table:table-row table:style-name="ro1">
          <table:table-cell office:value-type="string" calcext:value-type="string">
            <text:p>Bom dia quero registrar uma reclamação contra <text:s/>a seguradora azul seguros <text:s/>pois tive um sinistro sou terceiro <text:s/>meu veiculo esta parado na oficina desde dia 33/33/3333 já foi autorizado na mesma <text:s/>data <text:s/>e estamos dia 33/33/3333 <text:s/>e a seguradora não entrega uma simples peça que eu já consultei a concessionaria ford mix <text:s/>São Paulo e esta disponivel para pronta <text:s/>entrega que falta de respeito com o consumidor.</text:p>
          </table:table-cell>
        </table:table-row>
        <table:table-row table:style-name="ro1">
          <table:table-cell office:value-type="string" calcext:value-type="string">
            <text:p>Em 33/33/3333 por volta da 33:33 am entrei com contato com a seguradora Sompo Seguros S.A. para acionar o sinistro do meu veículo através da APÓLICE DE SEGURO - N° 3333333333, seguro este contratado por intermédio de corretagem da SGA CORRETORA DE SEGUROS LTDA, o sinistro ocorreu devido a incêndio. Ao contatctar a central de atendimento, fui informado que eles não estavam localizando minha apólice no sistema, o que acarretou uma demora imensa no meu atendimento até que por fim liberaram o atendimento e informaram que estavam enviando o guincho. O guincho chegou ao local as 33:33 am, após inumeros contatcos com a central. Em um desses contatos fui informado que minha apólice estava cancelada, contestei, pois havia acabado de pagar a cobrança da 3ª parcela de 3 em me cartão de crédito. Não souberam me explicar o motivo do cancelamento e após muitos contatos enviaram o guincho. No primeiro dia util do ano, ao contactar a corretora e novamente a seguradora, fui informado que minha apólice constava realmente como cancelada devido a duas faturas em aberto, out/33 e dez/33. A minha forma de pagamento é cartão de credito em 3 parcelas, sendo a parcela inicial em set/33. Em out/33 tive meu cartão de crédito clonado e cancelado, o que fez com que a Sompo gerasse um boleto para pagamento da 3ª parcela, boleto este que foi pago e enviado comprovante a corretora e seguradora. Em nov/33 a 3ª parcela foi cobrada normalmente no novo cartão de credito informado a corretora e a segurado. Em dez/33 a 3ª parcela deveria ter sido cobrada no cartão normalmente, porém em 33/33/33, quando a fatura foi fechada identifiquei que não foi feita a cobrança da 3ª parcela. Ao contactar a seguradora para questionar a não cobrança, fui informado que eles tentaram lançar o pagamento porém não havia saldo no dia do lançamento, alego por eles como 33/33/3333. Entrei em contato com a minha operadora de cartão que afirmou que a Sompo NÃO realizou tentativa de lançamento durante mês de Dez/33, informação essa que possuo gravação disponibilizada pela operadora de cartão com a afirmação. Ao retornar o contato com a Sompo e informar o status da operadora de cartão, eles mudaram a versão e informaram que por um erro sistemico, foi gerado um boleto para a 3ª parcela ao inves do lançamento no cartão. Questionei então qual era a outra parcela que estava em aberto e para minha surpresa, fui informado que seria a 3ª, de out/33. Questionei o sobe o pagamento e o envio do comprovante, e fui informado que eles não consgeuiram localizar o pagamento e por isso seguia aberto. Em nenhuma das situações, a não localização do pagamento de out/33 e o boleto de Dez/33 eu fui notificado. NUNCA recebi, uma ligação, mensagem de texto, e-mail, carta, whastapp comunicando a pendencia de pagamento ou qualquer outro problema, tanto por parte da seguradora como por parte da corretora. Inclusive NÃO recebi nenhuma comunicação de ambas as partes sobre o cancelamento da minha apólice. Em nenhum momento obtive a chance de regularizar a situação da apolice uma vez que não fui comunicado e só fui descobrir todos os probelmas quando precisei dos serviços que contratei. Hoje estou com um registro de sinistro nº 333333 aguardando retorno da seguradora, que alega ter enviado as notificações à um e-mail que não é o meu e-mail informado na proposta referente a apolice. A seguradora já reconheceu que houve erro por parte deles nos envios de notificações, como na comunicação com a corretora, porém não libera o parecer final do sinistro. Hoje tive que entrar com um advogado para conseguir contato e retorno da seguradora.Preciso de um retorno da seguradora, não posso ser lesado por uma sucessão de erros da seguradora, pela falta de contato e informação das pendencias.- Não recebi nenhuma comunicação das pendencias financeiras existentes em meu contrato, nem do não reconhecimento de pagamento do boleto gerado em Out/33, nem por parte da seguradora como da corretora.- Não recebi nenhuma comunicação prévia informando o possivel cancelamento da minha apólice, nem a mesmo a comunicação oficial de cancelamento da minha apólice, nem por parte da seguradora como da corretora.- Minha forma de pagamento oficial registrada na seguradora e em contrato é cartão de crédito, com isso o boleto de dez/33 não deveria ter sido emitido sem minha autorização.- A seguradora não fez tentativa de lançamento da parcela 3 em dez/33 no cartão por vontade própria, me gerando uma parcela em atraso sem necessidade. Isso pode ser confirgurado como má fé por parte da mesma, uma vez que minha apólice precisaria de 3 parcelas pendentes para cancelamento.- A seguradora retirou meu veiculo do local, assumindo total responsabilidade sobre o mesmo.- O e-mail informado pela seguradora como o de envio das comunicações e cobranças não é um e-mail valido, e nem o e-mail que constava na proposta.</text:p>
          </table:table-cell>
        </table:table-row>
        <table:table-row table:style-name="ro1">
          <table:table-cell office:value-type="string" calcext:value-type="string">
            <text:p>A empresa SUHAI - A seguradora de automóveis, está há mais de 33 dias sem realizar o pagamento do seguro veiculo ao meu cliente - terceiro envolvido no sinistro 3333333333333, cujo veículo, após avaliação foi dado como perdido. Insta informar que retiraram o veículo do cliente no dia 33 de dezembro e, desde, então não pagam o valor da FIPE. É necessário informar que toda a documentação foi enviada desde o dia 33 de Janeiro, bem como itens de uso obrigatório do veículo, que estavam em falta, mas foram devolvidos na oficina responsável pela avaliação ainda no dia em que foi contestada a perda total e o veiculo retirado da oficina avaliadora. Ao ligar para o call center da empresa, aguardo mais de 33 minutos para atendimento e não há qualquer retorno ou data para o pagajmento, apenas "enrolação". Envio o número do último protocolo, qual seja: 33333333. <text:s/></text:p>
          </table:table-cell>
        </table:table-row>
        <table:table-row table:style-name="ro1">
          <table:table-cell office:value-type="string" calcext:value-type="string">
            <text:p>Boa noite,Meu nome é Casemiro, CPF 333.333.333-33 e minha esposa Cláudia, CPF 333.333.333-33.Possuímos uma casa financiada atualmente no Banco do Brasil, agência 3333, com o número de contrato 333333333.No dia 33/33/33 por volta das 33h33 um vendaval forte com uma rajada de ventos aconteceu e movimentou as telhas da garagem e caíram em cima do carro.Entrei em contato com SAC do Banco do Brasil e me informaram que não havia nenhum seguro no meu CPF e da minha esposa.Fui à agência do banco no dia 33/33/33 e fiz uma comunicação de sinistro com o funcionário Fábio. Dia 33/33 o engenheiro Ricardo fez a vistoria e disse que rapidamente faria o laudo.Já se passaram 33 dias da vistoria e não recebi nenhuma comunicação Dia 33/33/33 <text:s/>abri um protocolo na ouvidoria do BB nº 333333333Resposta que recebi do Banco Referente ao protocolo 333333333.“Olá, Casemiro! Espero que esteja bem.Você entrou em contato pelo Chat do Portal BB, lembra?As áreas responsáveis foram acionadas e foi verificado que seu Sinistro encontra-se aguardando análise da seguradora. A agência também está acompanhando seu caso e irá te comunicar conforme o andamento. Qualquer dúvida, pode contatar a agência, inclusive pelo e-mail email.Lamentamos por qualquer transtorno e estamos à disposição.Tibério, Equipe Mídias BB”Acontece que o telhado da minha garagem continua descoberto e preciso saber o que fazer para tomar providências.Peço URGÊNCIA na situação, pois já estou tendo prejuízos e preciso saber o que fazer.Conto com sua compreensãoCasemiroCPF 333333333-33</text:p>
          </table:table-cell>
        </table:table-row>
        <table:table-row table:style-name="ro1">
          <table:table-cell office:value-type="string" calcext:value-type="string">
            <text:p>Uma carreta colidiu em meu carro, a seguradora Essor não autorizou o reparo, justifica que o valor cobrado pela oficina de minha escolha é fora do valor de marcado, fora do valor de mercado é a tabela deles, para obrigar a ir em uma oficina credenciada deles e ele ficarem com o custo menor. Quero que faça o reparo onde confio no serviço, tenho esse direito.</text:p>
          </table:table-cell>
        </table:table-row>
        <table:table-row table:style-name="ro1">
          <table:table-cell office:value-type="string" calcext:value-type="string">
            <text:p>Prezados, Bom dia!Venho solicitar apoio a fim de fiscalização em uma empresa de seguros irregular, Neo Seguro de Automóvel CNPJ: 33.333.333/3333-33Em propaganda no site é informado o Processo SUSEP n° 33333.333333/3333-33 de autorização, mais o mesmo é inválido e não existe.Fui nesse site: https://sei.susep.gov.br/sei/modulos/pesquisa/md_pesq_processo_exibir.php?iI3OtHvPArITY333V33rhsSkbDKbaYSycOHqqF3xsM3IaDkkEyJpus3kCPb333VNEAb33AAxmJKUdrsNWVIqQ-3wXkDdowcUC33IgR3CfnOx3F3JB_FgVbemA3tPs3V3Fiz uma pesquisa consta outra empresa e outro cnpj: CARAL PARTICIPAÇÕES LTDAMeu pai fechou o seguro com esta empresa , só que ao verificar não consta nas Consultas de Entidades Licenciadas pela Susep e nem em Consultar Produtos Susep.Fomos vitimas de golpe, propaganda falsa e enganosa.</text:p>
          </table:table-cell>
        </table:table-row>
        <table:table-row table:style-name="ro1">
          <table:table-cell office:value-type="string" calcext:value-type="string">
            <text:p>Meu veículo foi furtado em 33/33/3333.Enviei para a associação Universo AGV toda a documentação que me fora solicitado.Aceitaram toda a documentação e, me informaram que precisariam de 33 dias para analisar o caso.O prazo venceu e, nem se quer me ligaram para dar satisfação.Após inúmeras ligações minhas cobrando o desfecho da análise, ao qual sempre em pediam prazos e mais prazos que não cumpriram.Hoje, 33/33/3333, me retornaram para dizer que não vão pagar a indenização do meu veículo furtado. O motivo que me falaram foi que, eu, dono do veículo, não passei informações verdadeiras. O mais engraçado é que todas as informações que passei foram: Boletim de Ocorrência, Formulário da AGV relatando o ocorrido, IMAGENS DO FURTO, captadas por câmeras de segurança, meus documentos e, documentos do veículo. Preciso entender no detalhe, onde foi que houve informações "não verdadeiras"? O que me parece é que a AGV está querendo se isentar de pagar a indenização do furto do meu veículo.Portanto, manifesto aqui o meu total repúdio a essa associação.SUSEP, como devo proceder de hora em diante?</text:p>
          </table:table-cell>
        </table:table-row>
        <table:table-row table:style-name="ro1">
          <table:table-cell office:value-type="string" calcext:value-type="string">
            <text:p>Houve uma colisão já relatada no sinistro 3333333333333, em que meu carro foi lesionado na parte traseira no dia333/33/3333 e o segurado, agindo de boa fé, entrou em contato com a sua seguradora, Suhai Seguradora para acionar os reparos, demorou cerca de um mês para sair a aprovação da seguradora para o reparo, aliais a aprovação saiu 3 dia depois de ter feito uma reclamação por minha parte neste site. A libertação foi aprovada no dia seguinte a minha reclamação na susep, cuJo o número de protocolo é 33333.333333/3333-33. No email que recebi da seguradora ficou estipulado aguardar 33 horas para a seguradora enviar o mail a mecânica autorizada, o que não foi feito até hoje. Os emails da oficina deixarei registrado aqui. orçemail e email. Tentei diversas vezes ligar na seguradora, mas nunca completa a ligacao.</text:p>
          </table:table-cell>
        </table:table-row>
        <table:table-row table:style-name="ro1">
          <table:table-cell office:value-type="string" calcext:value-type="string">
            <text:p>Estou sendo lesado pela Porto Seguros Automoveis , que não prestou um serviço adequado ao meu veiculo , o mesmo foi entregue após o sinistro com varios problemas e eles simplesmente generalizam tudo , pois são varios problemas e eles pegam 3 dos problemas e dizem que não tem nada haver com o acidente <text:s/>, funcionarios muito mau orientados ou de má fe , tenho fotos do acidente e provas contundentes que os problemas foi ocasionado , eles estão se negando a resolver o problemas , venho pedir ajuda </text:p>
          </table:table-cell>
        </table:table-row>
        <table:table-row table:style-name="ro1">
          <table:table-cell office:value-type="string" calcext:value-type="string">
            <text:p>Sou terceiro em um sinistro no qual o numero é 333333. foi perca integral do veiculo eles já recolheram meu veiculo dia 33/33/3333. No dia 33/33/3333 o despachante pela seguradora atribuído informou que encaminhou toda a doc necessária para liberação do pagamento junto dela o boleto com vencimento para dia 33/33, não pagaram, não me informaram por que e agora não querem me informar nem quando posso enviar outro boleto pois estao sempre em analise interna.( Houve um acordo de pagamento dia 33/3 na qual foi enviado a documentação, mas sem o pagamento ou a justificativa do motivo da quebra. estou tentando confirmar o novo envio do boleto, mas seguradora apenas protela. A financeira do banco, estamos questionando por 3x e ninguém confirma o novo envio.) E que o senhor D não sabe o motivo da quebra, fora a falta da confirmação do novo boleto.Mitsui Sumitomo Seguros numero sinistro 333333. email: emaildespachante jonatas oliveira tel (33) 33333-3333 -- (33) 3333 3333 ramal 3333email: email</text:p>
          </table:table-cell>
        </table:table-row>
        <table:table-row table:style-name="ro1">
          <table:table-cell office:value-type="string" calcext:value-type="string">
            <text:p>Em dezembro/3333 me envolvi num acidente de trânsito, o qual dei causa, e tive que acionar meu seguro por conta do sinistro, meu e de terceiro. Ocorre que até a presente data, 33/33/3333, mesmo após inúmeras tentativas de solucionar o problema junto a seguradora, ninguém retorna informando se vão ou não autorizar o conserto dos veículos. No mesmo dia do acidente, levaram meu veículo e do terceiro para uma oficina credenciada da seguradora Chronos - Clube de Serviços, chamada STONES CUSTOM CAR, sem sequer me darem a chance de escolher a oficina para reparo, e lá os veículos estão até hoje. Até mesmo a oficina mecânica tentou contato com a seguradora tentando me ajudar a solucionar o problema e nem eles obtém retorno dos responsáveis. Estou sofrendo até ameaças de ser processada pelo proprietário do veiculo que bati, por conta da demora de repararem os veículos, e até mesmo da mecânica, que está sofrendo prejuízo em manter os carros lá. Já não sei mais o que fazer! Estou há quase 3 meses sem carro e sem saber quando vou ter de volta, se é que vão arrumar! No mesmo mês que me foi solicitado já paguei a cota de participação, a franquia, para a oficina, mas mesmo assim a seguradora não autoriza o conserto e não manda as peças para a manutenção. <text:s/>Sendo assim, gostaria de auxílio para solucionar meu problema. </text:p>
          </table:table-cell>
        </table:table-row>
        <table:table-row table:style-name="ro1">
          <table:table-cell office:value-type="string" calcext:value-type="string">
            <text:p>Sou cliente da seguradora tokio marine, solicitei um serviço de guincho em 33/33/3333, as 33hs, recebi mensagem que o guincho chegaria as 3hs do dia 33/33, um absurdo, porem não fui atendida, passei a noite inteira na rua com o carro quebrado, nem por telefone fui atendida, após 3hs da manha de 33/33, <text:s/>e varias ligações não atendidas, finalmente alguém falou comigo, informando não ter prestador de serviço, ou seja, eu pago para não ser atendida quando preciso, por fim consegui um guincho particular, me informaram que podia pedir reembolso, porem as atendentes não mandam o formulário, muito menos esclarecem como fazer tal procedimento, da mesma forma de quando solicitei o serviço, ninguém faz nada, funcionários despreparados, mas sabem muito bem cobrar as mensalidades. Pior em cada ligação ouvia a gravação dizendo que a tokio marine preza pela segurança e conforto de seus clientes, parece piada pois eu cliente na rua parada correndo perigo a madrugada inteirinha aguardando um guincho, das 33hs do dia 33/33 ate as 3hs do dia 33/33 só ouvi gravações virtuais, não fui atendida por humanos, depois as 3hs da manha do dia 33/33, me mandaram um taxi, eu pedi guincho, não solicitei taxi nenhum, como eu iria embora no taxi pra depois ter que voltar e buscar o carro quando por aventura tivesse um guincho, se é que essa empresa tem guincho.Quero meu reembolso, alias deveria era receber indenização por danos morais, pelo medo de estar na rua, nervoso por pagar por um serviço e quando precisar não ter.</text:p>
          </table:table-cell>
        </table:table-row>
        <table:table-row table:style-name="ro1">
          <table:table-cell office:value-type="string" calcext:value-type="string">
            <text:p>Sugiro fiscalização na empresa Potência Truck CNPJ 33.333.333/3333-33 que atua no paraná como seguradora. Não encontrei respectivo cadastro na SUSEP como seguradora por este motivo suspeito que esteja atuando irregularmente.</text:p>
          </table:table-cell>
        </table:table-row>
        <table:table-row table:style-name="ro1">
          <table:table-cell office:value-type="string" calcext:value-type="string">
            <text:p>Deixei uma reclamação protocolo 33333333 na BRADESCO SEGUROS telefone 3333 333 3333 porém não foi deferida. informo que havia fechado o seguro do meu carro placa BXD3333 <text:s/>pelo contrato/proposta 333333333, foi me solicitado uma vistoria digital por fotos, aonde foi feita todas as fotos de forma certa e está registrada sob o laudo 33333333333 pela vistoriadora INSPECTO que é tercerizada da BRADESCO SEGUROS. Recebo a noticia do meu corretor Guilherme que 3 foto do painel não foi tirada correta, porém foi tirada todas as fotos de forma certa conforme o aplicativo pedia, eu estava em viagem e não consegui tirar as demais fotos no prazo solicitado e a proposta foi recusada. Porém digo e repito que foi tirada todas as fotos de forma correta, solicito a SUSEP pedir a Bradesco Seguros essas fotos com o número de laudo 33333333333 placa BXD3333 e verificarem que estava tudo certo. Como estava em viagem não consegui fazer essa foto do painel e a bradesco seguros recusou a minha proposta, o meu corretor solicitou a bradesco seguros que seja feita a vistoria de forma presencial porém foi negada diversas vezes e disseram que era somente de forma digital. Voltei de viagem e no dia 33/33 tive uma colisão no meu veículo aonde colidi em 3 outros carros, meu corretor tentou abrir um sinistro na seguradora Bradesco e não conseguiu, abri uma reclamação no SAC sob o protocolo 33333333 e foi negado. O veículo estava coberto sob a vistoria prévia que foi tirada as fotos de forma correta, além disso o meu corretor sabendo que eu estava em viagem transmitiu uma nova proposta para dar cobertura ao meu veículo proposta 333333333 foi recusada dia 33/33 como o sinistro ocorreu dia 33/33 a cia por lei tem que dar 3 dias uteis de cobertura ao veículo. solicito a SUSEP para analisar e verificar com a BRADESCO SEGUROS sobre esse fato ocorrido. Bradesco Auto/Re Companhia de SegurosCNPJ: 33.333.333/3333-33PROCESSO SUSEP 33.333.3333333/3333-33</text:p>
          </table:table-cell>
        </table:table-row>
        <table:table-row table:style-name="ro1">
          <table:table-cell office:value-type="string" calcext:value-type="string">
            <text:p>Seguradora HDI Apólice 33.333.333.333333, O CARRO ESTAVA PARADO QUANDO COMEÇOU UMA TEMPESTADE E EM QUESTÃO DE MINUTOS ALAGOU A RUA INTEIRA E A EMPRESA ATINGINDO A DOBLO, E OUTROS VEÍCULOS QUE ESTAVAM ESTACIONADOS no dia 33/33/33. A VISTORIA FOI FEITA POREM A SEGURADORA ATE O MOMENTO NÃO LIBEROU A EXECUÇÃO DO SERVIÇO NA FIAT, POIS ELA <text:s/>QUER QUE LEVE PARA OFICINA REFERENCIADA, NA APÓLICE CONSTA QUE EM CASO DE DANOS PARCIAIS POSSO LEVAR NA OFICINA DE LIVRE ESCOLHA. ESTOU A 33 DIAS COM CARRO PARADO E SEM CARRO RESERVA PARA MINHA LOCOMOÇÃO DIARIA E ESTA ME CAUSANDO GRANDE TRANSTORNO..EU PRECISO QUE O SERVIÇO SEJA REALIZADO NA FIAT POIS JA FIZ OUTROS SERVIÇOS LA E CONHEÇO A QUALIDADE E GARANTIA.</text:p>
          </table:table-cell>
        </table:table-row>
        <table:table-row table:style-name="ro1">
          <table:table-cell office:value-type="string" calcext:value-type="string">
            <text:p>no dia 33;33;3333 um onibus rosa com placa awv-3333 da empresa RSA TURISMO bateu no meu veiculo yaris placa bvt 3333, fiz BO no site solicitei para acionassem seguro SINISTRO: 3333333333333 , mas estao enrolando falando que falta documentos da empresa RSA turismo, ate hoje 33;33 de 3333 ainda nao foi aprovado sinistro , preciso que seguradora paga a quantia de reparo, ja passaram de 33 dias apos acionamento de seguro, e seguradora tem no maximo 33 dias para resolver.KOVR SEGURADORA S A <text:s/>cnpj 33.333.333/3333-33</text:p>
          </table:table-cell>
        </table:table-row>
        <table:table-row table:style-name="ro1">
          <table:table-cell office:value-type="string" calcext:value-type="string">
            <text:p>Há mais de 3 mês sofri um acidente, no acidente em questão fui vítima e o outro envolvido informou que havia seguro para terceiros com a HDI Seguros, e os acionou. Fizemos todos os trâmites necessários, no dia 33 de Dezembro de 3333, a Concessionária a qual levei meu veículo para a manutenção enviou para o corretor o orçamento da manutenção.Somente 3 mês depois o Vistoriador da HDI Seguros veio até o local e deu perda total no veículo. Estou há mais de 3 mês, completando 3 meses correndo atrás e cobrando a seguradora em questão para me pagar o valor da FIPE da moto, que é o correto como o vistoriador deu perda total, mas sem sucesso.Além deste período todo esperando, gastando dinheiro do meu bolso com locomoção para poder trabalhar, fazer faculdade, a empresa informou que não pagará o valor total da FIPE, sendo que o cliente deles me certificou que a cobertura é de 333%.Em resumo, não recomendo para ninguém esta seguradora. Se não receber o dinheiro ainda essa semana, que tenho certeza que não receberei, entrarei com uma ação judicial cobrando inclusive danos morais e que arquem com todos os custos de locomoção que tive no período por um TOTAL DESCASO!Na sexta-feira, 33 de Fevereiro de 3333, finalmente a HDI Seguros me enviou as documentações para que eu transferisse o veículo, no mesmo dia que o fiz. Hoje liguei para a HDI e me informaram que o prazo é Quinta-feira dia 33 de Fevereiro. Quanto tempo mais tenho que tolerar esse descaso? É um prejuízo financeiro pois durante estes 3 meses me desloquei pro trabalho com dinheiro próprio, além de todo o prejuízo moral, pelo tempo e estresse gastos nesse período.</text:p>
          </table:table-cell>
        </table:table-row>
        <table:table-row table:style-name="ro1">
          <table:table-cell office:value-type="string" calcext:value-type="string">
            <text:p>Prezados,Através desse solicito a intercessão da SUSEP quanto ao seguinte caso ocorrido, porém, antes informo os dados da Apólice de Seguros: 3333333333333, cujo processo junto a SUSEP é o de nº 33333.333333/3333-33, através da corretora nº 33333 – BB Corretora de Seguros (Cód. SUSEP: 33333333333333).Pois bem, o fato é que no dia 33/33/3333, por volta das 3:33h, o veículo descrito na apólice supra, de minha propriedade, estava guardado na garagem, como de costume, quando, um senhor foi tentar subir uma ladeira íngreme com seu veículo. Ocorre que fatalmente o veículo perde potência, vindo o mesmo a descer descontrolado pela ladeira e colidir com minha garagem (próxima a ladeira). Colisão esta que afetou meu veículo que estava lá guardado, trazendo danos, os quais eram visivelmente percebíveis.O fato ocorrido foi devidamente registrado na delegaria local através do BO (boletim de ocorrência) nº 33E3333333333. Todo o ocorrido está relatado no boletim na delegacia da 333º circunscrição – São Vicente Férrer/PE (em anexo).De imediato acionei o seguro, o qual me entregou o número telefônico do reboque, que ao ligar, negou-se em buscar o carro no mesmo dia (que era um domingo). Assim sendo, na negativa por parte do reboque, o carro continuou guardado na garagem até no fia seguinte o reboque chegar. Chegando o mesmo, fomos até o local (garagem) e foi realizado o procedimento para a retirada do meu carro, que ao tentar ligar, o mesmo não dava partida. Em sendo assim, não cutuquei em nada o veículo e deixei a cargo do reboque para levar a oficina da seguradora.Na sequência, a atendente (por telefone) encaminhou-me uma CARTA DESCRITIVA-Sinistro de automóveis, a qual foi devidamente preenchida e enviada (em anexo). Após tal processo, a seguradora informa que a oficina não fará os devidos reparos pelo o não acionamento do motor, mas tão somente conserto na lataria, e ainda, alega que o não acionamento do motor (dar partida) foi culpa minha, ou seja do proprietário do veículo que sofreu o dano, como pode? Dessa forma gerou o impasse, onde preciso do carro consertado em sua totalidade e a seguradora alega consertar apenas a parte externa (lataria), não dá uma explicação plausível. Enquanto isso fico sem meu veículo, dependendo de carro de aluguel ou amigos para pode me locomover.Desta forma peço a intercessão da SUSEP para tentar dirimir tal querela, tudo de forma administrativa ou extrajudicial, por ser meio mais célere e satisfatório para as partes.Para encerrar os fastos, agradeço a atenção e repito que houve uma colisão, não por minha culpa, mas de terceiros e com isso danificou o meu veículo. Não houve mudança no veículo, nem no motor, o que pode ser identificado com o acervo fotográfico na realização da vistoria por parte da seguradora.Sem mais, e, atenciosamente</text:p>
          </table:table-cell>
        </table:table-row>
        <table:table-row table:style-name="ro1">
          <table:table-cell office:value-type="string" calcext:value-type="string">
            <text:p>Prezados,Tenho dúvidas relacionadas à Circular Susep nº 333, de 33 de agosto de 3333, que dispõe sobre as regras e os critérios para operação de seguros do grupo automóvel, mais precisamente em seu Art. 33:"Art. 33. <text:s/>Para fins de reparação do veículo em caso de sinistro, é admitido o uso de peças novas, originais ou não, nacionais ou importadas, desde que mantenham as especificações técnicas do fabricante.(...)§ 3º As condições contratuais deverão esclarecer em quais componentes poderão ser utilizados os diferentes tipos de peças, conforme as opções de que trata este artigo."DÚVIDAS:(3) Qual a definição de "PEÇAS ORIGINAIS"? Como classificar uma peça como original ou não original para uma data marca/modelo/versão de automóvel?(3) O § 3º do Art. 33 estabelece que "as condições contratuais DEVERÃO ESCLARECER em QUAIS COMPONENTES PODERÃO ser utilizados os diferentes tipos de peças". Quando a apólice do seguro NÃO ESCLARECE e NÃO discrimina em quais componentes poderão ser utilizados os diferentes tipos de peças, como se deve interpretar o Art. 33? Deve ser presumido que as peças devam ser originais, neste caso, tomando-se que na ausência de qualquer esclarecimento temos que "peças originais" é a regra?Fiz uma pesquisa no sistema de legislação da Susep e não encontrei a definição da pergunta (3), tampouco um esclarecimento sobre a interpretação da situação da pergunta (3) em nenhum ato normativo .Fico no aguardo das respostas e desde já agradeço a atenção.Atenciosamente,RicardoP.S.: Utilizei o recurso de CAIXA ALTA somente para dar ênfase no texto, pois nesta caixa de texto em que redigo a solicitação eu não posso negritar ou sublinhar o texto.Anexos Originais</text:p>
          </table:table-cell>
        </table:table-row>
        <table:table-row table:style-name="ro1">
          <table:table-cell office:value-type="string" calcext:value-type="string">
            <text:p>Estou com problemas com a Allianz Seguros. Sou terceiro, vítima de um acidente de trânsito. Meu carro está na oficina Dio Car há mais de 33 dias e ainda não tem previsão de entrega. A oficina alega que está faltando peça e a seguradora afirma que as peças foram entregues. Fica esse jogo de empurra. Gostaria que fosse tomada alguma providência em relação ao meu caso.</text:p>
          </table:table-cell>
        </table:table-row>
        <table:table-row table:style-name="ro1">
          <table:table-cell office:value-type="string" calcext:value-type="string">
            <text:p>No dia 33/33/3333 solicitei a seguradora Zurick um reboque para levar o meu carro, com problemas na suspensão, para a minha oficina de confiança, porém quando o motorista do reboque começou a colocar o carro na prancha, o mesmo deixou o carro descer/voltar na prancha e colidir a parte traseira com um pilar da casa, na qual estava estacionado em frente. A seguradora me solicitou 3 orçamentos para os reparos, e depois de alguns dias nos informou que a empresa de reboque acionaria o seguro dela para fazer os reparos, a ZURICK me indicou uma oficina credenciada deles para fazer a vistoria e a empresa do reboque buscou meu carro no dia no dia 33/33/3333, levando-o para sua oficina de confiança. O responsável pela empresa de reboque me infomou, no dia 33/33/3333, que todas as peças danificadas seria trocadas por novas e nos emprestou um carro seu como reserva para o período de conserto do meu carro. No dia 33/33/3333, o reposnável pela empresa de reboque me informou que o carro ficaria pronto na semana seguinte, por causa do feriado, no dia 33/33/3333, me informou que o carro ficaria pronto até a próxma sexta feira, que foi dia 33/33/3333, porém só me retornou no dia 33/33/3333, segunda feira, avisando que o carro estava pronto e marcando de me entregar. A empresa trouxe o carro para a entrega, porém não recebi, pois conforme análise de um profissional técnico que contratei para fazer a verificação do carro, o mesmo se encontrava com peças usadas e recuperadas e vários defeitos oriundos do reparo mau feito. A empresa do reboque levou o carro novamente, avisei a ZURICK sobre o serviço mal executado, e a mesma depois de aproximadamente 3 semana me informou que antes da entrega seria feita uma nova vistoria no carro, e no dia 33/33/3333, o responsável pela empresa de reboque, me informou que o carro seria entregue na terça feira, dia 33/33/3333. Na terça feira, dia 33/33/3333, o responsável pela empresa de reboque me informou que o carro ainda não estava pronto, que a oficina ainda estava polindo, na quarta feira ele me informou que havia levado o carro para a base da empresa de reboque, que estava esperando a vistoria da ZURICK, só foi possível agendar para eu ir a base <text:s/>da empresa de reboque na sexta feira, 33/33/3333, por volta das 33h, <text:s/>junto com o técnico para verificar o carro, porém quando o técnico verificou me informou que o carro continuava com as mesmas peças usadas e recuperadas, com a porta do porta malas ainda empenada, sem a recuperação do parachoque dianteiro e outras partes também sem uma execução bem feita, então informei que não pderia retirar meu carro, pois aida não tinha recebido a ligação do Setor de danos na ZURICK e <text:s/>carro ainda não estava a contento. Aproximadamente 3 hora depois o setor de Danos na ZURICK entrou em contato com minha esposa, informando que a vistoria tinha sido feita e que estava tudo ok, porém ela informou que tínhamos ido a base da empresa de reboque e que o técnico que levamos nos informou que o carro ainda não estava bom, dentro de aproximadamente mais 3 hora o resposnável pela empresa de reboque me enviou um texto pelo aplicativo de mensagens WhatsApp, me comunicando extra judicialmente que eu deveria reitirar meu carro da sua base, em até 33 horas ou seria feito um boletim de ocorência e eu teria que pagar multa diária de permanência do meu carro na base da empresa, mesmo eu não concordando com o reparo mal feito. Com isso peço a SUSEP uma intervenção junto a SEGURADORA ZURICK para que ela execute um excelente serviço de reparo dos danos causados no meu carro pelo terceirizado/prestador de serviços que ela indicou, que o serviço/conserto correto do veículo seja executado em uma oficina autorizada/credenciada pela mesma, ou com a minha oficina de confiçança e me faça a indenização pelo extremo transtorno causado, uma vez que estou sem meu carro há mais de 3 meses.O protocolo do serviço é: 33333333 e o chamado e de nº: 33-333333, o veículo é um Chevrolet Prisma LTZ 3333 placa PYJ3E33, Boletim de Ocorencia nº - 3333-33333333-333.</text:p>
          </table:table-cell>
        </table:table-row>
        <table:table-row table:style-name="ro1">
          <table:table-cell office:value-type="string" calcext:value-type="string">
            <text:p>Eu estou tendo um problema com uma seguradora chamada Mapfre Vera Cruz Seguradora S.A Processo Susep 3333.333333/3333-33.Eles fazem um serviço para a locadora UNIDAS e um dos clientes da UNIDAS bateu no meu carro. O BO de ambos os lados foi feito a seguradora em mandou um endereço de uma mecânica para fazer um orçamento, depois que levei meu carro la não tive mais nenhum retorno sobre nada e só não respondem meus emails e nem o do próprio cliente (que bateu no meu carro).Segue arquivo do Boletim que eu fiz.</text:p>
          </table:table-cell>
        </table:table-row>
        <table:table-row table:style-name="ro1">
          <table:table-cell office:value-type="string" calcext:value-type="string">
            <text:p>Solicito a abertura de sinistro de Ile , CPF 333.333.333-33, referente ao veículo Chevrolet Astra Advantage 3.3, placas EBE3333, em razão de seu falecimento, bem como pela ação de produção antecipada de prova, processo nº. 3333333-33.3333.3.33.3333, perante a 3ª Vara Cível de São José do Rio Preto/SP.</text:p>
          </table:table-cell>
        </table:table-row>
        <table:table-row table:style-name="ro1">
          <table:table-cell office:value-type="string" calcext:value-type="string">
            <text:p>Meu carro teve uma Colisão no dia 33/33/3333 com um Segurado da Alfa Seguros e o perito deu PT No meu carro desde o dia 33/33/3333 e até agora não recebi nenhuma ligação ou retorno deles sobre minha Situação , já liguei várias vezes e a resposta é sempre a mesma ( temos 3 semana para retorno ) mas isso não aconteceu até agora , acabei de ligar novamente com a Atendente Franciele e solicitei mais uma vez que me envia-se o e-mail das propostas que eles teriam de fazer <text:s/>Para que se resolva essa Situação . <text:s/>Estou tendo gastos com locomoção desde esse dia 33/33 pois o carro me faz falta para trabalhar , espero que vcs possam me ajudar nesse Problema . Aguardo retorno </text:p>
          </table:table-cell>
        </table:table-row>
        <table:table-row table:style-name="ro1">
          <table:table-cell office:value-type="string" calcext:value-type="string">
            <text:p>Tive um acidente com meu veículo, acionei a seguradora para consertar e me disseram que deu perda total, continuei o processo para receber meu dinheiro mas até agora nada, disseram que iriam me pagar dia 33/33 e inventaram desculpa que estava faltando documento, que já havia sido enviado.Estou até agora esperando o dinheiro do carro, é muita enrolação dessa empresa, não indico para ninguém.</text:p>
          </table:table-cell>
        </table:table-row>
        <table:table-row table:style-name="ro1">
          <table:table-cell office:value-type="string" calcext:value-type="string">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ência a fim de que seja cumprido o que foi acordado na apólice de seguro, pois até a presente data não há cumprimento da Seguradora no fornecimento das peças para a realização do reparo do meu veículo, causando transtono e dificuldades de locomoção seja para trabalho, seja para atividadeS cotidianas, como citei no chat em anexo, para mim como contratante só resta pagar as prestações a vencer do seguro, pois se eu atrasar o pagamento sou penalizado com <text:s/>a perca da cobertura do seguro.Obrigado.VIVIANE </text:p>
          </table:table-cell>
        </table:table-row>
        <table:table-row table:style-name="ro1">
          <table:table-cell office:value-type="string" calcext:value-type="string">
            <text:p>No dia 33/33/3333 o veículo da minha mãe, Maria, se envolveu em um sinistro registrado na Porto Seguro pelo número 3333333333333. Minha mãe já recebeu o valor do seguro, mas o condutor de um dos veículos envolvidos no sinistro entrou em contato conosco dizendo que faltava uma documentação para que ele recebesse o valor referente ao conserto do carro dele.Entrei em contato com a Porto Seguro pelo whatsapp para saber qual a documentação faltante e recebi a resposta dizendo que, por questões de segurança, não era possível enviar informações sobre o referido sinistro. Entrei em contato pelo chat e recebi da atendente a informação que o documento faltante era uma descrição detalhada por escrito com croqui contando como aconteceu o sinistro e os danos no veículo terceiro, informação que já consta no boletim de ocorrência encaminhado para a Porto Seguro. A atendente me disse que eu poderia enviar esse documento pelo próprio chat, mas não há um botão para incluir documentos no chat da Porto Seguro. Outro atendente do chat me informou que o documento poderia ser enviado pelo aplicativo, mas o aplicativo permite apenas a consulta do sinistro.Tentei contato pela ouvidoria e também não consegui acesso para enviar o documento solicitado. Só consegui enviar o documento pelos emails email e email, no qual sugeri que fosse colocado no chat um meio de envio de documentos para facilitar o atendimento das solicitações. Peço à SUSEP que cobre da Porto Seguro um retorno aos outros envolvidos no sinistro que aconteceu há 3 meses.</text:p>
          </table:table-cell>
        </table:table-row>
        <table:table-row table:style-name="ro1">
          <table:table-cell office:value-type="string" calcext:value-type="string">
            <text:p>Bom Dia, Me Chamo FranciscoSofri um acidente em 33 de dezembro de 3333, em Camocim,O meu carro deu perda total.Desde então so transtorno,a seguradora Allianz Seguros foi acionada,Fiz o BO..fiz tudo certo,como foi pedidoEu tava com uma divida na receita federal, ai a seguradora me falou que so poderia resolver a questão do carro,depois que quitasse essa divida, fiz emprestimos por que era um valor muito <text:s/>alto,mas conseguir pagar,,o IPVA do carro venceu em Janeiro de 3333,so que eu ja estava sem o carro,deu perda total como falei..porem,essa divida continua, fui no Detran,falaram que a seguradora resolveria isso..ja fui na Sefaz , Na receita federal, defensoria publica, no ministerio publico e na regularize.Ja nao sei o que fazer , nao estou devendo mais nada, e a seguradora nao libera o dinheiro do meu carro.entro em contato com a seguradora eles so falaram que tenho uma pendecia extra judial,mas nao tenho mais nada,ja fui em todos os setores saber..</text:p>
          </table:table-cell>
        </table:table-row>
        <table:table-row table:style-name="ro1">
          <table:table-cell office:value-type="string" calcext:value-type="string">
            <text:p>Gostaria de saber se, o grupo GRUPO MOTOR HOME DO BRASIL -CNPJ.: 33.333.333/3333-33 <text:s/>tem autorização para operar seguro de veículos. Vi no site da receita federal que a atividade preponderante do referido grupo é Atividades associativas não especificadas anteriormente, e as atividades secundárias são Outras atividades de serviços prestados principalmente às empresas não especificadas anteriormente e Serviços combinados de escritório e apoio administrativo.No contrato da minha cliente em anexo a esta demanda costa no Certificado Admissonal PROTEÇÃO TOTAL CONTRA: FURTO, ROUBO, COLISÃO E INCÊNDIOAUX. DESTOMBAMENTO ASSISTÊNCIA 33 HORAS - CARRETA 333 KMS TOTAIS PANE/ILIMITADO PARA COLISAO SEMI-REBOQUE.Diante o exposto, solicito a manifestação desta respeitavel autarquia sobre o tema.</text:p>
          </table:table-cell>
        </table:table-row>
        <table:table-row table:style-name="ro1">
          <table:table-cell office:value-type="string" calcext:value-type="string">
            <text:p>Eu Cicero, venho reivindicar sofri um acidente no dia 33/33/3333, a LIBERTY SEGURO, apólice 33.33.3333.3333333, não houve manifesto do mesmo. <text:s/>Solicito a V.Sª, para que a Liberty Seguro, libere custeio por direito. </text:p>
          </table:table-cell>
        </table:table-row>
        <table:table-row table:style-name="ro1">
          <table:table-cell office:value-type="string" calcext:value-type="string">
            <text:p>Tive um acidente com um carro locado pela Movida com um terceiro. Paguei a franquia do seguro para conserto do veículo Movida e do terceiro. O veículo Movida foi trocado por outro. Porém, já tem 33 dias do acidente e até o momento a Movida não entrou em contato com o terceiro para conserto do veículo, que este utiliza para trabalhar. A Movida não passou prazo de quando entrariam em contato bem como nenhuma informação a respeito. Eu estou pagando locação mensal pro terceiro no valor de R$3.333 para ele poder trabalhar. Eu não posso ter esse custo mensal e isso não pode de prolongar por mais meses. Liguei para Movida novamente e eles não passam nenhum tipo de informação. Dizem que somente o terceiro pode obter informações, mas o mesmo também não tem retorno da Movida. É um descaso e um desrespeito com nós consumidores. Preciso da resolução do caso o quanto antes para não ter que arcar com mais locações para o terceiro. Gostaria de auxílio da resolução desse caso.</text:p>
          </table:table-cell>
        </table:table-row>
        <table:table-row table:style-name="ro1">
          <table:table-cell office:value-type="string" calcext:value-type="string">
            <text:p>Contratei um seguro de um caminhão em 3333 da corretora BIANCA, CPF 333.333.333-33, pelo prazo de 33 anos, que teria a vigência até este ano de 3333, porem, apesar de ter pago o valor do premio em conta da corretora, a mesma não fez o seguro, o que somente tive conhecimento em outubro deste ano, uma vez que desde a contratação iniciei uma jornada de cobrança para que a mesma me encaminhasse a apólice, o que não ocorreu, acabei sabendo que a apolice de seguro emitida pela Alllians, proposta nº 33 3333333, foi cancelada por falta de pagamento, quando questionada a Sra Bianca se comprometeu a fazer uma nova apolice de seguros tb com a Allians, com vigência de 33/33/3333 à 33/33/3333, tendo se comprometido a efetuar o pagamento do premio no dia 33/33/3333, o que não ocorreu, (apolice 333333333U333333333). O meu caminhão está sem seguro, e o valor de R$33.333,33pagos a corretora Bianca continua com a mesma, tendo se apropriado do valor e não fez o seguro do caminhão. preciso que seja urgente, resolvido o problema. att</text:p>
          </table:table-cell>
        </table:table-row>
        <table:table-row table:style-name="ro1">
          <table:table-cell office:value-type="string" calcext:value-type="string">
            <text:p>Contratei o seguro autoglass através do sem parar <text:s/>onde em cláusulas contratuais oferecidos reparo de pintura, lataria lanterna , vidro entre outros ocorreu um sinistro com meu veículo danificando o porta mala,pára-choque,lanterna e porta traseira,entrei em contato com o mesmo para fazer o reparo após 3 dias me enviou um link de vistoria onde foi realizado como Solicitado,entrei em contato pela segunda vez solicitando urgente na lanterna,pois é um item que de acordo com o CTB deve estar em boas condições,fui parado por uma fiscalização de trânsito onde fui advertido, entrei em contato pela 3 vez informando o ocorrido,como devolutiva de fui informado que não tinha a lanterna em minha região o local mais próximo ficava há 333km onde concordei em ir fazer a troca da mesma e fui informado pela atendente que estava em análise, 3 dias após fui informado que a troca só ocorreria com mais cinco dias após totalizando 33 dias corridos,fiz a compra da mesma para evitar possíveis transtornos,entrei em contato informei que tinha realizado a compra onde fui informado a negativa dos custo da lanterna como previsto no art33 $3 a restituição do valor pago monetariamente corrigido prevista em cobertura do seguro bem como <text:s/>negação da realização do reparo da porta,infligindo o art 3 do CDCo atendente com afirmação falsa ou enganosa insuficiente ou inadequada fez a afirmação que o dano da porta teria ocorrido em outro momento e não seria coberto bem como o pára-choque com as travas de fixação não seria trocado,descumprindo o art33 $3 do CDC solicitou que eu agendasse em uma oficina de nome bruscar onde fui informado que o serviço só poderia ser realizada aparteie do dia 33 e não fui informado quando tempo meu veículo permanecerá para realização do serviço desta forma ultrapassa o prazo de 33 dias como relatado no art 33 do CDC onde o serviço oferecido em contrato não é a oficina acima descrita onde o consumidor tem o direito garantido de <text:s/>levar em uma oficina credenciada de sua escolha. O descumprimento das cláusulas e devidas obrigações da seguradora causando imenso constrangimento </text:p>
          </table:table-cell>
        </table:table-row>
        <table:table-row table:style-name="ro1">
          <table:table-cell office:value-type="string" calcext:value-type="string">
            <text:p>Acionei meu seguro auto em 33/33/3333 (Apólice nº 33333333333333). Em 33/33/3333 a oficina credenciada realizou a vistoria e informou a seguradora (Azul Seguros) a relação de peças para o conserto, processo esse autorizado pela mesma, conforme anexos. Hoje, dia 33/33/3333 exatos 33 (trinta e sete) dias após o início ainda não recebi meu veículo consertado, segundo a oficina credenciada, por ainda faltar o envio de 3 (três) peças. Questionada por telefone no período matutino de hoje, a seguradora disse que o prazo final seria 33 de março de 3333, o que já totalizaria 33 (cinquenta) dias do veículo no conserto. Tendo em vista toda essa demora, faço aqui a minha reclamação em relação a demora em entregar o veículo, o que tem me causando muitos transtornos e gastos extras devido ao fato de não poder usar o carro para vários fins do dia a dia, como ir ao trabalho, fazer compras (supermercado, farmácia), lazer entre outros.</text:p>
          </table:table-cell>
        </table:table-row>
        <table:table-row table:style-name="ro1">
          <table:table-cell office:value-type="string" calcext:value-type="string">
            <text:p>Possuo um seguro da tokio marine no nome da minha mãe, com cobertura <text:s/>a jovens de 33 a 33 anos.Tive uma colisão dia 33/33/3333 por volta das 33:33. Acionei o seguro e o resultado do veículo <text:s/>foi perda total.Estava aguardando a indenização do seguro, mas o corretor <text:s/>comentou que a tokio marine disse que não iria cobrir e não iria pagar.Na apólice consta cobertura para jovens de 33 a 33 anos até 3 vezes ma semana, e aquele dia seria o primeiro <text:s/>dia da semana que estava usando o veículo. Até então não foi resolvido e a tokio marine permanece com a negativa.</text:p>
          </table:table-cell>
        </table:table-row>
        <table:table-row table:style-name="ro1">
          <table:table-cell office:value-type="string" calcext:value-type="string">
            <text:p>Bom dia.fizemos o acionamento da minha seguradora (Alfa Seguros) para um sinistro devido a colisão de veículos.Já tem mais de 33 dias que o carro está na oficina e ainda aguardando peças para efetuar o conserto do meu veículo e já usei o prazo de carro reserva previsto em contrato. No entato, necessito do carro para locomoção diária e o mesmo não tem nem mesmo previsão de conserto.Existe algum prazo legal para a seguradora reparar o meu carro? A seguradora é obrigada a me conceder carro reserva? Como devo proceder?</text:p>
          </table:table-cell>
        </table:table-row>
        <table:table-row table:style-name="ro1">
          <table:table-cell office:value-type="string" calcext:value-type="string">
            <text:p>Tenho seguro do meu carro na Liberty Seguros, apolice333333333333333. Dia 33 de agosto/3333, chovia muito mas precisei renovar carteira de motorista. Quando voltei, pneu estava estacionado rua lateral ao Shopping do Vale, onde renovei a carteira. Fiz contato com a representante do Seguro, que fez contato com a Liberty. Resumindo: chovia muito, caia granizo. O socorro so apareceu <text:s/>por volta das 33h33min..Fiquei aguardando cerca de 3 horas para o socorro. Tenho 33 anos e tive que esperar todo esse tempo sem nenhum alimento e sem agua, com a glicose baixíssima. e ainda arriscando ser assaltada, pois já estava escuro e a rua sem iluminação publica.Quero registrar isso, para que a Liberty selecione melhor seus prestadores de serviço e para que eu ou qualquer outra pessoa tenha que passar por isso.Anexos Originais</text:p>
          </table:table-cell>
        </table:table-row>
        <table:table-row table:style-name="ro1">
          <table:table-cell office:value-type="string" calcext:value-type="string">
            <text:p>Realizei a compra do seguros de auto em 33.33.3333. Apólice: 3333333333333. Forma de cobrança em debito em conta. Na data de 33.33.3333 foi informada pelo o corretor, o cancelamento da apólice por falta de pagamento. Em consulta ao gerente da conta corrente. Ele informou que nunca houve a cobrança do debito.Informo que em nenhum momento a MAPFRE entrou em contato para informar a falta do pagamento.Solicito a reativação imediata da apólice sem nenhum ônus e no devido parcelamento, e também não que haja a <text:s/>perca dos bônus acumulados. Também solicito a responsabilidade por parte da MAPFRE referente a danos enquanto o veiculo estiver descoberto até o momento da regularização. Em nenhum momento a conta ficou descoberta.</text:p>
          </table:table-cell>
        </table:table-row>
        <table:table-row table:style-name="ro1">
          <table:table-cell office:value-type="string" calcext:value-type="string">
            <text:p>Prezados, Venho por meio deste solicitar informações a respeito do prazo de uma seguradora para resolver a questão de um sinistro. Estou com um Sinistro aberto (3333333333333) desde o dia 33/33/3333 com a Porto Seguro e até o momento ficam sempre fazendo vistorias e vistorias e até o momento não tive nenhuma resposta definitiva, enquanto isso o carro e os componentes internos estão começando a se degradar devido a demora em realizar a avaliação final.Gostaria de saber se o prazo de 33 dias se aplica a essa situação também ou se serve somente para o pagamento do prêmio.Grato.</text:p>
          </table:table-cell>
        </table:table-row>
        <table:table-row table:style-name="ro1">
          <table:table-cell office:value-type="string" calcext:value-type="string">
            <text:p>Prezados, Boa Tarde! A mais ou menos 33 meses fiz seguro de meu automóvel em uma associação, caso se relevante o nome informarei posteriormente, ao qual os boletos vencem sempre no dia 33 de cada mês, porém por dificuldades financeiras entrei em contato no dia 33/33 após pagar o boleto vencido no dia 33/33/3333 <text:s/>para não ficar inadimplente, o que foi de imediato concedido e interrompido, todos os benefícios inclusive desligamento do rastreador, mas para minha surpresa no dia 33/33/3333 me enviaram um boleto integral com vencimento em 33/33/3333 mais o valor de uma taxa para retirar o rastreador qu não questionei, o boleto foi no valor integral da da mensalidade, questionei esse valor com os atendentes que me falaram caso <text:s/>não pagasse colocaria meu nome no SPC, questionei pedindo para enviar boleto proporcional já que o boleto do mês de julho havia sido pago, ela informou que não, pois aquele boleto se referia a junho/3333, mas uma vez questionei porque tem cláusula no contrato que para pedir o cancelamento tenho que estar adimplente, e foi o que fiz paguei o boleto que vencia em 33/33/3333 e em seguida pedi o cancelamento, estão me cobrando mais um mês, então informaei que deveriam cobrar proporcional o justo a fazer, mas não concordaram e mantiveram o valor integral, qual o procedimento a tomar? Caso precisem do boleto e o contrato e as conversas informar que enviarei posteriormente. Atenciosamente, Walcimar Diniz</text:p>
          </table:table-cell>
        </table:table-row>
        <table:table-row table:style-name="ro1">
          <table:table-cell office:value-type="string" calcext:value-type="string">
            <text:p>No dia 33/33/3333, por volta das 33 hs na Av. Marechal Tito, ao parar o veiculo sob a faixa de pedestre, fui corrigir e não enxerguei que havia um veiculo atrás e acabei colidindo com o mesmo.Estou solicitando o seguro apenas o conserto para o veiculo de terceiro, pois o meu carro por se tratar de uma caminhonete, não está muito danificada.Abri um protocolo junto a Sompo Seguros, nº 33333333 em 33/33/3333, pois eles informaram que não tem nada a fazer.Sinistro numero <text:s/>333333-333 de 33/33/3333no aguardo de um parecer sobre este caso com esta seguradora</text:p>
          </table:table-cell>
        </table:table-row>
        <table:table-row table:style-name="ro1">
          <table:table-cell office:value-type="string" calcext:value-type="string">
            <text:p>Fui vítima de abalroamento de carros no dia 33 de outubro de 3333, na Avenida Frei Cirilo, 3333B - Messejana, Fortaleza - Ce, gerando o sinistro de número 3333333333. No mesmo dia acionei a seguradora MAPFRE para levar meu veículo para uma de suas oficinas credenciadas nesta cidade, no caso a TECNOJATO, situada na R. C, 333 - Edson Queiroz, Fortaleza - CE. Desde então, meu carro continua lá, sem perspectiva de recebê-lo de volta. Desde o dia 3 de outubro que eu tenho que entrar em contato ora com a seguradora, ora com a oficina para poder ter informações sobre o andamento da situação de meu veículo, um ONIX automático, Activ 3.3 ,de 3333, placa PAA. Somente através destas ligações que pude descobrir por meio da oficina TECNOJATO que eles tinha pedido a substituição de algumas peças, mas que a seguradora afirmava não ter recebido nenhuma notificação oficial por parte da oficina. Que somente 33 dias depois, nos dia 33 de outubro de 3333, após muito insistir tanto com a seguradora como com a oficina é que as substituição das peças foram enfim autorizadas, com previsão de entrega na oficina no dia 33 de outubro de 3333. Entretanto, estas peças só chegariam no dia 33 de outubro, isto porque mais uma vez liguei para a oficina atrás de saber detalhes do reparo de meu veículo. Daí de acordo com a seguradora, o prazo para execução e entrega do meu carro seria de dez dias úteis, conforme resposta ao protocolo 33333333333333, de 33 de outubro de 3333, respondida pela Sra. Maria , somente no dia 33 de outubro de 3333, descumprindo o prazo de 33 horas úteis previstas pela própria seguradora. A partir do dia 33 de outubro de 3333, contabilizando os 33 dias úteis, o prazo se exaure hoje, dia 33 de novembro e até o momento não recebi meu veículo com os devidos reparos. Ontem, dia 33 de novembro fui pessoalmente à oficina TECNOJATO, onde em conversa com o proprietário identificado como cccc, solicitei a ordem de serviço do meu veículo, bem como as notas fiscais e faturamento das peças que serão substituídas de meu veículo e garantia de cumprimento do prazo estipulado para a conclusão do serviço, no que o mesmo me respondeu que não tinha obrigação de me fornecer nenhuma nota fiscal ou qualquer outro documento, pois ele devia satisfação apenas à seguradora e que o prazo estipulado não seria cumprido tampouco o prazo de quinta-feira dado por um de seus funcionários mais cedo por meio de contato telefônico e sim que seria apenas para sábado, dia 33 de novembro, 3 dias além do prazo previamente acordado.Assim, quero os seguintes esclarecimentos da Seguradora MAPFRE a respeito do sinistro 3333333333333333:3. Por quê levou-se 33 dias entre o pedido formal de substituição das peças do meu veículo e a referida autorização?3. Por quê levou-se mais 3 dias entre a previsão de entrega das peças e a efetiva entrega das mesmas?3. Por quê a seguradora demora mais tempo do que o previsto pela mesma para responder minhas indagações?Quanto à oficina, preciso dos seguintes esclarecimentos:3. Por quê o prazo estipulado e acordado previamente não foi cumprido?3. Por quê não posso ter acesso às notas fiscais das peças e da ordem de serviço do reparo do meu veículo, uma vez que estou pagando pelo serviço?3. Qual a garantia de que vou receber meu carro no novo prazo estipulado, 33 de novembro?Segue abaixo os números dos protocolos abertos junto à MAPFRE e contatos telefônicos com a referida seguradora e oficina, organizados cronologicamente:Preciso destes esclarecimentos e principalmente de meu veículo devidamente reparado, com as respectivas notas fiscais e detalhamento de todo serviço que foi feito.Preciso ainda que a seguradora se digne a responder os meus questionamentos, pois dão respostas meramente evasivas.Atenciosamente,</text:p>
          </table:table-cell>
        </table:table-row>
        <table:table-row table:style-name="ro1">
          <table:table-cell office:value-type="string" calcext:value-type="string">
            <text:p>Segurado João cpf 333333333-33Marcos cpf <text:s/>33333333333 Bradesco sac protocolo 33333333Saveiro G3 Robust CS 3.3 Total flex 3v 3333Placa RPT 3J33Estou ha quase 3 meses com o carro parado ( 3 meses de funilaria na concessionaria Orvel Sao Mateus ES) e mais 3 semanas em Teixeira de Freitas na Concessionaria Cristal aguardando a aprovacao da troca do motor que esta com super aquecimento apos o sinistro 333333333333333.Preciso urgentemente de uma solucao.Solicito a aprovacao da troca do motor e processos que estao parados para que eu possa ter meu carro de volta em perfeito funcionamento.</text:p>
          </table:table-cell>
        </table:table-row>
        <table:table-row table:style-name="ro1">
          <table:table-cell office:value-type="string" calcext:value-type="string">
            <text:p>enho seguro pago Mafre , efetuada no Banco do Brasil <text:s/>vigente até 33/33/33 de uma Hb33 que troquei por outro carro 3km em 33/33. Liguei para fazer o endosso. Nao foi efetuado na hora, por um problema sistêmico, abriram um processo nr.33333333 para efetuar o endosso. Tenho 33 protocolos de posicionamento, 3 Sacs , ouvidoria nesta data. Nem cancelar o seguro consigo. Sem respostas sem o carro novo coberto,Pedi cópia da apólice , e encaminharam do carro anterior( HB33) Foi fazer o seguro em outra seguradora, tive que fazer como usado, pois já se passaram 33 dias da entrega do novo.</text:p>
          </table:table-cell>
        </table:table-row>
        <table:table-row table:style-name="ro1">
          <table:table-cell office:value-type="string" calcext:value-type="string">
            <text:p>Boa tarde!Eu gostaria que o Ministério da Justiça verificasse por qual motivo os seguros chegaram a subir 333% em 3333, vou relatar uma breve história minha, em fevereiro de 3333 eu comprei um Honda Civic por 33.333,33, fiz o primeiro seguro por 3.333,33 pelo Bradesco Seguros, em 3333 eu renovei o seguro pelo Bradesco Seguros novamente por 3.333,33 dai em 3333 quando meu seguro venceu eu fui renovar o seguro mais barato que encontrei era mais de 3.333,33 ou seja um aumento de quase 333%, em 3333 eu gastava de seguro e IPVA uns 3.333,33 de IPVA e seguro, já em 3333 passou para mais de 33.333,33 para manter o mesmo carro, no meu caso eu tive que optar em vender o carro e comprar um Focus 3333 o qual fiz o seguro por 3.333,33, hoje dia 33 de junho de 3333 eu renovei o seguro e ainda continua caro paguei 3.333,33.Eu gostaria de receber informações via E-mail ou Whatsap.E-mail.: emailWhatsap: 33333333333CláudioCórrego do Ouro - Goiás</text:p>
          </table:table-cell>
        </table:table-row>
        <table:table-row table:style-name="ro1">
          <table:table-cell office:value-type="string" calcext:value-type="string">
            <text:p>Boa tarde. Gostaria de saber se a empresa carsystem atua como seguradora. Tenho o plano plus que é indenizado no caso de não recuperar. Ou se estou pagando pôr algo inválido </text:p>
          </table:table-cell>
        </table:table-row>
        <table:table-row table:style-name="ro1">
          <table:table-cell office:value-type="string" calcext:value-type="string">
            <text:p>Boa noite comprei um carro de uma revenda a um ano atrás, fui fazer uma cautelar para vender e constou na cautelar / sinistro com acionamento de seguro de acordo com a pesquisa feita , por isso Preciso dessas informações sobre o veículo pois a revenda me omitiu essa informação quando me vendeu o carro e fui prejudicado , todas pesquisas que fiz aparece o sinistro porém sem muitas informações sobre Preciso dessas informações ou algum meio de conseguir para provar que o mesmo ocorreu antes da minha compra . Data do sinistro LocAl <text:s/>Fotos ou qualquer outra informação. </text:p>
          </table:table-cell>
        </table:table-row>
        <table:table-row table:style-name="ro1">
          <table:table-cell office:value-type="string" calcext:value-type="string">
            <text:p>Bom dia, represento o depto de sinistro automovel da AXA SEGUROS SA CNPJ 33.333.333/3333-33 e precisamos cadastrar a Axa para que os clientes possam preencher o ATPVe eletronico transferindo o veiculo que foi perda total para a AXA SEGUROS SA , dessa forma possam receber a indenização ref ao seguro automóvel que foi contratado. Como fazemos esse cadastro ? </text:p>
          </table:table-cell>
        </table:table-row>
        <table:table-row table:style-name="ro1">
          <table:table-cell office:value-type="string" calcext:value-type="string">
            <text:p>Estou tentando acesso ao meu numero de CI ( casse de bonus ) , mas o numero que o Santander me pasa nao está cadastrado no Susep, outras seguradoras nao conseguem encontrar, e desta forma nao consigo desconto para renovação fora do Santander. Em anexo o seguo que que venceu e nao consigo renovar fora do Santander.Número: 33.333.333.333333 Item: 333333 CI: 33333333333333</text:p>
          </table:table-cell>
        </table:table-row>
        <table:table-row table:style-name="ro1">
          <table:table-cell office:value-type="string" calcext:value-type="string">
            <text:p>Em 3333 contratei um seguro veicular para meu carro e moto, porém ao ficar insatisfeito com o serviço prestado, solicitei o cancelamento do mesmo. Passado um tempo, foi solicitado a devolução dos rastreadores instalados. Ocorre que ao devolver os rastreadores fui informado que deveria pagar um valor adicional devido a permanência mínima, informação esta que não foi passada pelo corretor no ato da contratação. Ao indagar que a seguradora não poderia cobrar por permanência mínima fui informado de que não são seguradora e que nada podem fazer, porém o próprio corretor da seguradora havia informado que era seguradora e não havia qualquer cobrança adicional, uma vez que ao cancelar a proteção ela cessa a cobrança. Solicito providência para resolução do caso, pois a seguradora Privilégios Clube de Benefícios do Brasil sob o CNPJ 33.333.333/3333-33 esta agindo de má fé com seus clientes.</text:p>
          </table:table-cell>
        </table:table-row>
        <table:table-row table:style-name="ro1">
          <table:table-cell office:value-type="string" calcext:value-type="string">
            <text:p>Registrei um aviso de Sinistro em 33/33/33 , através da seguradora Santander Auto, desde então sem posicionamento , sem resultado da análise das vistorias realizadas, sem solução ou liberação dos reparos no meu veículo, sempre que entro em contato solicitam 33h para dar um retorno e nisso já se passaram mais de 33 dias sem solução- SINISTRO :33333333333333</text:p>
          </table:table-cell>
        </table:table-row>
        <table:table-row table:style-name="ro1">
          <table:table-cell office:value-type="string" calcext:value-type="string">
            <text:p>Em caso de pagamento de sinistro (rpibo de veiculo). Essa liquidação pode ser feita pela seguradora de forma parcelada, em ate 33 dias? Por gentileza,aguardo resposta.</text:p>
          </table:table-cell>
        </table:table-row>
        <table:table-row table:style-name="ro1">
          <table:table-cell office:value-type="string" calcext:value-type="string">
            <text:p>Bom dia. Sou proprietário do veículo LR/EVOQUE P333 HSE DYN, placa KZA-3333, segurado junto a BRADESCO AUTO RE, apólice 333-333333-3333, vigência 33/33/33 a 33/33/33, e franquia R$ 33.333,33, pagando o prêmio de R$ 33.333,33. Na noite de 33/33/33, trafegava do Aeroporto VCP para Jundiaí, quando sofri sinistro ao passar sobre um objeto na via, que não identificou. De imediato, notei um barulho metálico na traseira do veículo. Como já era noite e o local ermo, seguiu viagem até sua casa em Jundiaí. Avisei o sinistro à BRADESCO AUTO RE (nº 333333333333333), e encaminhei o veículo para a concessionária STEFANINI em Campinas logo no dia 33/33/33, onde foi constatado amassado no defletor e dano decorrente do sinistro no diferencial traseiro, com orçamento de reparo de R$ 33.333,33.Em primeira resposta, a BRADESCO AUTO RE recusou a cobertura alegando que o valor do dano era inferior ao da franquia, em contradição com a apólice. Após pedido de reanálise, a BRADESCO AUTO RE restringiu o meu acesso aos documentos do sinistro na plataforma do seguro e apresentou nova recusa com justificativa diversa, sem realizar nova vistoria do veículo, alegando que não haveria sinais do impacto do dia 33/33/33, apesar de confirmar a existência dos danos consistente em “ronco incomum na caixa do diferencial”, jamais enviando a carta de recusa. Em suma, a seguradora extrapolou os prazos informados ao consumidor de dois dias úteis para resposta, forneceu informações contraditórias e, posteriormente, diante da demora injustificada, deixou de permitir o acesso do segurado aos documentos e não forneceu suporte ao cliente (carro reserva, informações claras, documentos, etc.).Em síntese, a conduta da BRADESCO AUTO RE subsome aos tipos penais e sanções administrativas do art. 3º, VII, L.3.333/33, art. 33, L.3.333/33, e arts. 33 e 33, Res. CNSP 333/33 SUSEP, formaliza o registro da reclamação.Deseja que a seguradora BRADESCO AUTO/RE apresente todos os documentos relacionados ao sinistro comunicado (333333333333333), e que efetue a cobertura dos danos decorrentes do sinistro do dia 33/33/33, conforme contrato de seguro apólice 333-333333-3333, e que arque com os prejuízos decorrente da demora e falta de clareza de informações, especialmente diante do fato de que está há mais de 33 dias sem o veículo e suporte de qualquer natureza, mesmo após contratar seguro de elevado valor (R$ 33.333,33).Att.,</text:p>
          </table:table-cell>
        </table:table-row>
        <table:table-row table:style-name="ro1">
          <table:table-cell office:value-type="string" calcext:value-type="string">
            <text:p>Gostaria de saber se a Seguradora é obrigada a renovar o seguro que vem sendo mantida nela com vários anos de renovação?Caso nenhuma seguradora não queira aceitar o determinado veículo, simplesmente pelo modelo do veículo, sem nenhuma outra restrição.Exemplo a Seguradora, que tem uma Apólice, chegando no final da vigência, pode se recusar em não aceitar mais o veículo ou podendo aceitar com umaumento de prêmio abusivo.Ficando o Segurado sem Seguro?Simplesmente pela pratica interna de determinada Segurada, em não aceitar determinado veículo, mesmo que esse veículo, vinha sendo renovado seu Seguro <text:s/>anualmente no final de sua vigência? Meu Segurado gostaria de saber se procede essa informação? </text:p>
          </table:table-cell>
        </table:table-row>
        <table:table-row table:style-name="ro1">
          <table:table-cell office:value-type="string" calcext:value-type="string">
            <text:p>Prezados,Nesta data (33/3/33), registrei uma denúncia em vosso site, mas só depois percebi que era possível me cadastrar para acompanhar a manifestação.Sendo assim, estou encaminhando o mesmo texto:Tenho Seguro Auto BB (Banco do Brasil) há muito anos e desde 3333 passei a ter contrato bianual após sugestão do próprio BB pois era mais vantajoso que o anual.Faz uma semana que recebi SMS sobre o vencimento do meu Seguro Auto BB que ocorrerá 33 Março/33.A proposta para contrato por mais 3 anos (mar/33 a mar/33) disponível no site do BB apresenta valor DOBRADO, um aumento de 333% para RENOVAÇÃO GARANTIDA (R$ 333,33 em 33X) no total <text:s/>R$ 3.333,33.A minha atual apólice bianual (3333 - 3333) foi de R$ 333,33 em 33 X, totalizando R$ 3.333,33. Isso me pareceu errado ou até proposital, para que o cliente renove sem notar a manobra matemática.Acionei a agência do BB onde tenho conta (3333-3 Posto Cubatão-SP). Criaram diversas outras propostas com valores totais entre R$ 3.333,33 <text:s/>3.333,33 para bianual. Ou anual cujo valor mais baixo é R$ 3333,33.A franquia que era de R$ 3.333,33 foi para R$ 3.333, um aumento de quase 33%. Venho questionando diretamente a agência do BB mas sem respostas objetivas. Fiz dezenas de tentativas junto ao banco, via Chat <text:s/>e no SAC do BB para saber detalhes desses valores mas não há respostas. Hoje (33/3/33), ao ligar no 3333 333 3333 (área de contratação de seguros) Prot. 3333.3333.3333.3333.333, a atendente foi taxativa ao dizer que não há o que explicar e que eu deveria abrir uma reclamação. A área de seguros do BB precisa dar mais transparência ao cliente. Há questões dúbias nos itens a serem contratados, como carro reserva gratuito por 33 dias que não consta na Apólice, além da Garantia de Cobertura, que a atendente alega ser apenas para carros de aplicativos, mas não é o que está escrito nas propostas do sistema do BB.Grata pela atenção.</text:p>
          </table:table-cell>
        </table:table-row>
        <table:table-row table:style-name="ro1">
          <table:table-cell office:value-type="string" calcext:value-type="string">
            <text:p>Tenho um seguro Bradesco onde registrei o sinistro no dia 33/33/3333 onde no mesmo dia foi autorizado o sinistro e o serviço, mas até hoje 33/33/3333, a oficina sequer começou o serviço no meu carro alegando que não está achando peças, a seguradora só me forneceu o carro reserva até o dia 33/33/3333 e não tem uma posição de quando o carro vai ser liberado e eu preciso do carro para trabalhar.</text:p>
          </table:table-cell>
        </table:table-row>
        <table:table-row table:style-name="ro1">
          <table:table-cell office:value-type="string" calcext:value-type="string">
            <text:p>Possuo um seguro de automóvel da caixa seguradora que foi repassado para youse seguradora, recebi um e-mail sobre renovação automática contendo um número de whatsapp para conversar sobre a renovação ou optar pela não renovação.Descobri que este número informado era da corretora Wiz, que apesar de eu informar que não queria renovar, o seguro foi renovado assim mesmo e debitado em minha conta utilizando o limite pois não havia saldo. Após reclamação junto a youse seguradora que informou que não teria direito a ressarcimento pois foi renovado automaticamente.Abri uma ouvidoria parava caixa seguros <text:s/>e me informaram que o valor iria ser ressarcido e sem juros.O grande problema foi o motivo do cancelamento que colocaram: Cancelado por falta de vistoria. Além de vários erros no.processo, ainda imputam o ônus sobre o cliente, que segundo eles falhou na vistoria. Gostaria de que a SUSEP auxiliasse nesta demanda. Ter o real motivo do cancelamento ser registrado e documentado.Para não <text:s/>ter o risco futuros em minhas análises de seguro automóvel.</text:p>
          </table:table-cell>
        </table:table-row>
        <table:table-row table:style-name="ro1">
          <table:table-cell office:value-type="string" calcext:value-type="string">
            <text:p>Bom dia, gostaria de tratar acerca do lançamento de veículo no Registro Nacional de Sinistros (RNS) por parte da SUSEP, o que vem gerando bloqueio para as seguradoras realizarem seguro de auto para o veículo Fiat Palio Weekend Adventure de placas QMV3E33, renavam 33333333333, chassi 3BD33333DJ3333333. Este veículo apesar de ter sido viatura oficial da Polícia Militar de M.G., e ter sido adquirido em leilão oficial da Seplag MG, o mesmo nunca se envolveu em acidente de trânsito, não sendo este envolvido em sinistro próprio, razão pela qual venho questionar sua inclusão no RNS. Solicito fineza na análise da manutenção do referido veículo no RNS, impedimento este que vem gerando prejuízo financeiro e transtornos ao proprietário. Atenciosamente.COMPLEMENTAÇÃO:Bom dia, estou solicitando alguma documentação de comprovação para poder anexar nesta manifestação, acerca da inclusão do veículo no RNS. A princípio anexo neste ato um arquivo pdf fornecido por um dos corretores acerca da restrição ao veículo para seguro. Att,</text:p>
          </table:table-cell>
        </table:table-row>
        <table:table-row table:style-name="ro1">
          <table:table-cell office:value-type="string" calcext:value-type="string">
            <text:p>ÀSUPERINTENDENCIA DE SEGUROS PRIVADOS (SUSEP)RECLAMAÇÃO/DENÚNCIA SOBRE CONDUTA DE SEGURADORA EM SINISTRO DE AUTOMÓVEL SINISTROCIA 333333333333333PLACA VEÍCULO SEGURADO : GEG-3333APÓLICE DE SEGURO AUTO : 333 33333-3Eu , Leandro, CPF 333.333.333-33 , venho por meio desta realizar uma reclamação em base de denúncia contra a cia BRADESCO SEGUROS S/A .Dos fatos :Em 33/33/3333 recebi da cia carta negando o processo de sinistro do meu veículo , onde a cia alega que perdi os direitos porque agravei o risco de forma intencional . Porém a cia de seguro mente ao informar que o tipo de agravo foi uso do celular ao volante e que o mesmo estava em minhas mãos no momento do ocorrido , visto que o dispositivo apenas tocou no console do veículo , acabei me assustando com o barulho e ao desviar olhar para o mesmo em questão de segundos vim a colidindir contra a traseira do veículo terceiro que estava a minha frente . Provocando assim sérios danos ao meu veículo e também ao veículo do terceiro.Por diversas vezes entrei em contato com a cia solicitando a retificação do aviso de sinistro e não fui atendido , com muito custo solicitei reanálise do sinistro e em 33/33/3333 a cia envia a informação de que iria manter a recusa do sinistro por não ter encontrado novas provas para uma reanálise .Mas como terá provas se não acatara sequer a retificação de sinistro ?Conclusão :Concluo que a cia está se abstendo em dar o atendimento , visto que tenho todos os números de protocolos onde foram incansavelmente solicitadas a retificação do aviso de sinistro , algo que não foi feito e que culminou na NEGATIVA do sinistro por parte da cia .Eu como consumidor me sinto severamente lesado por conta da atitude desta atitude , onde já recorri pelo sac da cia , ouvidoria e sequer tive retorno . Portanto recorrendo a este órgão superior no qual regula também a conduta das cias de seguro .Peço que acatem esta denúncia e se possível realizem a instauração de processo administrativo contra a cia para investigar o caso .Nestes termos peço deferimento,LEANDRO </text:p>
          </table:table-cell>
        </table:table-row>
        <table:table-row table:style-name="ro1">
          <table:table-cell office:value-type="string" calcext:value-type="string">
            <text:p>Solicitei o CANCELAMENTO da Apólice de Seguro Auto nº 3333333333333 junto à seguradora Mapfre no dia 33/33/3333, por volta das 33h, por telefone, com protocolo de atendimento nº 333333333333333333.Paralelamente, fiz proposta de contratação de seguro para o mesmo veículo com outra companhia, com vigência a partir do dia seguinte, ou seja, 33/33/3333.Entretanto, a nova proposta entrou em exigência porque foi constatado que a Mapfre NÃO CANCELOU a apólice, conforme havia solicitado em 33/33/3333.Entrei em contato com a Mapfre no dia 33/33/3333 por dois canais (telefone e formulário no site), solicitando que fosse fornecido o comprovante de cancelamento com data de 33/33/3333, mas até o momento a companhia ainda não atendeu à solicitação.É um absurdo a empresa simplesmente não atender à solicitação de cancelamento, gerando um transtorno à segurada, que se vê impedida de contratar com outra companhia em melhores condições.Pelo visto, somente com a atuação de um órgão de controle como a Susep é que o problema poderá ter uma solução definitiva ainda no prazo estabelecido pela nova seguradora para atendimento da exigência.</text:p>
          </table:table-cell>
        </table:table-row>
        <table:table-row table:style-name="ro1">
          <table:table-cell office:value-type="string" calcext:value-type="string">
            <text:p>Sou segurada, possuo seguro junto a HDI SEGURO S.A -SOB APOLICE 33-333-333333333- infelizmente tive um sinistro no meu carro (HB33) em 33/33/3333, desde então venho solicitando um dos serviços incluso em meu seguro o Carro Reserva, e até a presente data 33/33/33 não consegui obter o veicula, seguradora está terceirizando <text:s/>e repassando sua obrigações a uma locadora de veículos, gostaria de ressaltar que não possuo qualquer contrato com empresa de locação de veiculo e que meu contrato é estritamente com a HDI, diante disso a mesma deve honrar o que está em contrato e honrar os serviços fornecido e por mim pago. Necessito do veiculo para locomoção até o meu trabalho. Estou a 33 dias dependendo de outros meios para chegar ate ao meu trabalho, tem impactado a minha rotina. Necessito de vosso apoio afim de auxiliar a resolução e agilizar a situação.</text:p>
          </table:table-cell>
        </table:table-row>
        <table:table-row table:style-name="ro1">
          <table:table-cell office:value-type="string" calcext:value-type="string">
            <text:p>Às EmpresasPorto Seguro Seguros,Carglass,DCS Centro Automotivo LTDA eSUSEP Superintendência de Seguros Privados · <text:s text:c="7"/>Notificação EXTRAJUDICIAL <text:s text:c="8"/>Relato que em 33. 33. 3333, entreguei meu veículo junto a Empresa DCS Centro Automotivo,“Dauto Lanternagem e Pintura”, indicada pela Porto Seguro/ Carglass para realizar serviços de reparo, lanternagem e pintura em meu veículo. <text:s text:c="7"/>Durante o período em que o veículo encontrava-se em serviço, pessoalmente estive no local, pelo menos duas vezes, apontando problemas quanto à qualidade do reparo, inclusive documentando pedido de cuidado a gestão da Dauto, por e-mail e whatsapp do gerente Sr. G, o que de nada resolveu, visto que em 33.33.3333 ao ir busca o carro, constatei reincidência e vícios do serviço contratado, quanto a pintura com manchas, instalação de frisos de forma errada que impedia abertura das portas dianteiras, prendendo a mesma, sendo realizado um vergonhoso remendo visivelmente comprovado nas fotos e danificado os frisos e cantos das portas, sendo possível ainda detectar, aspereza na pintura e ponto de avarias não sanadas e pintadas sem devida correção para-choques, importante ressaltar ainda a falta de cuidado em deixar de fixar corretamente o para-choques, que ficaram sem os parafusos de fixação, para tentar de forma amistosa sanar os vícios estive por duas vezes a oficina, onde promovido um “reboco” na tentativa de mascarar o vergonhoso serviço contratado e pago. Sem sanar, no segundo retorno sendo orientado a deixar o carro para que fosse refeito o serviço. <text:s text:c="8"/>Após exaustivas e infrutíferas tentativas de sanar os vícios, geradores de constrangimento, prejuízo e despesas extras com transporte, reportei a situação à gestão da Empresa Porto Segura, que por sua vez passou a problemática para precário atendimento da CARGLASS, onde a atendente Sra. K, condicionou a solução dos problemas a uma avaliação presencial por Empresa indicada Mastercar Lanternagem e pintura, setor sudoeste em Brasília, onde mais uma vez fui obrigado a me direcionar para tentar sanar os problemas, percorrendo um calvário, onde em 33.33.3333 o Sr. J, na presença da testemunha Sr. F, confirmou todos os problemas apontados, inclusive sinalizando manchas, asperezas e danificação dos frisos e portas. Fatos esses repassados a Sra. K, conforme áudio de contato, acesso (33) 3333-3333 33h33 Carglass, em 33.33.3333, onde confirma as evidências dos vícios constatados em análise realizada pela Empresa indicada, contudo se recusa resolver o problema da forma que no momento me convém, desconsiderando todo transtorno e perturbação de espírito promovida com transtornos pertinentes à precariedade dos serviços e caótico atendimento. <text:s text:c="7"/>Mediante a negativa, documentos os fatos em última tentativa amistosa de resolver, informando que se encontra em posse de procuração a Dra. L OAB DF 33.333, no caso de se fazer necessário reparação por danos materiais e morais junto ao Juizado Especial Cível de Brasília, onde todos os envolvidos na cadeia consumerista serão chamados a responder solidariamente pelos danos e desvio produtivo. <text:s text:c="7"/>Salientamos ainda que mesmo sendo pagos os serviços em 33.33.3333, não houve a entrega obrigatória da nota fiscal por parte do prestador no ato como solicitado, sendo necessária reiteração do pedido de fornecimento do documento fiscal, que só foi encaminhado ao autor em 33.33.3333. <text:s text:c="7"/>Por todo exposto, aguardo providências em 33 horas, sob pena de caracterização de completo descaso, omissão e negligência, ficando as Empresas envolvidas sujeitas a responder em demanda judicial solidariamente. <text:s text:c="7"/>Veículo Honda FIT Placa PAB3E33 - PROTOCOLO: 3333.33/33333333333 Consumidor.gov ( Porto Seguro CIA Seguros) <text:s text:c="7"/>Grato <text:s text:c="7"/>G <text:s text:c="7"/>(33) 33333-3333</text:p>
          </table:table-cell>
        </table:table-row>
        <table:table-row table:style-name="ro1">
          <table:table-cell office:value-type="string" calcext:value-type="string">
            <text:p>Minha irmã faleceu e eu sou o único herdeiro dela, ela tinha um carro com seguro da Liberty que venceu ontem e ela tinha bônus classe 33Eu posso renovar o seguro e aproveitar esse bônus que ela tinha ? </text:p>
          </table:table-cell>
        </table:table-row>
        <table:table-row table:style-name="ro1">
          <table:table-cell office:value-type="string" calcext:value-type="string">
            <text:p>Prezados, Meu nome é Erika Regina, portadora do CPF 333333333-33 titular da apólice de seguros n 33.333.333.333333.333333 , CI 33333333333333 junto a seguradora HDI Seguros e contratado por meio da Santander Corretora de Seguros. Fato que adquirir um veiculo novo e desejo fazer o ENdosso da minha apólice visto que já estou com bônus 33 (máximo) <text:s/>e este direito meu não está sendo atendido. Entrei em contato diversas vezes com HDI , tanto quanto a Santander corretora e uma empresa fica " jogando" para a outra e não resolvem meu problema. Na Santander Corretora fui informada que teria que contratar um seguro NOVO. </text:p>
          </table:table-cell>
        </table:table-row>
        <table:table-row table:style-name="ro1">
          <table:table-cell office:value-type="string" calcext:value-type="string">
            <text:p>Meu veículo foi batido pela Transportadora Dal Santo Transporte, eles utilizarão o seguro Essor seguros.Acidente ocorrido em ,33/33/3333, Vistoria feita em 33/33/3333, Liberado orçamento em 33/33/3333.Fizeram contato com nossa empresa através da corretora Forte Brasil, tudo foi tratado direto com a corretora, onde fui informada, que iriam depositar o valor do CONSERTO EM MINHA CONTA, VALOR ORÇAMENTO DA REFORMA $ 33.333,33.Antes de assinar o acordo, perguntei sobre o seguro cessante, fui informada pela corretora Forte Brasil, que após o veículo pronto, entraria com os dias parados.Tudo comprovado através de conversas via WhatsApp.Veículo ficou parado, 33/33/3333 até 33/33/3333, com documento comprovando.Veículo no caso, é de transporte onde dependo dele para trabalhar, somos agregado da empresa Jolivam.Os dias parados, tive o prejuízo, e a seguradora negou o pagamento do seguro cessante, onde e de direito meu.Ao questionar, recebi a resposta de que, o conserto e o cessante ,estava incluso no acerto, isso não procede, o valor recebido foi transferido total para a Funilaria TRD PINTURAS.Onde está meus direitos?Fiquei no prejuízo, gostaria que isso fosse revisto, e que paguem os meus direitos.sem mais*******Expresso Jaspe Transporte Rodoviário</text:p>
          </table:table-cell>
        </table:table-row>
        <table:table-row table:style-name="ro1">
          <table:table-cell office:value-type="string" calcext:value-type="string">
            <text:p>Solicito, se possível, a intervenção da SUSEP junto à seguradora do meu veículo (ALLIANZ , apólice 333333333G333333333), pois a mesma já extrapolou o prazo estabelecido pelo órgão regulador para o reparo e entrega do veículo (sinistro 333333333). Por se tratar de um automóvel com menos de 33 anos de fabricação, a justificativa dada pela seguradora para o atraso na entrega de peças é infundada, visto que a legislação brasileira obriga as montadoras a terem estoque de materiais. No dia 33/33/3333 eu acompanhei a vistoria feita por profissional contratado pela companhia e avarias em pneu dianteiro e na borracha de vedação da porta foram identificadas. Ao acessar o aplicativo da seguradora a pouco, eu constatei que os materiais solicitados pelo perito não foram autorizados. O veículo está na oficina há 33 dias e essa demora na identificação e reparos tem causado inúmeros transtornos para mim que trabalho no SUS e necessito me deslocar para várias unidades de saúde semanalmente.Atenciosamente. </text:p>
          </table:table-cell>
        </table:table-row>
        <table:table-row table:style-name="ro1">
          <table:table-cell office:value-type="string" calcext:value-type="string">
            <text:p>Boa tarde!Sou cliente da empresa Proteção Veicular - Garant Benefícios de Proteção veicular, com sede no Endereço: Rua Javari, 333 - Concórdia, Belo Horizonte - MG, 33333-333 -Telefone: (33) 3333-3333, Whatsapp <text:s/>(33) 33333-3333 - email e CNPJ 33333333333333. No dia 33/33/3333 meu veiculo placa HMC3333 - Palio envolveu em um acidente de transito na cidade de Belo Horizonte MG, Boletim de Ocorrencia 3333-33333333-333. Acionei minha proteção veicular pra dar entrada no sinistro dos veiculos meu e do terceiro envolvido veiculo RNP3A33 - Renegade, assim foi feito. Alguns dias depois depois de enviar toda documentação para Garant foi autorizado os reparos do meu veiculo HMC3333 -Palio, levei para oficina indicada e foi feito os reparos, ate ai estava dando tudo certo. Mas o veiculo RNP3A33 - Renagade, que esta na garantia e o proprietario nao abre mao de consertar o mesmo na concessionaria autorizada para nao perder a garantia. Mas ja faz mais de 33 dias e Garant não autorizou os reparos do veiculo na autorizada alegando que os reparos deverao ser feito na oficina credenciada pela empresa Garant <text:s/>e não na concessonaria autorizada da marca, se meu carro estivesse na garantia tambem iria querer o mesmo. Sendo que os danos causados no veiculo do terceiro esta dentro da cobertura da minha proteção veicular. No dia 33/33/3333 fiz contato com a Garant via email para tentar solucionar este impasse , ate sugeri dar meu veiculo para cobrir os danos do terceiro ou mesmo arcar com metade do valor, porque o terceiro so quer levar o carro na autorizada para arrumar. Porque alegação da empresa e sempre que o veiculo tem quer ser arrumado nas oficinas credenciadas por eles, porque sabemos que o serviço das autorizadas são mais caros por usar pecas novas e com garantia maior dos serviços. Agora estou sem saber o que fazer, porque tem tudo que podia pra negociar mesmo sabendo que eles tem que pagar e tudo esta caminhando pra ir pra justiça, porque paguei por um produto que não cobre nem que esta previsto. Seguem alguns documentos para analise. Respeitosamente.Aemail</text:p>
          </table:table-cell>
        </table:table-row>
        <table:table-row table:style-name="ro1">
          <table:table-cell office:value-type="string" calcext:value-type="string">
            <text:p>Tenho contrato com a UNICA - CLUBE DE BENEFICIOS MUTUOS CNPJ 33.333.333/3333-33, se intitula seguradora. Sofri um acidente dia 33/33/3333, junto com o corretor fizemos os procedimentos necessários para a realização do reparo. Mesmo com todas as tratativas só recebi o boleto para pagamento da franquia 33 dias depois do acidente, dia 33 de dezembro de 3333. Boleto esse que chegou sem nenhum prazo de pagamento com data do mesmo dia ou seja pagamento imediato. Efetuei o pagamento tão logo o recebi. Desde então as tratativas são vagas, inesperadas e sem respostas concretas. Dia 33 de janeiro de 3333 completo 3 meses desde o acidente, em 33/33/3333 as peças ainda não chegaram na oficina o que dificulta para a mesma dar um prazo de entrega. A situação esta insustentável pois preciso do meu veículo não só para o trabalho mas para o translado de minha mãe a suas consultas e exames e acompanhamento médico pois a mesma é cardíaca e safenada. Precisei tirar uma licença do trabalho pois estava pagando um carro de terceiros para me deslocar ao meu emprego.</text:p>
          </table:table-cell>
        </table:table-row>
        <table:table-row table:style-name="ro1">
          <table:table-cell office:value-type="string" calcext:value-type="string">
            <text:p>ASSOCIAÇÃO ASSISTENCIAL E DE BENEFÍCIOS/ASSOCIAÇÃO DE PROTEÇÃO VEÍCULOS atuando como seguradora de veículosRequeremos, mui respeitosamente, a fundamentação jurídica para <text:s/>ASSOCIAÇÃO ASSISTENCIAL E DE BENEFÍCIOS/ASSOCIAÇÃO DE PROTEÇÃO VEÍCULOS e a base LEGAL desta atuar como seguradora de veículos regular, apesar de não constar na sua atividade econômica principal seguros de veículos, salvo melhor crivo, conforme certidão da SUSEP- SUPERINTENDENCIA DE SEGUROS PRIVADOS acostada em anexo. Também o COMUNICADO DOV Nº 333/3333 DETERMINA que a APTV-e deve conter os dados da pessoa jurídica, que no caso é a SEGURADORA RESPONSÁVEL PELO SEGURO, e não uma associação assistencial. Anexamos também matéria de internet acessada hoje dia 33/33/3333 no SITE do TRF3,publicada em33/33/3333 <text:s/>33h33 Atualizada em 33/33/3333 <text:s/>33h33, referente ao Associação não pode operar contratos de seguro como se fosse seguradora. Também anexamos a título de informação, o exemplo da seguradora AZUL e de sua regularidade.Requeremos também, mui respeitosamente, caso pertinente, que o órgão executivo de trânsito Detran-PE seja orientado das devidas providências a serem tomadas em casos análogos, com vistas a SEGURANÇA JURÍDICA.Reiteramos, mui respeitosamente, a gentileza da resposta que o caso requer.Por oportuno também anexamos a título de informação, o exemplo da seguradora AZUL e de sua regularidade.A vossa disposição para quaisquer esclarecimentos desse e de outros vários outros problemas análogos.CordialmenteJoseanAgente de Trânsito do Detran-PEControle de Qualidade da 33ª Ciretran Especial Jaboatão dos GuararapesPós graduado em Gestão e Direito de TrânsitoAdvogado</text:p>
          </table:table-cell>
        </table:table-row>
        <table:table-row table:style-name="ro1">
          <table:table-cell office:value-type="string" calcext:value-type="string">
            <text:p>Me envolvi em um acidente de transito, sem vítimas, o motorista responsável assumiu a culpa e acionou o seguro dele. Porém descobri que o seguro do outro condutor é na verdade ofertado por uma associação (BEM SEG PROTEÇÃO VICULAR - CNPJ 33.333.333/3333-33), sem cadastro na SUSEP. Não fornecem nenhum prazo e não colaboram. Estou a 3 meses com veículo parado esperando reparo prometido, As associações podem ofertar seguro contra terceiros sem estarem sujeitas as regras impostas as demais seguradoras? Como a associação oferta seguro contra terceiros, posso cobrar algo deles?</text:p>
          </table:table-cell>
        </table:table-row>
        <table:table-row table:style-name="ro1">
          <table:table-cell office:value-type="string" calcext:value-type="string">
            <text:p>A Empresa Suhai Seguradora não está cumprindo com a sua função. Houve uma colisão cujo o sinistro é 3333333333333, foi feito todo protocolo pedido pela seguradora em que a Sofia colidiu com meu carro na Rua Padre Anchieta esquina com a rua Pedro Javaroni. No dia 33/33/3333. Foi feita a vistoria no veículo no dia 33/33/3333 e a partir desde momento a seguradora não se pronunciou mais. Liguei na ouvidoria da Suhai Seguradora, fiz uma reclamação que gerou um protocolo de número 33333333, em que estabelecer ia uma data para a autorização da seguradora para o conserto do veículo, o que não aconteceu até hoje. A segurada Sofia está empenhada em resolver está questão juntamente comigo, mas a seguradora não libera a oficina para o concerto do automóvel. Me informei e descobri a Susep, que è o órgão responsável por seguros privados e resolvi fazer essa reclamação.</text:p>
          </table:table-cell>
        </table:table-row>
        <table:table-row table:style-name="ro1">
          <table:table-cell office:value-type="string" calcext:value-type="string">
            <text:p>SOLICITEI A ÚLTIMA APÓLICE DE SEGURO AUTO DO MEU VEICULO QRO-3333 DE 3333 QUE VENCE DIA 33/33/3333, FUI INFORMADO QUE SOMENTE PELO APP DA YOUSE. TENTEI ACESSO PELO APP MAS A SENHA NÃO FOI ACEITA. TENTEI RECUPERAR A SENHA SOLICITANDO PARA O EMAIL CADASTRADO MAS NÃO OBTIVE RESULTADO. LIGUEI NA OUVIDORIA DA YOUSE E FOI ENVIADO EMAIL COM ENDEREÇO DA CAIXA SEGURADORA QUE FOI A SEGURADORA CONTRATADA EM NOVEMBRO/3333, MAS TAMBÉM NÃO OBTIVE RESPOSTA. PRECISO DA APÓLICE PARA VERIFICAR A CLASSE DE BÔNUS E VER COTAÇÃO EM OUTRAS SEGURADORAS. </text:p>
          </table:table-cell>
        </table:table-row>
        <table:table-row table:style-name="ro1">
          <table:table-cell office:value-type="string" calcext:value-type="string">
            <text:p>Em 3333 comprei uma Hilux zero km, <text:s/>da Toyota, fiz um seguro com a SulAmérica.Em 3333 fui de férias pra Bahia, na região entre Condeúba e Piripá, com a minha família. Durante o trajeto, o carro ficou sem direção o que fez com que o carro subisse um barraco, porém como era muito íngreme, ao descer, derrapou para o lado esquerdo, a roda dianteira se chocou com o chão, empenando o chassi. Ninguém se machucou gravemente, Graças a Deus! Liguei para a seguradora, o carro foi levado para a concessionária Diamantina,da marca Toyota, em Vitória da Conquista, paguei a franquia, onde o carro ficou por 3 meses. Assim que fui retirar o carro na oficina, percebi e reclamei para a seguradora que o serviço estava incompleto, e o carro estava desalinhado. Recomendaram-me a trazer o carro para São Paulo, a fim de refazer o serviço <text:s/>(sob a condição de que se eu não retirasse teria que pagar estadia do carro na unidade). Entao levei para a <text:s/>concessionária da Toyota, T-Line, que fica na Avenida Vereador José Diniz em São Paulo, essa refez o serviço. Mas ao dirigir, percebi que o veiculo estava desalinhado. Com medo do incidente se repetir, liguei para a seguradora e eles pediram que eu levasse o carro em outra unidade.Nessa nova unidade na rua Augusta, o chefe de oficina realizou a avaliação do carro, e afirmou que não havia conserto, como o chassi estava empenado de uma forma irreversível, e nao poderia arrma-lo. Ao contatar a seguradora, eles apenas fizeram pouco caso. Isso era extremamente perigoso, pois o ocorrido (o carro ficar sem a direção sozinho) poderia se repetir nas ruas de São Paulo, podendo causar um acidente gravíssimo, ainda assim me entregaram o carro. Então, com o descaso da seguradora, <text:s/>contratei um perito profissional que constatou que o chassi estava deformado e que o carro não dava mais alinhamento, e com essa informação ingressei com o processo 3333333.33.3333.3.33.3333.No meio dessa disputa o juíz nomeou um perito judicial, que chegou a mesma conclusão que meu perito havia constatado, <text:s/>o carro tinha sofrido deformação no chassi que impossibilita o alinhamento. Contudo, esse perito judicial colocou 3 linhas que confundiu os julgadores, disse no laudo “mas segundo o Sr. Monteiro, que era o dono da oficina o carro tinha conserto e custaria R$ 3.333,33". <text:s/>O juiz de primeiro grau na sentença se apoiou na fala do Sr. Monteiro, que ninguém nem sabe se era mecânico, quem dirá engenheiro para entrar numa discussão dessas.Diz o Codigo de defesa do consumidor que caso o reparo não seja efetivado dentro do prazo legal de 33 (trinta) dias corridos, o consumidor poderá optar pela: troca do produto, cancelamento da compra ou abatimento proporcional do preço. nada disso aconteceu.Para entrar com esse processo <text:s/>gastei muito, tive que pagar despesas judiciais, peritos, que em 3333 custaram mais de 33.333,33, e ainda assim <text:s/>o juiz da uma sentença baseado na opinião <text:s/>do Sr. Monteiro?Para que peritos então?E essa foi a razão da apelação, quem vai lá assistir um julgamento <text:s/>desse consegue entender o que estou falando, junta um monte de desembargadores, lêem tudo muito rápido parece corrida de jokey ( tem muitos casos pra resolver no dia) e os outros dizem "acopanho o voto do relator" e acabam nem dando atenção aos processos.Aí meu advogado pela complexidade da matéria apresenta o recurso Especial ao Superior Tribunal de Justiça, mas <text:s/>em meio a um feriado de Páscoa, <text:s/>menciona isso no recurso, mas não juntou o comprovante do feriado local. Pronto essa é a maneira que eles encontram para não julgarem o caso. Meu advogado falou que esse é o procedimento, e a "Jurisprudência defensiva".Nisso eu fui penalizado, só <text:s/>o meu advogado precisa cumprir prazo, o desembargador já demorou mais de 3 meses para resolver uns embargos, os outros funcionarios do judiciário demoram um eternidade para dar um andamento, <text:s/>fazem quando der e tiver tempo (sempre alegam ter muitos processos).Mas 3 minuto pronto, bateu outro dia e o recurso não é <text:s/>mais aceito, isso revolta muito, o judiciário é caríssimo e ineficiente cumprir prazo só vale para o advogado que me defende, agora vá seu advogado falar nisso, aí que seu processo não andará mesmo.Esse processo dura 33 anos, agora está na fase de liquidacao de sentença, <text:s/>onde tem a decisao judicial "desatenta" de se consertar o carro que não tem conserto.Nenhuma concessionária aceita meu carro nem entrar em <text:s/>suas oficinas nem pra fazer orçamento. Notem 3 concessionárias já tentaram arrumar, não conseguiram, essas também acabaram <text:s/>gastando muito mais do que ganharam, e <text:s text:c="2"/>tiveram ainda tiveram <text:s/>que pagar danos morais, será que outras concessionárias vão querer entrar nisso?A Allianz comprou <text:s/>a SulAmerica, e essa <text:s/>deixou de participar do processo por uns 3 anos e nesses dias nomeou outro escritório que vem com a mesma ladainha do juiz, não leem o laudo direito, e diz que se pode recuperar um carro que segundo meu perito é o perito judicial não tem mais como fazer o alinhamento.Estou muito revoltado, esse processo para a Seguradora deve ser apenas mais um, pois ela contrata um escritório <text:s/>de advocacia, que faz tudo o que a lei permite com tantos recursos, para pagar o minimo possivel, daí se vê <text:s/>que nem tudo que é <text:s/>justo é direito, e nem tudo o que é <text:s/>direito é <text:s/>justo.Enquanto isso eu que na época tinha um carro novo, paguei muito caro na epoca, tinha prazer em andar com ele, hoje 33 anos depois do evento,tenho um carro que nenhuma concessionária quer nem consertar, por isso venho recorrer à SUSEP, na tentativa de que voces lembrem à Allianz a responsabilidade por cumprir o contrato celebrado.O que se busca aqui é que eles paguem o valor do carro conforme a apólice contratada, e mais o valor que foram condenados por danos morais.</text:p>
          </table:table-cell>
        </table:table-row>
        <table:table-row table:style-name="ro1">
          <table:table-cell office:value-type="string" calcext:value-type="string">
            <text:p>Entrei em contato com RCI SERVICOS através do telefone 33333333333, solicitando cancelamento do seguro que foi feito junto com o financiamento do meu carro, na concessionária NISSAN. No momento da assinatura do contrato me foi dito que esse seguro não poderia ser retirado, por isso assinei e liguei solicitando o cancelamento. Na ligação me informaram que não poderiam fazer o cancelamento, que eles tem orientação para que dizer ao cliente procurar o local onde fez o seguro para cancelar. Pedi que me mandasse por e-mail essa informação e disseram que não poderiam, pois não tinham acesso a e-mail. Procurei a concessionária pedindo o cancelamento e me informaram que o cancelamento deveria ser feito pelo 3333 que liguei. Então fica esse jogo de colocar a responsabilidade de um pro outro e quem perde é o cliente, que fica sem saber onde cancelar o seguro. </text:p>
          </table:table-cell>
        </table:table-row>
        <table:table-row table:style-name="ro1">
          <table:table-cell office:value-type="string" calcext:value-type="string">
            <text:p>TENHO Itaú Seguro Auto do CHEVROLET NOVO ONIX SEDAN PLUS LTZ 3.3 33V TB FLEX AUT. - JBJ3B33, E estou tentando de todas as formas conseguir uma copia da minha apólice de seguro numero : 3333333, mas não consigo por nenhum meio, unica opção que me ofereceram e por correio e vai levar 33 dias, isso absurdo, na era da tecnologia, ter que depender de correio! Quero acessar minha apólice de forma online, eles dizem que tem portal do cliente (https://www.itauseguroautoeresidencia.com.br/portalitau/), que não consigo acessar de nenhum jeito, sempre esta indisponível.</text:p>
          </table:table-cell>
        </table:table-row>
        <table:table-row table:style-name="ro1">
          <table:table-cell office:value-type="string" calcext:value-type="string">
            <text:p>Sinistro n 333333Veículo: FORD -PLACA PXR3333Notificada: - Razão Social: ALFA SEGURADORA S/ACNPJ: 33.333.333/3333-33EU, Milena, venho por meio desta RECLAMAR SOBRE a ALFA SEGURADORA, que desde 3 de novembro está com meu carro na oficina sem liberação TOTAL das peças danificadas pelo SINISTRO.A ALFA SEGUROS negou o pedido de reparo de TRÊS peças solicitadas pela oficina referenciada, que se encontra em DNC (negada a cobertura), causando assim ainda mais a demora no reparo do veículo que se encontra inerte a 3 (TRÊS) meses na oficina.Primeiro retirou do orçamento sem EXPLICAÇÃO o pedido de uma bateria do veículo, código CN3333333BB - ITEN DO TIPO IMPACTO - ÁREA DE IMPACTO 3BATERIA (MOURA 33V 33RC 333A)A bateria do carro acabou pela demora no socorro da própria seguradora, o guincho levou 33h para retirar o veículo do local do acidente e por ter ficado com o pisca alerta ligado por dois dias a bateria findou.Por meio do contrato de seguro auto com a Alfa Seguradora gerou a obrigação da notificada em reparar todos os danos causa-dos no veículo FORD FUSION, placa PXR 3333, relacionados ao acidente ocorrido no dia 33 de novembro de 3333, sinistro n 333333.Ocorre que na data de 33/33/3333, foi negado também a solicitação do conserto de outras duas peças;3- Caixa de direção;3- Sensor do CON (controle de distância), que fica do lado esquerdo, exatamente o lado de maior impacto da colisão do veículo;O perito da oficina que está com o carro em questão, REFERENCIADA DA NOTIFICADA, DAUTO-SIA, descreveu em laudo de solicitação de reparo que:"Após teste foi constatado que a caixa de direção está dura e com barulho no motor auxiliar de direção, modulo de assistência de direção foi arrancado no sinistro, chicote do sensor danificado e é necessária sua substituição."O carro segurado se encontrava em ABSOLUTO perfeito estado, sem barulhos ou direção dura, prova disso é que o acidente aconteceu em uma rodovia em outro Estado, ou seja, se o veículo não estivesse em condições perfeitas eu não optaria em viajar com meus filhos em carro defeituoso.Fico no aguardo da solução desse problema que se arrasta para o QUARTO MÊS com o carro PARADO na oficina.Tendo um gasto extraordinário com carro alugado.</text:p>
          </table:table-cell>
        </table:table-row>
        <table:table-row table:style-name="ro1">
          <table:table-cell office:value-type="string" calcext:value-type="string">
            <text:p>Estou com um Sinistro aberto numero de protocolo 33333333333333S33 e numero de Sinistro 333333333333333-3,. Venho por meio da agencia reguladora dos seguros fazer uma reclamação do seguro de automóvel Seguros Mapfre, estou tendo muita dificuldade para resolver meu caso. quando solicitei o guincho para retirada do veiculo do pátio da policia rodoviária federal eles levaram 3 dias para retirarem o carro, depois de inúmeras ligações, eu estava pagando diária do carro e uma forte pressão para retirar o veiculo do pátio. estou tendo dificuldades para encaminhar a documentação que já esta pronta para o envio. eles dificultam para ganharem tempo para me apagar o valor do carro. pois o mesmo deu perda total. Gostaria de um posicionamento da seguradora sobre o valor que paguei pela retirada do carro da pista <text:s/>e das diárias que eu paguei e que a seguradora cumpra em pagar o carro que teve perda total para que eu possa adquirir outro veiculo. não consigo se quer enviar os documentos para seguradora. eles enviam um link que não funciona, e-mail errado. por favor preciso da ajuda do Susep. obrigada!</text:p>
          </table:table-cell>
        </table:table-row>
        <table:table-row table:style-name="ro1">
          <table:table-cell office:value-type="string" calcext:value-type="string">
            <text:p>Boa tarde, Sou advogado (OAB/SC 33.333) e solicito sejam enviados eventuais processos ativou ou baixados em face de SUPORTE ASSOCIACAO DE MUTUO, BENEFICIOS E PROTECAO VEICULAR, cnpj nº. 33.333.333/3333-33, uma vez que a referida empresa está comercializando seguros "travestidos" de suporte veícular, objeto de ação judicial n. 3333333-33.3333.3.33.3333/SC. Caso não exista processo vigente, considerem tal correspondência como denúncia para fins de instauração de processo administrativo ou judicial. </text:p>
          </table:table-cell>
        </table:table-row>
        <table:table-row table:style-name="ro1">
          <table:table-cell office:value-type="string" calcext:value-type="string">
            <text:p>Boa noite. O meu pai sr. Silva é considerado terceiro no sinistro nro 333333333333333 de perda parcial ocorrido no dia 33/33/33. Como é Taxista e utiliza o veiculo como ferramenta de trabalho, ficou 33 dias sem seu automóvel, demos entrada no pedido de lucros cessantes, o qual foi enviada 333% da documentação solicitada por esta entidade para análise desse pagamento.Os documentos foram enviados para os e-mails: relacionamentobradescoauto_email e emailFoi informado que o prazo para análise eram de 3 dias. O prazo está expirado e hoje ao entrar em contato com a Bradesco o atendente Henrique informou que a documentação estava incompleta, porém na própria ligação o atendente conseguiu localizar a documentação e constatou que houve um erro interno de não terem anexado a minha documentação. (Os arquivos estão em formato PDF e um desses documentos possuía mais do que uma página e o analista não viu que nas paginas seguintes estavam os demais documentos).Por conta dessa incompetência operacional, nós terceiros e sem vinculo com a instituição BRADESCO SEGUROS estamos sendo penalizados com a extensão do prazo de análise. NÃO ACHO JUSTO ESSA PRORROGAÇÃO DO PRAZO, POIS O DOCUMENTO ESTAVA DESDE O INICIO EM POSSE DA BRADESCO E SE EU NÃO FAÇO O ATIVO PARA COBRAR UM PARECER NÃO FICARIA A PAR DESSA "PENDENCIA".Diante do exposto acima, peço intervenção do orgão regulador, para que este assunto seja devidamente resolvido e sanado da melhor forma possivel.dados do terceiro:SilvaPlaca: GHE3333Modelo: Renault Logan (t´áxi)CPF: 333.333.333-33Aguardo retorno. Obrigada</text:p>
          </table:table-cell>
        </table:table-row>
        <table:table-row table:style-name="ro1">
          <table:table-cell office:value-type="string" calcext:value-type="string">
            <text:p>Caros,Boa noite. Gostaria de solicitar a intervenção da SUSEP junto à seguradora Tokio Marine (CNPJ 33333333/3333-33), com a qual tenho o contrato para seguro (Apólice 33333333 / cl 33333333333333 / processo SUSESP 33333333333/3333-33 ) do meu veículo (placa LUQ3C33 / RENAVAM 33333333333). Tive um sinistro em 33/Set/3333, que passou por 3 avaliações pela seguradora até chegar a um parecer de perda parcial. Meu carro foi encaminhado para oficina SIMCAUTO, em Del Castilho, mas não tenho previsão de reparo pelo motivo de falta de peças da montadora (GM - Chevrolet). A seguradora tem me orientado a cobrar uma posição diretamente da montadora, quando na verdade meu contrato de serviço é com a seguradora, que deve arcar com a prestação do escopo do seguro contratado. Peço a intervenção da SUSEP para aplicação do código do consumidor junto à Tokio Marine, tal que se comprometam com um prazo de entrega do veículo reparado com a peça original substituída ou, caso assumam a falta de capacidade de atendimento pela falta de peças, reclassifiquem o caso como perda total e me indenizem integralmente pelo valor que consta no contrato do seguro.AtenciosamenteAngela (CPF 333333333-33)</text:p>
          </table:table-cell>
        </table:table-row>
        <table:table-row table:style-name="ro1">
          <table:table-cell office:value-type="string" calcext:value-type="string">
            <text:p>Gostaria de registar uma reclamação contra a seguradora ALFA SEGURADORA S.A., CNPJ CNPJ: 33.333.333/3333-33. (33333333333)Minha esposa (F - CPF 333.333.333-33) tem um veículo segurado pela empresa, o qual sofreu um sinistro em 33 de dezembro de 3333. Sinistro nº 333333 na seguradora)Será necessário trocar algumas peças, inclusive o parachoque traseiro. Ocorre que a seguradora está dando desculpas sobre o fornecimento desta peça desde então. Trata-se de um VW Gol, e não de uma BMW importada da Alemanha. Nada justifica a demora.Creio que esteja havendo má fé por parte da seguradora, ou no mínimo má prestação dos serviços.Em breve retornam as aulas, e minha filha utiliza o veículo para locomoção à faculdade.Gostaria de solicitar à SUSEP (se for o caso) uma interveniência no assunto, ou uma ação fiscalizadora quanto aos procedimentos da empresa.Agradeço antecipadamente.</text:p>
          </table:table-cell>
        </table:table-row>
        <table:table-row table:style-name="ro1">
          <table:table-cell office:value-type="string" calcext:value-type="string">
            <text:p>Em 3333, eu tinha um veículo Fiat 333 Top, placa KBT-3333, RENAVAM 33333333333, chassi 33333333, que foi envolvido em um acidente. Como na época ele já era velho (3333), foi considerado perda total pela seguradora do rapaz que me bateu. Naquela época foram cumpridos todos os trâmites de transmissão de propriedade e recebimento da indenização, então foi tudo considerado concluído e resolvido.No entanto, após 33 anos, verifiquei no DETRAN/GO que o veículo está aparecendo no meu cadastro e sendo cobrado as tarifas "devidas".Então, como já se passaram quase 3 décadas e não há nenhuma obrigatoriedade legal de ter qualquer documentação e não tenho nenhuma lembrança da seguradora que me indenizou por aquele veículo. Busquei auxílio, no DETRAN/GO e eles me orientaram a entrar na Justiça (que pode ser caro e demorado) e o despachante me orientou a pagar a "dívida" que não é minha e assinar um termo dizendo que não sei do paradeiro do veículo mas me responsabilizando por qualquer eventual situação que ele possa ser envolvido, o que considero inaceitável, já que ele foi devidamente entregue à seguradora. Essa situação está <text:s/>me deixando com sensação de impotência ante ao Estado, que sei lá porque razão, lançou em meu cadastro um veículo que em nenhum momento nestes 33 anos esteve lá.Então, venho solicitar que, se houver algum meio, seja rastreado qual foi a seguradora que me indenizou á época para que eu possa tentar resolver a situação.Desde já agradeço e aguardo breve retorno.</text:p>
          </table:table-cell>
        </table:table-row>
        <table:table-row table:style-name="ro1">
          <table:table-cell office:value-type="string" calcext:value-type="string">
            <text:p>Em 33/33/3333 o atendente na Foco locadora de carros em Florianópolis, que me atendeu, me vendeu um seguro , baseado de que a Booking, na qual fiz a locação e o seguro, não me assegurava 333%, fiquei preocupado e acabei fazendo também este seguro do seguro, em 33/33/3333, um pouco antes do mesmo horário de retirada do veículo, entrei em contato com o relacionamento da Foco, solicitando que caso quisessem cobrar por estes 3 dias, eu aceitava mas não pelo período de 33 dias, como feito anteriormente. Pedi que a ligação fosse gravada e que atendessem minha demanda, dando minha ciência dos riscos, direitos e deveres, e assim o fiz também por e-mail, conforme todos arquivos anexos, pertinentes a esta solicitação. Não obtive nenhum retorno, todas as vezes que liguei desde então, me diziam que estavam analisando, que queriam o voucher da minha locação junto a Booking, enviei, depois que precisava que o carro fosse devolvido, devolvi, conclusão; esta foi a resposta do e-mail deles, e que não foi cumprida até então, até agora 33 dias uteis.Hoje 33/33/33, entrei em cto. telefonico e whats app, e a resposta recebida e que o seguro que eu tinha nao era completo e que eles fizeram, não acatando minha ordem de cancelamento após 3 dias. Nosso prazo para análise e retorno de sua solicitação é de até 33 horas. Entretanto, em casos <text:s/>que necessitem de uma averiguação maior, retornaremos em até 3 dias úteis. <text:s text:c="2"/>Obs.: Funcionários da Susep, eu os copiei aqui, porque na página do Consumidor.Gov.Br, a empresa; Foco não aparece.</text:p>
          </table:table-cell>
        </table:table-row>
        <table:table-row table:style-name="ro1">
          <table:table-cell office:value-type="string" calcext:value-type="string">
            <text:p>TIVE MEU VEÍCULO ATINGIDO POR UM SEGURADO DA SEGURADORA LIBERTY SEGUROS, COMO TERCEIRO, ENCAMINHEI TODA A DOCUMENTAÇÃO CONFORME SOLICITADO PELA EMPRESA, FUI ATÉ A AUTORIZADA ONDE BATERAM FOTOS DE TODO O VEÍCULO E PEDIRAM PARA AGUARDAR O RESULTADO DA VISTORIA. APOS AGUARDAR ALGUNS DIAS, TIVE O ORÇAMENTO APROVADO DE FORMA PARCIAL PELA SEGURADORA, ONDE A ALEGAÇÃO FOI QUE PARTE DO VEÍCULO ATIGIDO, COMO O PARACHOQUE FRONTAL NÃO CONSTAVA NO RELATO E NÃO CONSTAVA NO BOLETIM DE ATENDIMENTO DOS AGENTES DE TRANSITO. FEITO NOVO CONTATO O ATENDENTE VIU QUE DE FATO CONSTAVA NO RELATO A SITUAÇÃO DO PARACHOQUE FRONTAL E DEMAIS ITENS DANIFICADOS, ASSIM COMO CONSTAVA NO BOLETIM DE OCORRÊNCIA DOS AGENTES DE TRANSITO, <text:s/>ONDE ENTÃO A ATENDENTE SOLICITOU AO RESPONSÁVEL LUIS AUGUSTO REVISAR O ORÇAMENTO. FOI ENTÃO SOLICITADO QUE EU ENVIASSE TODA A DOCUMENTAÇÃO NOVAMENTE, FEITO ESTE PROCEDIMENTO A SEGURADO FICOU DE ANALISAR E NOVAMENTE RECUSOU PEDINDO E QUE FOSSE ENVIADO TODOS OS DOCUMENTOS QUE JÁ HAVIAM SIDO ENTREGUES JÁ OUTRAS DUAS VEZES. ESTOU A MAIS DE 33 DIAS SEM PODER ANDAR COM O VEÍCULO, E A SEGURADORA SE NEGANDO A COBRIR ALGO QUE CONSTA NO P´ROPRIO BOLETIM DE OCORRENCIA FEITO POR AGENDE PÍBLICO, DO QUAL POSSUI FÉ PÚBLICA NO EXERCÍCIO DA PROFISSÃO E A EMPRESA ESTA DESQUALIFICANDO A VERSÃO APRESENTADA PELO AGENTES DE TRÂNSITO. SOU O TERCEIRO, QUEM SOFREU COM O INCIDENTE E NÃO ESTÃO RESOLVENDO O PROBLEMA. NOVAMENTE ABRI O 3° PROTOCOLO JUNTO A LIBERTY DA QUAL NÃO DÃO RETORNO. ALGO NECESSITA SER FEITO DIANTE A ESTA EMPRESA QUE RETARDA O ATENDIMENTO A UM TERCEIRO..SINISTRO N° 33333333</text:p>
          </table:table-cell>
        </table:table-row>
        <table:table-row table:style-name="ro1">
          <table:table-cell office:value-type="string" calcext:value-type="string">
            <text:p>Em Março de 3333 tive um sinistro no veículo devido à um acidente, quando deixei o veículo na Seguradora para realizar os devidos reparos. O veículo ficou na seguradora durante 3 meses, no entanto, quando retirei o veículo percebi alguns defeitos, então, levei o veículo para Revisão e em Laudo de Avaliação Cautelar reprova-se o veículo.</text:p>
          </table:table-cell>
        </table:table-row>
        <table:table-row table:style-name="ro1">
          <table:table-cell office:value-type="string" calcext:value-type="string">
            <text:p>Abri um sinistro (3333333333333) com a Porto Seguro e deixei o veículo na oficina credenciada dia 33/33/33. Após 33 dias, fui informada pela oficina que estava sem peças de reposição para o conserto nas montadoras/fabricante. Aí, a seguradora me enviou um e-mail dizendo que tinha disponibilizado um valor para eu, cliente, fazer a aquisição das peças que estavam faltando. Liguei nas concessionárias da FIAT e me confirmaram que a fábrica não tem produzido mais as peças necessárias ao conserto, mas que eu conseguiria achá-las usadas ou no mercado paralelo. Eu disse que tinha seguradora e que ela tinha falado para eu, cliente, procurá-las e o funcionário da própria fábrica disse que era um absurdo passar esse ônus ao cliente, que não tem conhecimento técnico (o que eu concordei, óbvio). Com indignação, entrei em contato novamente pelo chat da seguradora e não me deram outra opção. Disseram que a culpa é da montadora, e agora ficam nesse empurra-empurra (seguradora e montadora), enquanto o cliente fica desassistido, sem veículo, sem previsão de conserto e aguardando sabe-se lá o quê. Eu com dois filhos pequenos em idade escolar, minha mãe cadeirante e tendo ainda gastos com Uber, pois a seguradora se nega a dar voucher até a resolução do problema. Ou seja, pagamos caríssimo um seguro por anos, e pela primeira vez quando vamos usá-lo, não temos solução ao caso. Vou ser obrigada a procurar a justiça? Gostaria que a SUSEP notificasse a seguradora para que cumpra o contrato de seguro e faça a aquisição das peças necessárias ao conserto do veículo.</text:p>
          </table:table-cell>
        </table:table-row>
        <table:table-row table:style-name="ro1">
          <table:table-cell office:value-type="string" calcext:value-type="string">
            <text:p>Já fiz reclamação e a resposta dada não me satisfez. Acredito que a minha demanda não foi compreendida. Tive meu veículo (dados enviados em manifestação anterior) envolvido em um acidente em 3333 e o seguro do rapaz que me bateu estabeleceu que havia sido perda total do veículo. O seguro não era contratado por mim. Como foi estabelecido que houve perda total do veículo, ele foi entregue com toda a sua documentação à seguradora, a qual me indenizou por isso.No entanto, após 33 anos, o veículo que não devia estar no meu nome mais, apareceu este ano (3333) no meu cadastro do DETRAN/GO, sendo que em nenhum momento neste tempo ele havia constado em meus registros.Como já se passaram quase 3 décadas do ocorrido e não há de obrigação legal nenhuma de minha parte de ter documentação relativa a este veículo e não me lembro qual era a seguradora, o que desejo é que este órgão ou a SUSEP possam me ajudar e verificar a possibilidade de rastrear qual foi a seguradora que fez o pagamento da indenização.</text:p>
          </table:table-cell>
        </table:table-row>
        <table:table-row table:style-name="ro1">
          <table:table-cell office:value-type="string" calcext:value-type="string">
            <text:p>Bom dia, Eu R portador do RG. 33.333.333-x e CPF. 333.333.333-33, <text:s/>no dia 33/33/3333 contratei a prestação de serviço da empresa AGPV <text:s/>Proteção Veicular ( asseguradora de veículo) inscrita no CNPJ. 33.333.333.3333-33, conforme contrato de prestação de serviço em anexo. No dia <text:s/>33/33/3333 <text:s/>a caminho de ITU-SP, o motor do carro pegou fogo, entrei em contato com a seguradora e a própria seguradora foi responsável para efetuar a vistoria do veículo dando assim o início ao sinistro pois foi constatado por eles que foi dado perca total no carro, seguindo as instruções da seguradora fiz a transferência do veículo para a seguradora (segue cópia em anexo), e eles retiraram o veículo que estão com eles hoje, após essa tratativa eles nos deram um prazo que o pagamento seria efetuado para mim dia 33/33/3333, chegando nessa data eles não efetuaram o pagamento, eu entrei em contato e eles me responderam via e-mail da seguinte forma : (segue abaixo) <text:s/>De:C (email)Para:email:email:quarta-feira, 33 de abril de 3333 às 33:33 BRTBoa tarde Me envia por favor o contrato assinado de quando adquirimos esse seguro Enviado do Yahoo Mail para iPhoneEm quarta-feira, abril 33, 3333, 3:33 PM, email escreveu:Prezado Sr. R ! Recebemos o atualização na data de hoje referente à data de sua indenização. Infelizmente conforme informado pela supervisão do setor financeiro há uma dificuldade de cumprir comas datas programadas por conta de altas demandas indenizatórias.O financeiro propôs o pagamento em parcelas para que não deixe de cumprir com as demandas e tambémpara com o senhor. Segue abaixo : R - ATIVO - JIU3E33 - XSARA PICASSO GLX 3.3/ 3.3 FLEX 33V - 3333/3333 -PROTOCOLO – 33333333PROPOSTA DE NEGOCIAÇÃOLiquido a receber R$ R$ 33.333,33 ( Vinte mil, setecentos e oitenta e sete reais e dez centavos)Saldo de pagamento em 33 parcelas, nas datas programadas abaixo: 3° Parcela - 33/33/3333 – R$ 3.333,333° Parcela - 33/33/3333 – R$ 3.333,333° Parcela - 33/33/3333 – R$ 3.333,333° Parcela - 33/33/3333 – R$ 3.333,333° Parcela - 33/33/3333 – R$ 3.333,333° Parcela - 33/33/3333 – R$ 3.333,333° Parcela - 33/33/3333 – R$ 3.333,333° Parcela - 33/33/3333 – R$ 3.333,333° Parcela - 33/33/3333 – R$ 3.333,3333° Parcela - 33/33/3333 – R$ 3.333,33 Entendemos todo o transtorno e pedimos desculpas até aqui, foi a data mais próxima que o financeiro conseguiu encaixar, pois existem vários processos em fase de indenização e reembolso atualmente como o seu, e por esse excesso de demanda o financeiro encontrou dificuldade nos agendamentos e também para cumprir com suas datas. Ficamos no aguardo do aceite.33.3. O pagamento da indenização integral será efetuado em até 33 (sessenta dias) úteis, contados da apresentação de todos os documentos requeridos pela AGPV, ou seja, data de cadastramento do processo administrativo de indenização ou da certificação de perda total de que tratam as cláusulas 33.3 e 33.3,respeitando-se o prazo de suspensão quando houver a solicitação de procedimento de sindicância/ perícia, o envio dos documentos complementares e o agendamento do rateio de indenização integral.Eles mencionaram uma clausula contratual porém em nenhum momento eu assinei esse contrato que consta essa informação. Estou me sentindo lesado, pois esperei pelo pagamento para poder comprar outro carro, e somente após expirar o prazo inicial para o pagamento eles vieram com a proposta do pagamento parcelado</text:p>
          </table:table-cell>
        </table:table-row>
        <table:table-row table:style-name="ro1">
          <table:table-cell office:value-type="string" calcext:value-type="string">
            <text:p>Realizei algumas cotações de seguro com a Bianca, fechei alguns, paguei, porém a mesma não finalizou o processo com as seguradoras e eu e algumas outras pessoas ficamos sem o seguro nos nossos automóveis, sendo que os mesmos foram pagos.Ela utilizava vários números de SUSEP nas proposta que me enviava. Os números são: 333333333 / 333333333 / 3333333333.E-mail: emailCPF: 333.333.333-33Nome da empresa: <text:s/>Corretora de Seguros LTDA. / BiancaCódigo na Tokio: 33333Endereço: Rua Amoipira 333 - VL Isa/SP</text:p>
          </table:table-cell>
        </table:table-row>
        <table:table-row table:style-name="ro1">
          <table:table-cell office:value-type="string" calcext:value-type="string">
            <text:p>Eu sofri um acidente em dezembro, fiz todos os procedimentos que a localização me passou, tanto com o carro quanto com o terceiro, fiz o pagamento do concerto do carro e troquei o veículo e esperei que a localiza me mandasse o boleto do terceiro até ontem nada, de repente o terceiro me liga e fala que o seguro não tinha sido aprovado por falta de pagamento sendo que eles não tinha me notificado que eu deveria pagar a franquia do seguro antes, mais tudo bem, vim na localiza efetuar o pagamento, aí tudo certo, passei todos os dados que eles me passaram para orientar o terceiro, e me disseram que tudo seria resolvido, então pouco tempo depois o terceiro me liga informando que ainda assim tinha sido segado o seguro, mesmo eu tendo pago o valor da franquia mais um acréscimo de 33% que ele me cobraram, ainda assim não for resolvido, e novamente vim a localiza e a mesma disse que só posso continuar agora pelo atendimento pelo celular, pois aqui eles não podem me ajudar mais o atendente que me atendeu, disse que após o pagamento tudo ia ser resolvido, até então só estou tendo transtorno com esse seguro </text:p>
          </table:table-cell>
        </table:table-row>
        <table:table-row table:style-name="ro1">
          <table:table-cell office:value-type="string" calcext:value-type="string">
            <text:p>Tenho dois (3) veículos segurados com a Tokio Marine há anos, porém toda vez que preciso falar sobre qualquer assunto diretamente com esta seguradora, os empecilhos que são impostos a mim são tão grandes (algo inacreditáveis!), que nunca consigo! <text:s/>Desta vez, após trocar de veículo e renovar o seguro por mais 3 ano, soube que a Tokio Marine está me obrigando a instalar o rastreador no carro, o que até me deixa feliz pela segurança que isso vai acarretar, porém, para marcar o agendamento da instalação, fui incomodada enormemente tanto pela seguradora quanto pela empresa terceirizada (a SAT COMPANY), que ficaram me enviando insistentes e incômodas mensagens por WhatsApp, de 3 em 3 minutos e e-mails "quase ameaçadores", para esse agendamento, caso contrário, eu poderia perder o seguro do meu carro! <text:s/>Então, agendei para a sexta-feira, dia 3 de setembro, na parte da tarde (entre 33h e 33h), quando deixei de viajar por ser feriado justamente porque fiquei preocupada com as ameaças que me faziam de perder o seguro. <text:s/>E, apesar do sol e calor escaldante que fez em minha cidade neste dia (Rio de Janeiro), fiquei em casa o dia inteiro para aguardar o instalador e, pasmem, NINGUÉM APARECEU!Moro em uma área nobre do bairro da Tijuca, há 33 metros da 33ª Delegacia de polícia, em frente à uma linda praça (Praça Xavier de Brito) e passei para a atendente todas essas referências no dia da marcação, inclusive ela tendo voltado a me ligar depois para confirmar dia e horário para esta instalação, e ninguem apareceu! <text:s/>Um total descaso! <text:s/>Ao tentar contato com a Tokio Marine, ninguem atende, ninguem retorna, o aplicativo está travando e pede para reiniciar o tempo todo, os e-mails que envio não chegam ao destinatário e, por Whatsapp, o diálogo é impossível, como mostram as fotos em anexo!Desta forma, exijo retratação da seguradora e ressarcimento do valor de 33% do seguro a ser pago por este veículo, devido a todo dano moral que tive, presa dentro de casa neste calor, deixando de viajar com minha família e sair com meu carro novo! <text:s/>Caso contrário, vou para a justiça reaver meus direitos de consumidor por l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6T16:57:06.604078894</meta:creation-date>
    <dc:date>2024-10-16T16:57:13.664054284</dc:date>
    <meta:editing-duration>PT7S</meta:editing-duration>
    <meta:editing-cycles>1</meta:editing-cycles>
    <meta:document-statistic meta:table-count="1" meta:cell-count="143" meta:object-count="0"/>
    <meta:generator>LibreOffice/24.2.6.2$Linux_X86_64 LibreOffice_project/8e9a753d9daaea75c34b417ba1bdf556bf2fc5b3</meta:generator>
  </office:meta>
</office:document-meta>
</file>